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75in"/>
    </style:style>
    <style:style style:name="co2" style:family="table-column">
      <style:table-column-properties fo:break-before="auto" style:column-width="4.4134in"/>
    </style:style>
    <style:style style:name="co3" style:family="table-column">
      <style:table-column-properties fo:break-before="auto" style:column-width="0.9236in"/>
    </style:style>
    <style:style style:name="co4" style:family="table-column">
      <style:table-column-properties fo:break-before="auto" style:column-width="0.9717in"/>
    </style:style>
    <style:style style:name="co5" style:family="table-column">
      <style:table-column-properties fo:break-before="auto" style:column-width="1.001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665in"/>
    </style:style>
    <style:style style:name="co8" style:family="table-column">
      <style:table-column-properties fo:break-before="auto" style:column-width="3.8965in"/>
    </style:style>
    <style:style style:name="co9" style:family="table-column">
      <style:table-column-properties fo:break-before="auto" style:column-width="1.1957in"/>
    </style:style>
    <style:style style:name="co10" style:family="table-column">
      <style:table-column-properties fo:break-before="auto" style:column-width="1.5091in"/>
    </style:style>
    <style:style style:name="co11" style:family="table-column">
      <style:table-column-properties fo:break-before="auto" style:column-width="4.1854in"/>
    </style:style>
    <style:style style:name="co12" style:family="table-column">
      <style:table-column-properties fo:break-before="auto" style:column-width="1.2575in"/>
    </style:style>
    <style:style style:name="co13" style:family="table-column">
      <style:table-column-properties fo:break-before="auto" style:column-width="1.0764in"/>
    </style:style>
    <style:style style:name="co14" style:family="table-column">
      <style:table-column-properties fo:break-before="auto" style:column-width="2.8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/>
    <style:style style:name="ce15" style:family="table-cell" style:parent-style-name="Default" style:data-style-name="N121"/>
    <style:style style:name="ce3" style:family="table-cell" style:parent-style-name="Default" style:data-style-name="N121"/>
    <style:style style:name="ce17" style:family="table-cell" style:parent-style-name="Default" style:data-style-name="N121"/>
    <style:style style:name="ce18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/>
    <style:style style:name="ce7" style:family="table-cell" style:parent-style-name="Default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Speed benchmark</text:p>
          </table:table-cell>
          <table:table-cell office:value-type="string" calcext:value-type="string">
            <text:p>Average (us)</text:p>
          </table:table-cell>
          <table:table-cell office:value-type="string" calcext:value-type="string">
            <text:p>Low 95th (us)</text:p>
          </table:table-cell>
          <table:table-cell office:value-type="string" calcext:value-type="string">
            <text:p>High 95th (us)</text:p>
          </table:table-cell>
          <table:table-cell office:value-type="string" calcext:value-type="string">
            <text:p>Std dev (us)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5BitmapAllocatorE - 25 </text:p>
          </table:table-cell>
          <table:table-cell table:style-name="ce15" office:value-type="float" office:value="224.11422" calcext:value-type="float">
            <text:p>224.1142</text:p>
          </table:table-cell>
          <table:table-cell table:style-name="ce17" office:value-type="float" office:value="262.513" calcext:value-type="float">
            <text:p>262.5130</text:p>
          </table:table-cell>
          <table:table-cell table:style-name="ce17" office:value-type="float" office:value="187.532" calcext:value-type="float">
            <text:p>187.5320</text:p>
          </table:table-cell>
          <table:table-cell table:style-name="ce17" office:value-type="float" office:value="23.023292" calcext:value-type="float">
            <text:p>23.0233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5BitmapAllocatorE - 50 </text:p>
          </table:table-cell>
          <table:table-cell table:style-name="ce15" office:value-type="float" office:value="395.61536" calcext:value-type="float">
            <text:p>395.6154</text:p>
          </table:table-cell>
          <table:table-cell table:style-name="ce17" office:value-type="float" office:value="464.353" calcext:value-type="float">
            <text:p>464.3530</text:p>
          </table:table-cell>
          <table:table-cell table:style-name="ce17" office:value-type="float" office:value="331.909" calcext:value-type="float">
            <text:p>331.9090</text:p>
          </table:table-cell>
          <table:table-cell table:style-name="ce17" office:value-type="float" office:value="42.577343" calcext:value-type="float">
            <text:p>42.5773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5BitmapAllocatorE - 75 </text:p>
          </table:table-cell>
          <table:table-cell table:style-name="ce15" office:value-type="float" office:value="574.96913" calcext:value-type="float">
            <text:p>574.9691</text:p>
          </table:table-cell>
          <table:table-cell table:style-name="ce17" office:value-type="float" office:value="673.447" calcext:value-type="float">
            <text:p>673.4470</text:p>
          </table:table-cell>
          <table:table-cell table:style-name="ce17" office:value-type="float" office:value="473.311" calcext:value-type="float">
            <text:p>473.3110</text:p>
          </table:table-cell>
          <table:table-cell table:style-name="ce17" office:value-type="float" office:value="62.537369" calcext:value-type="float">
            <text:p>62.5374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3AllocatorBenchmark_FreeI15BitmapAllocatorE - </text:p>
          </table:table-cell>
          <table:table-cell table:style-name="ce15" office:value-type="float" office:value="29.657651" calcext:value-type="float">
            <text:p>29.6577</text:p>
          </table:table-cell>
          <table:table-cell table:style-name="ce17" office:value-type="float" office:value="30.603" calcext:value-type="float">
            <text:p>30.6030</text:p>
          </table:table-cell>
          <table:table-cell table:style-name="ce17" office:value-type="float" office:value="29.038" calcext:value-type="float">
            <text:p>29.0380</text:p>
          </table:table-cell>
          <table:table-cell table:style-name="ce17" office:value-type="float" office:value="0.56524693" calcext:value-type="float">
            <text:p>0.5652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4BuddyAllocatorE - 25 </text:p>
          </table:table-cell>
          <table:table-cell table:style-name="ce15" office:value-type="float" office:value="951.34749" calcext:value-type="float">
            <text:p>951.3475</text:p>
          </table:table-cell>
          <table:table-cell table:style-name="ce17" office:value-type="float" office:value="1259.737" calcext:value-type="float">
            <text:p>1259.7370</text:p>
          </table:table-cell>
          <table:table-cell table:style-name="ce17" office:value-type="float" office:value="668.518" calcext:value-type="float">
            <text:p>668.5180</text:p>
          </table:table-cell>
          <table:table-cell table:style-name="ce17" office:value-type="float" office:value="180.1149" calcext:value-type="float">
            <text:p>180.1149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4BuddyAllocatorE - 50 </text:p>
          </table:table-cell>
          <table:table-cell table:style-name="ce15" office:value-type="float" office:value="1464.7638" calcext:value-type="float">
            <text:p>1464.7638</text:p>
          </table:table-cell>
          <table:table-cell table:style-name="ce17" office:value-type="float" office:value="1825.456" calcext:value-type="float">
            <text:p>1825.4560</text:p>
          </table:table-cell>
          <table:table-cell table:style-name="ce17" office:value-type="float" office:value="1136.463" calcext:value-type="float">
            <text:p>1136.4630</text:p>
          </table:table-cell>
          <table:table-cell table:style-name="ce17" office:value-type="float" office:value="209.84636" calcext:value-type="float">
            <text:p>209.8464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4BuddyAllocatorE - 75 </text:p>
          </table:table-cell>
          <table:table-cell table:style-name="ce15" office:value-type="float" office:value="1513.6755" calcext:value-type="float">
            <text:p>1513.6755</text:p>
          </table:table-cell>
          <table:table-cell table:style-name="ce17" office:value-type="float" office:value="2185.777" calcext:value-type="float">
            <text:p>2185.7770</text:p>
          </table:table-cell>
          <table:table-cell table:style-name="ce17" office:value-type="float" office:value="992.532" calcext:value-type="float">
            <text:p>992.5320</text:p>
          </table:table-cell>
          <table:table-cell table:style-name="ce17" office:value-type="float" office:value="592.92262" calcext:value-type="float">
            <text:p>592.9226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3AllocatorBenchmark_FreeI14BuddyAllocatorE - </text:p>
          </table:table-cell>
          <table:table-cell table:style-name="ce15" office:value-type="float" office:value="61.00098" calcext:value-type="float">
            <text:p>61.0010</text:p>
          </table:table-cell>
          <table:table-cell table:style-name="ce17" office:value-type="float" office:value="68.272" calcext:value-type="float">
            <text:p>68.2720</text:p>
          </table:table-cell>
          <table:table-cell table:style-name="ce17" office:value-type="float" office:value="54.432" calcext:value-type="float">
            <text:p>54.4320</text:p>
          </table:table-cell>
          <table:table-cell table:style-name="ce17" office:value-type="float" office:value="4.2338966" calcext:value-type="float">
            <text:p>4.2339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9LinkedListAllocatorE - 25 </text:p>
          </table:table-cell>
          <table:table-cell table:style-name="ce15" office:value-type="float" office:value="53.218438" calcext:value-type="float">
            <text:p>53.2184</text:p>
          </table:table-cell>
          <table:table-cell table:style-name="ce17" office:value-type="float" office:value="59.687" calcext:value-type="float">
            <text:p>59.6870</text:p>
          </table:table-cell>
          <table:table-cell table:style-name="ce17" office:value-type="float" office:value="47.893" calcext:value-type="float">
            <text:p>47.8930</text:p>
          </table:table-cell>
          <table:table-cell table:style-name="ce17" office:value-type="float" office:value="4.2492368" calcext:value-type="float">
            <text:p>4.2492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9LinkedListAllocatorE - 50 </text:p>
          </table:table-cell>
          <table:table-cell table:style-name="ce15" office:value-type="float" office:value="72.566951" calcext:value-type="float">
            <text:p>72.5670</text:p>
          </table:table-cell>
          <table:table-cell table:style-name="ce17" office:value-type="float" office:value="82.556" calcext:value-type="float">
            <text:p>82.5560</text:p>
          </table:table-cell>
          <table:table-cell table:style-name="ce17" office:value-type="float" office:value="63.842" calcext:value-type="float">
            <text:p>63.8420</text:p>
          </table:table-cell>
          <table:table-cell table:style-name="ce17" office:value-type="float" office:value="5.484907" calcext:value-type="float">
            <text:p>5.4849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9LinkedListAllocatorE - 75 </text:p>
          </table:table-cell>
          <table:table-cell table:style-name="ce15" office:value-type="float" office:value="91.799275" calcext:value-type="float">
            <text:p>91.7993</text:p>
          </table:table-cell>
          <table:table-cell table:style-name="ce17" office:value-type="float" office:value="104.181" calcext:value-type="float">
            <text:p>104.1810</text:p>
          </table:table-cell>
          <table:table-cell table:style-name="ce17" office:value-type="float" office:value="80.602" calcext:value-type="float">
            <text:p>80.6020</text:p>
          </table:table-cell>
          <table:table-cell table:style-name="ce17" office:value-type="float" office:value="7.4669508" calcext:value-type="float">
            <text:p>7.4670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3AllocatorBenchmark_FreeI19LinkedListAllocatorE - </text:p>
          </table:table-cell>
          <table:table-cell table:style-name="ce15" office:value-type="float" office:value="29.22659" calcext:value-type="float">
            <text:p>29.2266</text:p>
          </table:table-cell>
          <table:table-cell table:style-name="ce17" office:value-type="float" office:value="30.505" calcext:value-type="float">
            <text:p>30.5050</text:p>
          </table:table-cell>
          <table:table-cell table:style-name="ce17" office:value-type="float" office:value="28.528" calcext:value-type="float">
            <text:p>28.5280</text:p>
          </table:table-cell>
          <table:table-cell table:style-name="ce17" office:value-type="float" office:value="0.66162331" calcext:value-type="float">
            <text:p>0.6616</text:p>
          </table:table-cell>
        </table:table-row>
        <table:table-row table:style-name="ro1">
          <table:table-cell office:value-type="string" calcext:value-type="string">
            <text:p>Baseline – O2</text:p>
          </table:table-cell>
          <table:table-cell office:value-type="string" calcext:value-type="string">
            <text:p>24AllocatorBenchmark_AllocI15BitmapAllocatorE - 25 </text:p>
          </table:table-cell>
          <table:table-cell table:style-name="ce15" office:value-type="float" office:value="89.693849" calcext:value-type="float">
            <text:p>89.6938</text:p>
          </table:table-cell>
          <table:table-cell table:style-name="ce17" office:value-type="float" office:value="101.441" calcext:value-type="float">
            <text:p>101.4410</text:p>
          </table:table-cell>
          <table:table-cell table:style-name="ce17" office:value-type="float" office:value="77.536" calcext:value-type="float">
            <text:p>77.5360</text:p>
          </table:table-cell>
          <table:table-cell table:style-name="ce17" office:value-type="float" office:value="8.372284" calcext:value-type="float">
            <text:p>8.3723</text:p>
          </table:table-cell>
        </table:table-row>
        <table:table-row table:style-name="ro1">
          <table:table-cell/>
          <table:table-cell office:value-type="string" calcext:value-type="string">
            <text:p>Speed benchmark</text:p>
          </table:table-cell>
          <table:table-cell table:style-name="ce3" office:value-type="string" calcext:value-type="string">
            <text:p>Average (us)</text:p>
          </table:table-cell>
          <table:table-cell table:style-name="ce17" office:value-type="string" calcext:value-type="string">
            <text:p>Low 95th (us)</text:p>
          </table:table-cell>
          <table:table-cell table:style-name="ce17" office:value-type="string" calcext:value-type="string">
            <text:p>High 95th (us)</text:p>
          </table:table-cell>
          <table:table-cell table:style-name="ce17" office:value-type="string" calcext:value-type="string">
            <text:p>Std dev (us)</text:p>
          </table:table-cell>
        </table:table-row>
        <table:table-row table:style-name="ro1">
          <table:table-cell/>
          <table:table-cell office:value-type="string" calcext:value-type="string">
            <text:p>23AllocatorBenchmark_FreeI12BSTAllocatorE - </text:p>
          </table:table-cell>
          <table:table-cell office:value-type="float" office:value="27.839232" calcext:value-type="float">
            <text:p>27.839232</text:p>
          </table:table-cell>
          <table:table-cell office:value-type="float" office:value="28.755" calcext:value-type="float">
            <text:p>28.755</text:p>
          </table:table-cell>
          <table:table-cell office:value-type="float" office:value="27.234" calcext:value-type="float">
            <text:p>27.234</text:p>
          </table:table-cell>
          <table:table-cell office:value-type="float" office:value="0.50793186" calcext:value-type="float">
            <text:p>0.50793186</text:p>
          </table:table-cell>
        </table:table-row>
        <table:table-row table:style-name="ro1">
          <table:table-cell/>
          <table:table-cell office:value-type="string" calcext:value-type="string">
            <text:p>23AllocatorBenchmark_FreeI14BuddyAllocatorE - </text:p>
          </table:table-cell>
          <table:table-cell office:value-type="float" office:value="29.353814" calcext:value-type="float">
            <text:p>29.353814</text:p>
          </table:table-cell>
          <table:table-cell office:value-type="float" office:value="30.811" calcext:value-type="float">
            <text:p>30.811</text:p>
          </table:table-cell>
          <table:table-cell office:value-type="float" office:value="28.178" calcext:value-type="float">
            <text:p>28.178</text:p>
          </table:table-cell>
          <table:table-cell office:value-type="float" office:value="0.85930583" calcext:value-type="float">
            <text:p>0.85930583</text:p>
          </table:table-cell>
        </table:table-row>
        <table:table-row table:style-name="ro1">
          <table:table-cell/>
          <table:table-cell office:value-type="string" calcext:value-type="string">
            <text:p>23AllocatorBenchmark_FreeI22BitmapAllocatorBestFitE - </text:p>
          </table:table-cell>
          <table:table-cell office:value-type="float" office:value="25.547012" calcext:value-type="float">
            <text:p>25.547012</text:p>
          </table:table-cell>
          <table:table-cell office:value-type="float" office:value="26.355" calcext:value-type="float">
            <text:p>26.355</text:p>
          </table:table-cell>
          <table:table-cell office:value-type="float" office:value="24.974" calcext:value-type="float">
            <text:p>24.974</text:p>
          </table:table-cell>
          <table:table-cell office:value-type="float" office:value="0.43884294" calcext:value-type="float">
            <text:p>0.43884294</text:p>
          </table:table-cell>
        </table:table-row>
        <table:table-row table:style-name="ro1">
          <table:table-cell/>
          <table:table-cell office:value-type="string" calcext:value-type="string">
            <text:p>23AllocatorBenchmark_FreeI22BitmapAllocatorNextFitE - </text:p>
          </table:table-cell>
          <table:table-cell table:style-name="ce15" office:value-type="float" office:value="25.80997" calcext:value-type="float">
            <text:p>25.8100</text:p>
          </table:table-cell>
          <table:table-cell table:style-name="ce17" office:value-type="float" office:value="26.902" calcext:value-type="float">
            <text:p>26.9020</text:p>
          </table:table-cell>
          <table:table-cell table:style-name="ce17" office:value-type="float" office:value="25.256" calcext:value-type="float">
            <text:p>25.2560</text:p>
          </table:table-cell>
          <table:table-cell table:style-name="ce17" office:value-type="float" office:value="0.62327177" calcext:value-type="float">
            <text:p>0.6233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FirstFitE - </text:p>
          </table:table-cell>
          <table:table-cell office:value-type="float" office:value="25.633347" calcext:value-type="float">
            <text:p>25.633347</text:p>
          </table:table-cell>
          <table:table-cell office:value-type="float" office:value="26.584" calcext:value-type="float">
            <text:p>26.584</text:p>
          </table:table-cell>
          <table:table-cell office:value-type="float" office:value="25.126" calcext:value-type="float">
            <text:p>25.126</text:p>
          </table:table-cell>
          <table:table-cell office:value-type="float" office:value="0.54423297" calcext:value-type="float">
            <text:p>0.54423297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WorstFitE - </text:p>
          </table:table-cell>
          <table:table-cell office:value-type="float" office:value="25.843237" calcext:value-type="float">
            <text:p>25.843237</text:p>
          </table:table-cell>
          <table:table-cell office:value-type="float" office:value="26.819" calcext:value-type="float">
            <text:p>26.819</text:p>
          </table:table-cell>
          <table:table-cell office:value-type="float" office:value="24.62" calcext:value-type="float">
            <text:p>24.62</text:p>
          </table:table-cell>
          <table:table-cell office:value-type="float" office:value="0.96939997" calcext:value-type="float">
            <text:p>0.96939997</text:p>
          </table:table-cell>
        </table:table-row>
        <table:table-row table:style-name="ro1">
          <table:table-cell/>
          <table:table-cell office:value-type="string" calcext:value-type="string">
            <text:p>23AllocatorBenchmark_FreeI26LinkedListAllocatorBestFitE - </text:p>
          </table:table-cell>
          <table:table-cell office:value-type="float" office:value="25.769511" calcext:value-type="float">
            <text:p>25.769511</text:p>
          </table:table-cell>
          <table:table-cell office:value-type="float" office:value="27.19" calcext:value-type="float">
            <text:p>27.19</text:p>
          </table:table-cell>
          <table:table-cell office:value-type="float" office:value="25.077" calcext:value-type="float">
            <text:p>25.077</text:p>
          </table:table-cell>
          <table:table-cell office:value-type="float" office:value="0.81208806" calcext:value-type="float">
            <text:p>0.81208806</text:p>
          </table:table-cell>
        </table:table-row>
        <table:table-row table:style-name="ro1">
          <table:table-cell/>
          <table:table-cell office:value-type="string" calcext:value-type="string">
            <text:p>23AllocatorBenchmark_FreeI26LinkedListAllocatorNextFitE - </text:p>
          </table:table-cell>
          <table:table-cell table:style-name="ce15" office:value-type="float" office:value="25.956987" calcext:value-type="float">
            <text:p>25.9570</text:p>
          </table:table-cell>
          <table:table-cell table:style-name="ce17" office:value-type="float" office:value="27.247" calcext:value-type="float">
            <text:p>27.2470</text:p>
          </table:table-cell>
          <table:table-cell table:style-name="ce17" office:value-type="float" office:value="25.27" calcext:value-type="float">
            <text:p>25.2700</text:p>
          </table:table-cell>
          <table:table-cell table:style-name="ce17" office:value-type="float" office:value="0.81573701" calcext:value-type="float">
            <text:p>0.8157</text:p>
          </table:table-cell>
        </table:table-row>
        <table:table-row table:style-name="ro1">
          <table:table-cell/>
          <table:table-cell office:value-type="string" calcext:value-type="string">
            <text:p>23AllocatorBenchmark_FreeI27LinkedListAllocatorFirstFitE - </text:p>
          </table:table-cell>
          <table:table-cell office:value-type="float" office:value="25.799592" calcext:value-type="float">
            <text:p>25.799592</text:p>
          </table:table-cell>
          <table:table-cell office:value-type="float" office:value="27.152" calcext:value-type="float">
            <text:p>27.152</text:p>
          </table:table-cell>
          <table:table-cell office:value-type="float" office:value="25.175" calcext:value-type="float">
            <text:p>25.175</text:p>
          </table:table-cell>
          <table:table-cell office:value-type="float" office:value="0.81437027" calcext:value-type="float">
            <text:p>0.81437027</text:p>
          </table:table-cell>
        </table:table-row>
        <table:table-row table:style-name="ro1">
          <table:table-cell/>
          <table:table-cell office:value-type="string" calcext:value-type="string">
            <text:p>23AllocatorBenchmark_FreeI27LinkedListAllocatorWorstFitE - </text:p>
          </table:table-cell>
          <table:table-cell table:style-name="ce15" office:value-type="float" office:value="26.597011" calcext:value-type="float">
            <text:p>26.5970</text:p>
          </table:table-cell>
          <table:table-cell table:style-name="ce17" office:value-type="float" office:value="28.132" calcext:value-type="float">
            <text:p>28.1320</text:p>
          </table:table-cell>
          <table:table-cell table:style-name="ce17" office:value-type="float" office:value="25.828" calcext:value-type="float">
            <text:p>25.8280</text:p>
          </table:table-cell>
          <table:table-cell table:style-name="ce17" office:value-type="float" office:value="0.83993806" calcext:value-type="float">
            <text:p>0.8399</text:p>
          </table:table-cell>
        </table:table-row>
        <table:table-row table:style-name="ro1">
          <table:table-cell/>
          <table:table-cell office:value-type="string" calcext:value-type="string">
            <text:p>24AllocatorBenchmark_AllocI12BSTAllocatorE - 25 </text:p>
          </table:table-cell>
          <table:table-cell office:value-type="float" office:value="83.955384" calcext:value-type="float">
            <text:p>83.955384</text:p>
          </table:table-cell>
          <table:table-cell office:value-type="float" office:value="97.85" calcext:value-type="float">
            <text:p>97.85</text:p>
          </table:table-cell>
          <table:table-cell office:value-type="float" office:value="72.088" calcext:value-type="float">
            <text:p>72.088</text:p>
          </table:table-cell>
          <table:table-cell office:value-type="float" office:value="7.9192155" calcext:value-type="float">
            <text:p>7.9192155</text:p>
          </table:table-cell>
        </table:table-row>
        <table:table-row table:style-name="ro1">
          <table:table-cell/>
          <table:table-cell office:value-type="string" calcext:value-type="string">
            <text:p>24AllocatorBenchmark_AllocI12BSTAllocatorE - 50 </text:p>
          </table:table-cell>
          <table:table-cell office:value-type="float" office:value="140.18664" calcext:value-type="float">
            <text:p>140.18664</text:p>
          </table:table-cell>
          <table:table-cell office:value-type="float" office:value="165.605" calcext:value-type="float">
            <text:p>165.605</text:p>
          </table:table-cell>
          <table:table-cell office:value-type="float" office:value="116.11" calcext:value-type="float">
            <text:p>116.11</text:p>
          </table:table-cell>
          <table:table-cell office:value-type="float" office:value="15.266912" calcext:value-type="float">
            <text:p>15.266912</text:p>
          </table:table-cell>
        </table:table-row>
        <table:table-row table:style-name="ro1">
          <table:table-cell/>
          <table:table-cell office:value-type="string" calcext:value-type="string">
            <text:p>24AllocatorBenchmark_AllocI12BSTAllocatorE - 75 </text:p>
          </table:table-cell>
          <table:table-cell office:value-type="float" office:value="201.30534" calcext:value-type="float">
            <text:p>201.30534</text:p>
          </table:table-cell>
          <table:table-cell office:value-type="float" office:value="241.321" calcext:value-type="float">
            <text:p>241.321</text:p>
          </table:table-cell>
          <table:table-cell office:value-type="float" office:value="166.959" calcext:value-type="float">
            <text:p>166.959</text:p>
          </table:table-cell>
          <table:table-cell office:value-type="float" office:value="22.529482" calcext:value-type="float">
            <text:p>22.529482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25 </text:p>
          </table:table-cell>
          <table:table-cell office:value-type="float" office:value="110.8561" calcext:value-type="float">
            <text:p>110.8561</text:p>
          </table:table-cell>
          <table:table-cell office:value-type="float" office:value="140.759" calcext:value-type="float">
            <text:p>140.759</text:p>
          </table:table-cell>
          <table:table-cell office:value-type="float" office:value="85.516" calcext:value-type="float">
            <text:p>85.516</text:p>
          </table:table-cell>
          <table:table-cell office:value-type="float" office:value="16.948266" calcext:value-type="float">
            <text:p>16.948266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50 </text:p>
          </table:table-cell>
          <table:table-cell office:value-type="float" office:value="155.07158" calcext:value-type="float">
            <text:p>155.07158</text:p>
          </table:table-cell>
          <table:table-cell office:value-type="float" office:value="187.192" calcext:value-type="float">
            <text:p>187.192</text:p>
          </table:table-cell>
          <table:table-cell office:value-type="float" office:value="124.251" calcext:value-type="float">
            <text:p>124.251</text:p>
          </table:table-cell>
          <table:table-cell office:value-type="float" office:value="19.424891" calcext:value-type="float">
            <text:p>19.424891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75 </text:p>
          </table:table-cell>
          <table:table-cell table:style-name="ce15" office:value-type="float" office:value="160.25416" calcext:value-type="float">
            <text:p>160.2542</text:p>
          </table:table-cell>
          <table:table-cell table:style-name="ce17" office:value-type="float" office:value="220.852" calcext:value-type="float">
            <text:p>220.8520</text:p>
          </table:table-cell>
          <table:table-cell table:style-name="ce17" office:value-type="float" office:value="113.032" calcext:value-type="float">
            <text:p>113.0320</text:p>
          </table:table-cell>
          <table:table-cell table:style-name="ce17" office:value-type="float" office:value="54.431959" calcext:value-type="float">
            <text:p>54.4320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25 </text:p>
          </table:table-cell>
          <table:table-cell office:value-type="float" office:value="659.99615" calcext:value-type="float">
            <text:p>659.99615</text:p>
          </table:table-cell>
          <table:table-cell office:value-type="float" office:value="675.146" calcext:value-type="float">
            <text:p>675.146</text:p>
          </table:table-cell>
          <table:table-cell office:value-type="float" office:value="643.084" calcext:value-type="float">
            <text:p>643.084</text:p>
          </table:table-cell>
          <table:table-cell office:value-type="float" office:value="20.82063" calcext:value-type="float">
            <text:p>20.82063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50 </text:p>
          </table:table-cell>
          <table:table-cell office:value-type="float" office:value="667.65547" calcext:value-type="float">
            <text:p>667.65547</text:p>
          </table:table-cell>
          <table:table-cell office:value-type="float" office:value="696.877" calcext:value-type="float">
            <text:p>696.877</text:p>
          </table:table-cell>
          <table:table-cell office:value-type="float" office:value="633.236" calcext:value-type="float">
            <text:p>633.236</text:p>
          </table:table-cell>
          <table:table-cell office:value-type="float" office:value="31.23605" calcext:value-type="float">
            <text:p>31.23605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75 </text:p>
          </table:table-cell>
          <table:table-cell office:value-type="float" office:value="667.28599" calcext:value-type="float">
            <text:p>667.28599</text:p>
          </table:table-cell>
          <table:table-cell office:value-type="float" office:value="702.972" calcext:value-type="float">
            <text:p>702.972</text:p>
          </table:table-cell>
          <table:table-cell office:value-type="float" office:value="634.911" calcext:value-type="float">
            <text:p>634.911</text:p>
          </table:table-cell>
          <table:table-cell office:value-type="float" office:value="26.355336" calcext:value-type="float">
            <text:p>26.355336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NextFitE - 25 </text:p>
          </table:table-cell>
          <table:table-cell office:value-type="float" office:value="30.854144" calcext:value-type="float">
            <text:p>30.854144</text:p>
          </table:table-cell>
          <table:table-cell office:value-type="float" office:value="40.054" calcext:value-type="float">
            <text:p>40.054</text:p>
          </table:table-cell>
          <table:table-cell office:value-type="float" office:value="27.203" calcext:value-type="float">
            <text:p>27.203</text:p>
          </table:table-cell>
          <table:table-cell office:value-type="float" office:value="4.2213287" calcext:value-type="float">
            <text:p>4.2213287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NextFitE - 50 </text:p>
          </table:table-cell>
          <table:table-cell office:value-type="float" office:value="30.332097" calcext:value-type="float">
            <text:p>30.332097</text:p>
          </table:table-cell>
          <table:table-cell office:value-type="float" office:value="42.352" calcext:value-type="float">
            <text:p>42.352</text:p>
          </table:table-cell>
          <table:table-cell office:value-type="float" office:value="26.941" calcext:value-type="float">
            <text:p>26.941</text:p>
          </table:table-cell>
          <table:table-cell office:value-type="float" office:value="5.2311824" calcext:value-type="float">
            <text:p>5.2311824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NextFitE - 75 </text:p>
          </table:table-cell>
          <table:table-cell office:value-type="float" office:value="30.5247" calcext:value-type="float">
            <text:p>30.5247</text:p>
          </table:table-cell>
          <table:table-cell office:value-type="float" office:value="47.746" calcext:value-type="float">
            <text:p>47.746</text:p>
          </table:table-cell>
          <table:table-cell office:value-type="float" office:value="26.888" calcext:value-type="float">
            <text:p>26.888</text:p>
          </table:table-cell>
          <table:table-cell office:value-type="float" office:value="6.4940032" calcext:value-type="float">
            <text:p>6.4940032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25 </text:p>
          </table:table-cell>
          <table:table-cell office:value-type="float" office:value="92.097422" calcext:value-type="float">
            <text:p>92.097422</text:p>
          </table:table-cell>
          <table:table-cell office:value-type="float" office:value="104.455" calcext:value-type="float">
            <text:p>104.455</text:p>
          </table:table-cell>
          <table:table-cell office:value-type="float" office:value="80.049" calcext:value-type="float">
            <text:p>80.049</text:p>
          </table:table-cell>
          <table:table-cell office:value-type="float" office:value="7.8137664" calcext:value-type="float">
            <text:p>7.8137664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50 </text:p>
          </table:table-cell>
          <table:table-cell office:value-type="float" office:value="150.78224" calcext:value-type="float">
            <text:p>150.78224</text:p>
          </table:table-cell>
          <table:table-cell office:value-type="float" office:value="172.235" calcext:value-type="float">
            <text:p>172.235</text:p>
          </table:table-cell>
          <table:table-cell office:value-type="float" office:value="130.705" calcext:value-type="float">
            <text:p>130.705</text:p>
          </table:table-cell>
          <table:table-cell office:value-type="float" office:value="13.450027" calcext:value-type="float">
            <text:p>13.450027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75 </text:p>
          </table:table-cell>
          <table:table-cell table:style-name="ce15" office:value-type="float" office:value="206.13982" calcext:value-type="float">
            <text:p>206.1398</text:p>
          </table:table-cell>
          <table:table-cell table:style-name="ce17" office:value-type="float" office:value="237.623" calcext:value-type="float">
            <text:p>237.6230</text:p>
          </table:table-cell>
          <table:table-cell table:style-name="ce17" office:value-type="float" office:value="175.636" calcext:value-type="float">
            <text:p>175.6360</text:p>
          </table:table-cell>
          <table:table-cell table:style-name="ce17" office:value-type="float" office:value="19.016542" calcext:value-type="float">
            <text:p>19.0165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25 </text:p>
          </table:table-cell>
          <table:table-cell table:style-name="ce15" office:value-type="float" office:value="688.18852" calcext:value-type="float">
            <text:p>688.1885</text:p>
          </table:table-cell>
          <table:table-cell table:style-name="ce17" office:value-type="float" office:value="712.471" calcext:value-type="float">
            <text:p>712.4710</text:p>
          </table:table-cell>
          <table:table-cell table:style-name="ce17" office:value-type="float" office:value="660.404" calcext:value-type="float">
            <text:p>660.4040</text:p>
          </table:table-cell>
          <table:table-cell table:style-name="ce17" office:value-type="float" office:value="22.839652" calcext:value-type="float">
            <text:p>22.8397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50 </text:p>
          </table:table-cell>
          <table:table-cell table:style-name="ce15" office:value-type="float" office:value="715.12101" calcext:value-type="float">
            <text:p>715.1210</text:p>
          </table:table-cell>
          <table:table-cell table:style-name="ce17" office:value-type="float" office:value="747.325" calcext:value-type="float">
            <text:p>747.3250</text:p>
          </table:table-cell>
          <table:table-cell table:style-name="ce17" office:value-type="float" office:value="685.983" calcext:value-type="float">
            <text:p>685.9830</text:p>
          </table:table-cell>
          <table:table-cell table:style-name="ce17" office:value-type="float" office:value="21.454729" calcext:value-type="float">
            <text:p>21.4547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75 </text:p>
          </table:table-cell>
          <table:table-cell table:style-name="ce15" office:value-type="float" office:value="744.158" calcext:value-type="float">
            <text:p>744.1580</text:p>
          </table:table-cell>
          <table:table-cell table:style-name="ce17" office:value-type="float" office:value="776.272" calcext:value-type="float">
            <text:p>776.2720</text:p>
          </table:table-cell>
          <table:table-cell table:style-name="ce17" office:value-type="float" office:value="712.678" calcext:value-type="float">
            <text:p>712.6780</text:p>
          </table:table-cell>
          <table:table-cell table:style-name="ce17" office:value-type="float" office:value="26.69308" calcext:value-type="float">
            <text:p>26.6931</text:p>
          </table:table-cell>
        </table:table-row>
        <table:table-row table:style-name="ro1">
          <table:table-cell/>
          <table:table-cell office:value-type="string" calcext:value-type="string">
            <text:p>24AllocatorBenchmark_AllocI26LinkedListAllocatorBestFitE - 25 </text:p>
          </table:table-cell>
          <table:table-cell office:value-type="float" office:value="92.605799" calcext:value-type="float">
            <text:p>92.605799</text:p>
          </table:table-cell>
          <table:table-cell office:value-type="float" office:value="106.72" calcext:value-type="float">
            <text:p>106.72</text:p>
          </table:table-cell>
          <table:table-cell office:value-type="float" office:value="81.012" calcext:value-type="float">
            <text:p>81.012</text:p>
          </table:table-cell>
          <table:table-cell office:value-type="float" office:value="7.828974" calcext:value-type="float">
            <text:p>7.828974</text:p>
          </table:table-cell>
        </table:table-row>
        <table:table-row table:style-name="ro1">
          <table:table-cell/>
          <table:table-cell office:value-type="string" calcext:value-type="string">
            <text:p>24AllocatorBenchmark_AllocI26LinkedListAllocatorBestFitE - 50 </text:p>
          </table:table-cell>
          <table:table-cell office:value-type="float" office:value="150.27211" calcext:value-type="float">
            <text:p>150.27211</text:p>
          </table:table-cell>
          <table:table-cell office:value-type="float" office:value="167.556" calcext:value-type="float">
            <text:p>167.556</text:p>
          </table:table-cell>
          <table:table-cell office:value-type="float" office:value="134.263" calcext:value-type="float">
            <text:p>134.263</text:p>
          </table:table-cell>
          <table:table-cell office:value-type="float" office:value="10.142505" calcext:value-type="float">
            <text:p>10.142505</text:p>
          </table:table-cell>
        </table:table-row>
        <table:table-row table:style-name="ro1">
          <table:table-cell/>
          <table:table-cell office:value-type="string" calcext:value-type="string">
            <text:p>24AllocatorBenchmark_AllocI26LinkedListAllocatorBestFitE - 75 </text:p>
          </table:table-cell>
          <table:table-cell office:value-type="float" office:value="201.69299" calcext:value-type="float">
            <text:p>201.69299</text:p>
          </table:table-cell>
          <table:table-cell office:value-type="float" office:value="223.272" calcext:value-type="float">
            <text:p>223.272</text:p>
          </table:table-cell>
          <table:table-cell office:value-type="float" office:value="183.2" calcext:value-type="float">
            <text:p>183.2</text:p>
          </table:table-cell>
          <table:table-cell office:value-type="float" office:value="12.067873" calcext:value-type="float">
            <text:p>12.067873</text:p>
          </table:table-cell>
        </table:table-row>
        <table:table-row table:style-name="ro1">
          <table:table-cell/>
          <table:table-cell office:value-type="string" calcext:value-type="string">
            <text:p>24AllocatorBenchmark_AllocI26LinkedListAllocatorNextFitE - 25 </text:p>
          </table:table-cell>
          <table:table-cell office:value-type="float" office:value="26.372631" calcext:value-type="float">
            <text:p>26.372631</text:p>
          </table:table-cell>
          <table:table-cell office:value-type="float" office:value="28.274" calcext:value-type="float">
            <text:p>28.274</text:p>
          </table:table-cell>
          <table:table-cell office:value-type="float" office:value="24.871" calcext:value-type="float">
            <text:p>24.871</text:p>
          </table:table-cell>
          <table:table-cell office:value-type="float" office:value="1.0910934" calcext:value-type="float">
            <text:p>1.0910934</text:p>
          </table:table-cell>
        </table:table-row>
        <table:table-row table:style-name="ro1">
          <table:table-cell/>
          <table:table-cell office:value-type="string" calcext:value-type="string">
            <text:p>24AllocatorBenchmark_AllocI26LinkedListAllocatorNextFitE - 50 </text:p>
          </table:table-cell>
          <table:table-cell office:value-type="float" office:value="26.663976" calcext:value-type="float">
            <text:p>26.663976</text:p>
          </table:table-cell>
          <table:table-cell office:value-type="float" office:value="28.768" calcext:value-type="float">
            <text:p>28.768</text:p>
          </table:table-cell>
          <table:table-cell office:value-type="float" office:value="24.992" calcext:value-type="float">
            <text:p>24.992</text:p>
          </table:table-cell>
          <table:table-cell office:value-type="float" office:value="1.2341622" calcext:value-type="float">
            <text:p>1.2341622</text:p>
          </table:table-cell>
        </table:table-row>
        <table:table-row table:style-name="ro1">
          <table:table-cell/>
          <table:table-cell office:value-type="string" calcext:value-type="string">
            <text:p>24AllocatorBenchmark_AllocI26LinkedListAllocatorNextFitE - 75 </text:p>
          </table:table-cell>
          <table:table-cell office:value-type="float" office:value="26.725765" calcext:value-type="float">
            <text:p>26.725765</text:p>
          </table:table-cell>
          <table:table-cell office:value-type="float" office:value="29.151" calcext:value-type="float">
            <text:p>29.151</text:p>
          </table:table-cell>
          <table:table-cell office:value-type="float" office:value="24.853" calcext:value-type="float">
            <text:p>24.853</text:p>
          </table:table-cell>
          <table:table-cell office:value-type="float" office:value="1.3106084" calcext:value-type="float">
            <text:p>1.3106084</text:p>
          </table:table-cell>
        </table:table-row>
        <table:table-row table:style-name="ro1">
          <table:table-cell/>
          <table:table-cell office:value-type="string" calcext:value-type="string">
            <text:p>24AllocatorBenchmark_AllocI27LinkedListAllocatorFirstFitE - 25 </text:p>
          </table:table-cell>
          <table:table-cell office:value-type="float" office:value="46.330514" calcext:value-type="float">
            <text:p>46.330514</text:p>
          </table:table-cell>
          <table:table-cell office:value-type="float" office:value="52.156" calcext:value-type="float">
            <text:p>52.156</text:p>
          </table:table-cell>
          <table:table-cell office:value-type="float" office:value="41.76" calcext:value-type="float">
            <text:p>41.76</text:p>
          </table:table-cell>
          <table:table-cell office:value-type="float" office:value="3.0882777" calcext:value-type="float">
            <text:p>3.0882777</text:p>
          </table:table-cell>
        </table:table-row>
        <table:table-row table:style-name="ro1">
          <table:table-cell/>
          <table:table-cell office:value-type="string" calcext:value-type="string">
            <text:p>24AllocatorBenchmark_AllocI27LinkedListAllocatorFirstFitE - 50 </text:p>
          </table:table-cell>
          <table:table-cell office:value-type="float" office:value="64.82049" calcext:value-type="float">
            <text:p>64.82049</text:p>
          </table:table-cell>
          <table:table-cell office:value-type="float" office:value="74.33" calcext:value-type="float">
            <text:p>74.33</text:p>
          </table:table-cell>
          <table:table-cell office:value-type="float" office:value="56.682" calcext:value-type="float">
            <text:p>56.682</text:p>
          </table:table-cell>
          <table:table-cell office:value-type="float" office:value="5.1876721" calcext:value-type="float">
            <text:p>5.1876721</text:p>
          </table:table-cell>
        </table:table-row>
        <table:table-row table:style-name="ro1">
          <table:table-cell/>
          <table:table-cell office:value-type="string" calcext:value-type="string">
            <text:p>24AllocatorBenchmark_AllocI27LinkedListAllocatorFirstFitE - 75 </text:p>
          </table:table-cell>
          <table:table-cell table:style-name="ce15" office:value-type="float" office:value="83.597608" calcext:value-type="float">
            <text:p>83.5976</text:p>
          </table:table-cell>
          <table:table-cell table:style-name="ce17" office:value-type="float" office:value="96.127" calcext:value-type="float">
            <text:p>96.1270</text:p>
          </table:table-cell>
          <table:table-cell table:style-name="ce17" office:value-type="float" office:value="72.631" calcext:value-type="float">
            <text:p>72.6310</text:p>
          </table:table-cell>
          <table:table-cell table:style-name="ce17" office:value-type="float" office:value="7.2426013" calcext:value-type="float">
            <text:p>7.2426</text:p>
          </table:table-cell>
        </table:table-row>
        <table:table-row table:style-name="ro1">
          <table:table-cell/>
          <table:table-cell office:value-type="string" calcext:value-type="string">
            <text:p>24AllocatorBenchmark_AllocI27LinkedListAllocatorWorstFitE - 25 </text:p>
          </table:table-cell>
          <table:table-cell office:value-type="float" office:value="95.001534" calcext:value-type="float">
            <text:p>95.001534</text:p>
          </table:table-cell>
          <table:table-cell office:value-type="float" office:value="109.973" calcext:value-type="float">
            <text:p>109.973</text:p>
          </table:table-cell>
          <table:table-cell office:value-type="float" office:value="82.703" calcext:value-type="float">
            <text:p>82.703</text:p>
          </table:table-cell>
          <table:table-cell office:value-type="float" office:value="8.1936814" calcext:value-type="float">
            <text:p>8.1936814</text:p>
          </table:table-cell>
        </table:table-row>
        <table:table-row table:style-name="ro1">
          <table:table-cell/>
          <table:table-cell office:value-type="string" calcext:value-type="string">
            <text:p>24AllocatorBenchmark_AllocI27LinkedListAllocatorWorstFitE - 50 </text:p>
          </table:table-cell>
          <table:table-cell office:value-type="float" office:value="148.82247" calcext:value-type="float">
            <text:p>148.82247</text:p>
          </table:table-cell>
          <table:table-cell office:value-type="float" office:value="168.486" calcext:value-type="float">
            <text:p>168.486</text:p>
          </table:table-cell>
          <table:table-cell office:value-type="float" office:value="133.216" calcext:value-type="float">
            <text:p>133.216</text:p>
          </table:table-cell>
          <table:table-cell office:value-type="float" office:value="10.159453" calcext:value-type="float">
            <text:p>10.159453</text:p>
          </table:table-cell>
        </table:table-row>
        <table:table-row table:style-name="ro1">
          <table:table-cell/>
          <table:table-cell office:value-type="string" calcext:value-type="string">
            <text:p>24AllocatorBenchmark_AllocI27LinkedListAllocatorWorstFitE - 75 </text:p>
          </table:table-cell>
          <table:table-cell table:style-name="ce15" office:value-type="float" office:value="199.27633" calcext:value-type="float">
            <text:p>199.2763</text:p>
          </table:table-cell>
          <table:table-cell table:style-name="ce17" office:value-type="float" office:value="221.38" calcext:value-type="float">
            <text:p>221.3800</text:p>
          </table:table-cell>
          <table:table-cell table:style-name="ce17" office:value-type="float" office:value="180.214" calcext:value-type="float">
            <text:p>180.2140</text:p>
          </table:table-cell>
          <table:table-cell table:style-name="ce17" office:value-type="float" office:value="12.693264" calcext:value-type="float">
            <text:p>12.6933</text:p>
          </table:table-cell>
        </table:table-row>
        <table:table-row table:style-name="ro1" table:number-rows-repeated="1048520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:Sheet1.C1048576">
            <calcext:color-scale>
              <calcext:color-scale-entry calcext:value="0" calcext:type="minimum" calcext:color="#ffffff"/>
              <calcext:color-scale-entry calcext:value="0" calcext:type="maximum" calcext:color="#ff0000"/>
            </calcext:color-scale>
          </calcext:conditional-format>
        </calcext:conditional-formats>
      </table:table>
      <table:table table:name="Optimizations" table:style-name="ta1">
        <table:table-column table:style-name="co7" table:default-cell-style-name="Default"/>
        <table:table-column table:style-name="co8" table:default-cell-style-name="Default"/>
        <table:table-column table:style-name="co6" table:default-cell-style-name="ce7"/>
        <table:table-column table:style-name="co6" table:number-columns-repeated="3" table:default-cell-style-name="Default"/>
        <table:table-row table:style-name="ro1">
          <table:table-cell/>
          <table:table-cell office:value-type="string" calcext:value-type="string">
            <text:p>Speed benchmark</text:p>
          </table:table-cell>
          <table:table-cell table:style-name="ce6" office:value-type="string" calcext:value-type="string">
            <text:p>Average (us)</text:p>
          </table:table-cell>
          <table:table-cell office:value-type="string" calcext:value-type="string">
            <text:p>Low 95th (us)</text:p>
          </table:table-cell>
          <table:table-cell office:value-type="string" calcext:value-type="string">
            <text:p>High 95th (us)</text:p>
          </table:table-cell>
          <table:table-cell office:value-type="string" calcext:value-type="string">
            <text:p>Std dev (us)</text:p>
          </table:table-cell>
        </table:table-row>
        <table:table-row table:style-name="ro1">
          <table:table-cell table:style-name="ce18" office:value-type="string" calcext:value-type="string">
            <text:p>Bitmap allocator – First fit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24AllocatorBenchmark_AllocI23BitmapAllocatorFirstFitE - 25 </text:p>
          </table:table-cell>
          <table:table-cell table:style-name="ce6" office:value-type="float" office:value="87.367099" calcext:value-type="float">
            <text:p>87.367099</text:p>
          </table:table-cell>
          <table:table-cell office:value-type="float" office:value="99.198" calcext:value-type="float">
            <text:p>99.198</text:p>
          </table:table-cell>
          <table:table-cell office:value-type="float" office:value="75.94" calcext:value-type="float">
            <text:p>75.94</text:p>
          </table:table-cell>
          <table:table-cell office:value-type="float" office:value="7.4452436" calcext:value-type="float">
            <text:p>7.4452436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50 </text:p>
          </table:table-cell>
          <table:table-cell table:style-name="ce6" office:value-type="float" office:value="140.20931" calcext:value-type="float">
            <text:p>140.20931</text:p>
          </table:table-cell>
          <table:table-cell office:value-type="float" office:value="161.967" calcext:value-type="float">
            <text:p>161.967</text:p>
          </table:table-cell>
          <table:table-cell office:value-type="float" office:value="119.46" calcext:value-type="float">
            <text:p>119.46</text:p>
          </table:table-cell>
          <table:table-cell office:value-type="float" office:value="13.398046" calcext:value-type="float">
            <text:p>13.398046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75 </text:p>
          </table:table-cell>
          <table:table-cell table:style-name="ce6" office:value-type="float" office:value="201.00559" calcext:value-type="float">
            <text:p>201.00559</text:p>
          </table:table-cell>
          <table:table-cell office:value-type="float" office:value="234.533" calcext:value-type="float">
            <text:p>234.533</text:p>
          </table:table-cell>
          <table:table-cell office:value-type="float" office:value="168.993" calcext:value-type="float">
            <text:p>168.993</text:p>
          </table:table-cell>
          <table:table-cell office:value-type="float" office:value="20.538925" calcext:value-type="float">
            <text:p>20.538925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FirstFitE - </text:p>
          </table:table-cell>
          <table:table-cell table:style-name="ce6" office:value-type="float" office:value="26.056452" calcext:value-type="float">
            <text:p>26.056452</text:p>
          </table:table-cell>
          <table:table-cell office:value-type="float" office:value="26.958" calcext:value-type="float">
            <text:p>26.958</text:p>
          </table:table-cell>
          <table:table-cell office:value-type="float" office:value="25.335" calcext:value-type="float">
            <text:p>25.335</text:p>
          </table:table-cell>
          <table:table-cell office:value-type="float" office:value="0.58481788" calcext:value-type="float">
            <text:p>0.58481788</text:p>
          </table:table-cell>
        </table:table-row>
        <table:table-row table:style-name="ro1">
          <table:table-cell office:value-type="string" calcext:value-type="string">
            <text:p>Use memset in MarkBlocks</text:p>
          </table:table-cell>
          <table:table-cell office:value-type="string" calcext:value-type="string">
            <text:p>24AllocatorBenchmark_AllocI23BitmapAllocatorFirstFitE - 25 </text:p>
          </table:table-cell>
          <table:table-cell table:style-name="ce6" office:value-type="float" office:value="89.570974" calcext:value-type="float">
            <text:p>89.570974</text:p>
          </table:table-cell>
          <table:table-cell office:value-type="float" office:value="101.579" calcext:value-type="float">
            <text:p>101.579</text:p>
          </table:table-cell>
          <table:table-cell office:value-type="float" office:value="77.999" calcext:value-type="float">
            <text:p>77.999</text:p>
          </table:table-cell>
          <table:table-cell office:value-type="float" office:value="7.4856166" calcext:value-type="float">
            <text:p>7.4856166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50 </text:p>
          </table:table-cell>
          <table:table-cell table:style-name="ce6" office:value-type="float" office:value="141.98858" calcext:value-type="float">
            <text:p>141.98858</text:p>
          </table:table-cell>
          <table:table-cell office:value-type="float" office:value="162.978" calcext:value-type="float">
            <text:p>162.978</text:p>
          </table:table-cell>
          <table:table-cell office:value-type="float" office:value="121.597" calcext:value-type="float">
            <text:p>121.597</text:p>
          </table:table-cell>
          <table:table-cell office:value-type="float" office:value="12.63478" calcext:value-type="float">
            <text:p>12.63478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75 </text:p>
          </table:table-cell>
          <table:table-cell table:style-name="ce6" office:value-type="float" office:value="199.73224" calcext:value-type="float">
            <text:p>199.73224</text:p>
          </table:table-cell>
          <table:table-cell office:value-type="float" office:value="231.896" calcext:value-type="float">
            <text:p>231.896</text:p>
          </table:table-cell>
          <table:table-cell office:value-type="float" office:value="168.198" calcext:value-type="float">
            <text:p>168.198</text:p>
          </table:table-cell>
          <table:table-cell office:value-type="float" office:value="19.894752" calcext:value-type="float">
            <text:p>19.894752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FirstFitE - </text:p>
          </table:table-cell>
          <table:table-cell table:style-name="ce6" office:value-type="float" office:value="24.687148" calcext:value-type="float">
            <text:p>24.687148</text:p>
          </table:table-cell>
          <table:table-cell office:value-type="float" office:value="26.079" calcext:value-type="float">
            <text:p>26.079</text:p>
          </table:table-cell>
          <table:table-cell office:value-type="float" office:value="23.884" calcext:value-type="float">
            <text:p>23.884</text:p>
          </table:table-cell>
          <table:table-cell office:value-type="float" office:value="0.84213361" calcext:value-type="float">
            <text:p>0.84213361</text:p>
          </table:table-cell>
        </table:table-row>
        <table:table-row table:style-name="ro1">
          <table:table-cell office:value-type="string" calcext:value-type="string">
            <text:p>Test entire used bytes in Alloc</text:p>
          </table:table-cell>
          <table:table-cell office:value-type="string" calcext:value-type="string">
            <text:p>24AllocatorBenchmark_AllocI23BitmapAllocatorFirstFitE - 25 </text:p>
          </table:table-cell>
          <table:table-cell table:style-name="ce6" office:value-type="float" office:value="44.993796" calcext:value-type="float">
            <text:p>44.993796</text:p>
          </table:table-cell>
          <table:table-cell office:value-type="float" office:value="48.783" calcext:value-type="float">
            <text:p>48.783</text:p>
          </table:table-cell>
          <table:table-cell office:value-type="float" office:value="38.172" calcext:value-type="float">
            <text:p>38.172</text:p>
          </table:table-cell>
          <table:table-cell office:value-type="float" office:value="3.3189174" calcext:value-type="float">
            <text:p>3.3189174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50 </text:p>
          </table:table-cell>
          <table:table-cell table:style-name="ce6" office:value-type="float" office:value="53.089347" calcext:value-type="float">
            <text:p>53.089347</text:p>
          </table:table-cell>
          <table:table-cell office:value-type="float" office:value="55.985" calcext:value-type="float">
            <text:p>55.985</text:p>
          </table:table-cell>
          <table:table-cell office:value-type="float" office:value="43.186" calcext:value-type="float">
            <text:p>43.186</text:p>
          </table:table-cell>
          <table:table-cell office:value-type="float" office:value="3.9391132" calcext:value-type="float">
            <text:p>3.9391132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75 </text:p>
          </table:table-cell>
          <table:table-cell table:style-name="ce6" office:value-type="float" office:value="60.233049" calcext:value-type="float">
            <text:p>60.233049</text:p>
          </table:table-cell>
          <table:table-cell office:value-type="float" office:value="61.085" calcext:value-type="float">
            <text:p>61.085</text:p>
          </table:table-cell>
          <table:table-cell office:value-type="float" office:value="47.46" calcext:value-type="float">
            <text:p>47.46</text:p>
          </table:table-cell>
          <table:table-cell office:value-type="float" office:value="4.342722" calcext:value-type="float">
            <text:p>4.342722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FirstFitE - </text:p>
          </table:table-cell>
          <table:table-cell table:style-name="ce6" office:value-type="float" office:value="25.491134" calcext:value-type="float">
            <text:p>25.491134</text:p>
          </table:table-cell>
          <table:table-cell office:value-type="float" office:value="26.73" calcext:value-type="float">
            <text:p>26.73</text:p>
          </table:table-cell>
          <table:table-cell office:value-type="float" office:value="25.49" calcext:value-type="float">
            <text:p>25.49</text:p>
          </table:table-cell>
          <table:table-cell office:value-type="float" office:value="0.5262237" calcext:value-type="float">
            <text:p>0.5262237</text:p>
          </table:table-cell>
        </table:table-row>
        <table:table-row table:style-name="ro1">
          <table:table-cell office:value-type="string" calcext:value-type="string">
            <text:p>Rewrote loop</text:p>
          </table:table-cell>
          <table:table-cell office:value-type="string" calcext:value-type="string">
            <text:p>24AllocatorBenchmark_AllocI23BitmapAllocatorFirstFitE - 25 </text:p>
          </table:table-cell>
          <table:table-cell table:style-name="ce6" office:value-type="float" office:value="42.925731" calcext:value-type="float">
            <text:p>42.925731</text:p>
          </table:table-cell>
          <table:table-cell office:value-type="float" office:value="48.426" calcext:value-type="float">
            <text:p>48.426</text:p>
          </table:table-cell>
          <table:table-cell office:value-type="float" office:value="36.12" calcext:value-type="float">
            <text:p>36.12</text:p>
          </table:table-cell>
          <table:table-cell office:value-type="float" office:value="4.155765" calcext:value-type="float">
            <text:p>4.155765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50 </text:p>
          </table:table-cell>
          <table:table-cell table:style-name="ce6" office:value-type="float" office:value="48.620222" calcext:value-type="float">
            <text:p>48.620222</text:p>
          </table:table-cell>
          <table:table-cell office:value-type="float" office:value="55.021" calcext:value-type="float">
            <text:p>55.021</text:p>
          </table:table-cell>
          <table:table-cell office:value-type="float" office:value="38.399" calcext:value-type="float">
            <text:p>38.399</text:p>
          </table:table-cell>
          <table:table-cell office:value-type="float" office:value="5.1852073" calcext:value-type="float">
            <text:p>5.1852073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75 </text:p>
          </table:table-cell>
          <table:table-cell table:style-name="ce6" office:value-type="float" office:value="53.189729" calcext:value-type="float">
            <text:p>53.189729</text:p>
          </table:table-cell>
          <table:table-cell office:value-type="float" office:value="59.209" calcext:value-type="float">
            <text:p>59.209</text:p>
          </table:table-cell>
          <table:table-cell office:value-type="float" office:value="40.255" calcext:value-type="float">
            <text:p>40.255</text:p>
          </table:table-cell>
          <table:table-cell office:value-type="float" office:value="5.9813447" calcext:value-type="float">
            <text:p>5.9813447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FirstFitE - </text:p>
          </table:table-cell>
          <table:table-cell table:style-name="ce6" office:value-type="float" office:value="26.032175" calcext:value-type="float">
            <text:p>26.032175</text:p>
          </table:table-cell>
          <table:table-cell office:value-type="float" office:value="26.083" calcext:value-type="float">
            <text:p>26.083</text:p>
          </table:table-cell>
          <table:table-cell office:value-type="float" office:value="25.158" calcext:value-type="float">
            <text:p>25.158</text:p>
          </table:table-cell>
          <table:table-cell office:value-type="float" office:value="0.39612402" calcext:value-type="float">
            <text:p>0.39612402</text:p>
          </table:table-cell>
        </table:table-row>
        <table:table-row table:style-name="ro1">
          <table:table-cell office:value-type="string" calcext:value-type="string">
            <text:p>Uint32 instead of uint8</text:p>
          </table:table-cell>
          <table:table-cell office:value-type="string" calcext:value-type="string">
            <text:p>24AllocatorBenchmark_AllocI23BitmapAllocatorFirstFitE - 25 </text:p>
          </table:table-cell>
          <table:table-cell table:style-name="ce6" office:value-type="float" office:value="41.920146" calcext:value-type="float">
            <text:p>41.9201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4AllocatorBenchmark_AllocI23BitmapAllocatorFirstFitE - 50 </text:p>
          </table:table-cell>
          <table:table-cell table:style-name="ce6" office:value-type="float" office:value="45.574574" calcext:value-type="float">
            <text:p>45.5745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4AllocatorBenchmark_AllocI23BitmapAllocatorFirstFitE - 75 </text:p>
          </table:table-cell>
          <table:table-cell table:style-name="ce6" office:value-type="float" office:value="48.087107" calcext:value-type="float">
            <text:p>48.0871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3AllocatorBenchmark_FreeI23BitmapAllocatorFirstFitE - </text:p>
          </table:table-cell>
          <table:table-cell table:style-name="ce6" office:value-type="float" office:value="25.546711" calcext:value-type="float">
            <text:p>25.5467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 table:number-columns-repeated="3"/>
        </table:table-row>
        <table:table-row table:style-name="ro1">
          <table:table-cell table:style-name="ce18" office:value-type="string" calcext:value-type="string">
            <text:p>Bitmap allocator – Next fit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24AllocatorBenchmark_AllocI22BitmapAllocatorNextFitE - 25 </text:p>
          </table:table-cell>
          <table:table-cell table:style-name="ce6" office:value-type="float" office:value="30.300064" calcext:value-type="float">
            <text:p>30.300064</text:p>
          </table:table-cell>
          <table:table-cell office:value-type="float" office:value="38.395" calcext:value-type="float">
            <text:p>38.395</text:p>
          </table:table-cell>
          <table:table-cell office:value-type="float" office:value="26.525" calcext:value-type="float">
            <text:p>26.525</text:p>
          </table:table-cell>
          <table:table-cell office:value-type="float" office:value="4.1714393" calcext:value-type="float">
            <text:p>4.1714393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NextFitE - 50 </text:p>
          </table:table-cell>
          <table:table-cell table:style-name="ce6" office:value-type="float" office:value="30.104007" calcext:value-type="float">
            <text:p>30.104007</text:p>
          </table:table-cell>
          <table:table-cell office:value-type="float" office:value="42.257" calcext:value-type="float">
            <text:p>42.257</text:p>
          </table:table-cell>
          <table:table-cell office:value-type="float" office:value="26.753" calcext:value-type="float">
            <text:p>26.753</text:p>
          </table:table-cell>
          <table:table-cell office:value-type="float" office:value="5.1384081" calcext:value-type="float">
            <text:p>5.1384081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NextFitE - 75 </text:p>
          </table:table-cell>
          <table:table-cell table:style-name="ce6" office:value-type="float" office:value="30.059927" calcext:value-type="float">
            <text:p>30.059927</text:p>
          </table:table-cell>
          <table:table-cell office:value-type="float" office:value="46.819" calcext:value-type="float">
            <text:p>46.819</text:p>
          </table:table-cell>
          <table:table-cell office:value-type="float" office:value="26.649" calcext:value-type="float">
            <text:p>26.649</text:p>
          </table:table-cell>
          <table:table-cell office:value-type="float" office:value="6.2516046" calcext:value-type="float">
            <text:p>6.2516046</text:p>
          </table:table-cell>
        </table:table-row>
        <table:table-row table:style-name="ro1">
          <table:table-cell/>
          <table:table-cell office:value-type="string" calcext:value-type="string">
            <text:p>23AllocatorBenchmark_FreeI22BitmapAllocatorNextFitE - </text:p>
          </table:table-cell>
          <table:table-cell table:style-name="ce6" office:value-type="float" office:value="25.392118" calcext:value-type="float">
            <text:p>25.392118</text:p>
          </table:table-cell>
          <table:table-cell office:value-type="float" office:value="26.222" calcext:value-type="float">
            <text:p>26.222</text:p>
          </table:table-cell>
          <table:table-cell office:value-type="float" office:value="24.914" calcext:value-type="float">
            <text:p>24.914</text:p>
          </table:table-cell>
          <table:table-cell office:value-type="float" office:value="0.51921981" calcext:value-type="float">
            <text:p>0.51921981</text:p>
          </table:table-cell>
        </table:table-row>
        <table:table-row table:style-name="ro1">
          <table:table-cell table:number-columns-repeated="2"/>
          <table:table-cell table:style-name="ce6"/>
          <table:table-cell table:number-columns-repeated="3"/>
        </table:table-row>
        <table:table-row table:style-name="ro1">
          <table:table-cell table:style-name="ce18" office:value-type="string" calcext:value-type="string">
            <text:p>Bitmap allocator – Best &amp; worst fit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24AllocatorBenchmark_AllocI22BitmapAllocatorBestFitE - 25 </text:p>
          </table:table-cell>
          <table:table-cell table:style-name="ce6" office:value-type="float" office:value="628.23191" calcext:value-type="float">
            <text:p>628.23191</text:p>
          </table:table-cell>
          <table:table-cell office:value-type="float" office:value="647.475" calcext:value-type="float">
            <text:p>647.475</text:p>
          </table:table-cell>
          <table:table-cell office:value-type="float" office:value="608.104" calcext:value-type="float">
            <text:p>608.104</text:p>
          </table:table-cell>
          <table:table-cell office:value-type="float" office:value="42.087343" calcext:value-type="float">
            <text:p>42.087343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50 </text:p>
          </table:table-cell>
          <table:table-cell table:style-name="ce6" office:value-type="float" office:value="633.09566" calcext:value-type="float">
            <text:p>633.09566</text:p>
          </table:table-cell>
          <table:table-cell office:value-type="float" office:value="651.545" calcext:value-type="float">
            <text:p>651.545</text:p>
          </table:table-cell>
          <table:table-cell office:value-type="float" office:value="612.518" calcext:value-type="float">
            <text:p>612.518</text:p>
          </table:table-cell>
          <table:table-cell office:value-type="float" office:value="33.456428" calcext:value-type="float">
            <text:p>33.456428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75 </text:p>
          </table:table-cell>
          <table:table-cell table:style-name="ce6" office:value-type="float" office:value="635.79848" calcext:value-type="float">
            <text:p>635.79848</text:p>
          </table:table-cell>
          <table:table-cell office:value-type="float" office:value="660.399" calcext:value-type="float">
            <text:p>660.399</text:p>
          </table:table-cell>
          <table:table-cell office:value-type="float" office:value="615.132" calcext:value-type="float">
            <text:p>615.132</text:p>
          </table:table-cell>
          <table:table-cell office:value-type="float" office:value="13.948908" calcext:value-type="float">
            <text:p>13.948908</text:p>
          </table:table-cell>
        </table:table-row>
        <table:table-row table:style-name="ro1">
          <table:table-cell/>
          <table:table-cell office:value-type="string" calcext:value-type="string">
            <text:p>23AllocatorBenchmark_FreeI22BitmapAllocatorBestFitE - </text:p>
          </table:table-cell>
          <table:table-cell table:style-name="ce6" office:value-type="float" office:value="24.920568" calcext:value-type="float">
            <text:p>24.920568</text:p>
          </table:table-cell>
          <table:table-cell office:value-type="float" office:value="25.676" calcext:value-type="float">
            <text:p>25.676</text:p>
          </table:table-cell>
          <table:table-cell office:value-type="float" office:value="24.45" calcext:value-type="float">
            <text:p>24.45</text:p>
          </table:table-cell>
          <table:table-cell office:value-type="float" office:value="0.3859583" calcext:value-type="float">
            <text:p>0.3859583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25 </text:p>
          </table:table-cell>
          <table:table-cell table:style-name="ce6" office:value-type="float" office:value="688.03224" calcext:value-type="float">
            <text:p>688.03224</text:p>
          </table:table-cell>
          <table:table-cell office:value-type="float" office:value="713.725" calcext:value-type="float">
            <text:p>713.725</text:p>
          </table:table-cell>
          <table:table-cell office:value-type="float" office:value="658.366" calcext:value-type="float">
            <text:p>658.366</text:p>
          </table:table-cell>
          <table:table-cell office:value-type="float" office:value="36.506104" calcext:value-type="float">
            <text:p>36.506104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50 </text:p>
          </table:table-cell>
          <table:table-cell table:style-name="ce6" office:value-type="float" office:value="722.83391" calcext:value-type="float">
            <text:p>722.83391</text:p>
          </table:table-cell>
          <table:table-cell office:value-type="float" office:value="754.555" calcext:value-type="float">
            <text:p>754.555</text:p>
          </table:table-cell>
          <table:table-cell office:value-type="float" office:value="686.696" calcext:value-type="float">
            <text:p>686.696</text:p>
          </table:table-cell>
          <table:table-cell office:value-type="float" office:value="26.06554" calcext:value-type="float">
            <text:p>26.06554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75 </text:p>
          </table:table-cell>
          <table:table-cell table:style-name="ce6" office:value-type="float" office:value="733.92389" calcext:value-type="float">
            <text:p>733.92389</text:p>
          </table:table-cell>
          <table:table-cell office:value-type="float" office:value="772.706" calcext:value-type="float">
            <text:p>772.706</text:p>
          </table:table-cell>
          <table:table-cell office:value-type="float" office:value="692.609" calcext:value-type="float">
            <text:p>692.609</text:p>
          </table:table-cell>
          <table:table-cell office:value-type="float" office:value="35.388521" calcext:value-type="float">
            <text:p>35.388521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WorstFitE - </text:p>
          </table:table-cell>
          <table:table-cell table:style-name="ce6" office:value-type="float" office:value="25.88647" calcext:value-type="float">
            <text:p>25.88647</text:p>
          </table:table-cell>
          <table:table-cell office:value-type="float" office:value="26.682" calcext:value-type="float">
            <text:p>26.682</text:p>
          </table:table-cell>
          <table:table-cell office:value-type="float" office:value="24.824" calcext:value-type="float">
            <text:p>24.824</text:p>
          </table:table-cell>
          <table:table-cell office:value-type="float" office:value="0.53927198" calcext:value-type="float">
            <text:p>0.53927198</text:p>
          </table:table-cell>
        </table:table-row>
        <table:table-row table:style-name="ro1">
          <table:table-cell office:value-type="string" calcext:value-type="string">
            <text:p>Rewrote loop</text:p>
          </table:table-cell>
          <table:table-cell office:value-type="string" calcext:value-type="string">
            <text:p>24AllocatorBenchmark_AllocI22BitmapAllocatorBestFitE - 25 </text:p>
          </table:table-cell>
          <table:table-cell table:style-name="ce6" office:value-type="float" office:value="168.12235" calcext:value-type="float">
            <text:p>168.12235</text:p>
          </table:table-cell>
          <table:table-cell office:value-type="float" office:value="204.036" calcext:value-type="float">
            <text:p>204.036</text:p>
          </table:table-cell>
          <table:table-cell office:value-type="float" office:value="135.438" calcext:value-type="float">
            <text:p>135.438</text:p>
          </table:table-cell>
          <table:table-cell office:value-type="float" office:value="21.62068" calcext:value-type="float">
            <text:p>21.62068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50 </text:p>
          </table:table-cell>
          <table:table-cell table:style-name="ce6" office:value-type="float" office:value="209.0422" calcext:value-type="float">
            <text:p>209.0422</text:p>
          </table:table-cell>
          <table:table-cell office:value-type="float" office:value="267.944" calcext:value-type="float">
            <text:p>267.944</text:p>
          </table:table-cell>
          <table:table-cell office:value-type="float" office:value="155.96" calcext:value-type="float">
            <text:p>155.96</text:p>
          </table:table-cell>
          <table:table-cell office:value-type="float" office:value="34.571089" calcext:value-type="float">
            <text:p>34.571089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75 </text:p>
          </table:table-cell>
          <table:table-cell table:style-name="ce6" office:value-type="float" office:value="232.66014" calcext:value-type="float">
            <text:p>232.66014</text:p>
          </table:table-cell>
          <table:table-cell office:value-type="float" office:value="309.368" calcext:value-type="float">
            <text:p>309.368</text:p>
          </table:table-cell>
          <table:table-cell office:value-type="float" office:value="166.626" calcext:value-type="float">
            <text:p>166.626</text:p>
          </table:table-cell>
          <table:table-cell office:value-type="float" office:value="44.12509" calcext:value-type="float">
            <text:p>44.12509</text:p>
          </table:table-cell>
        </table:table-row>
        <table:table-row table:style-name="ro1">
          <table:table-cell/>
          <table:table-cell office:value-type="string" calcext:value-type="string">
            <text:p>23AllocatorBenchmark_FreeI22BitmapAllocatorBestFitE - </text:p>
          </table:table-cell>
          <table:table-cell table:style-name="ce6" office:value-type="float" office:value="25.902523" calcext:value-type="float">
            <text:p>25.902523</text:p>
          </table:table-cell>
          <table:table-cell office:value-type="float" office:value="27.055" calcext:value-type="float">
            <text:p>27.055</text:p>
          </table:table-cell>
          <table:table-cell office:value-type="float" office:value="25.27" calcext:value-type="float">
            <text:p>25.27</text:p>
          </table:table-cell>
          <table:table-cell office:value-type="float" office:value="1.8284259" calcext:value-type="float">
            <text:p>1.8284259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25 </text:p>
          </table:table-cell>
          <table:table-cell table:style-name="ce6" office:value-type="float" office:value="301.59935" calcext:value-type="float">
            <text:p>301.59935</text:p>
          </table:table-cell>
          <table:table-cell office:value-type="float" office:value="345.218" calcext:value-type="float">
            <text:p>345.218</text:p>
          </table:table-cell>
          <table:table-cell office:value-type="float" office:value="261.499" calcext:value-type="float">
            <text:p>261.499</text:p>
          </table:table-cell>
          <table:table-cell office:value-type="float" office:value="27.082688" calcext:value-type="float">
            <text:p>27.082688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50 </text:p>
          </table:table-cell>
          <table:table-cell table:style-name="ce6" office:value-type="float" office:value="401.80674" calcext:value-type="float">
            <text:p>401.80674</text:p>
          </table:table-cell>
          <table:table-cell office:value-type="float" office:value="470.377" calcext:value-type="float">
            <text:p>470.377</text:p>
          </table:table-cell>
          <table:table-cell office:value-type="float" office:value="338.356" calcext:value-type="float">
            <text:p>338.356</text:p>
          </table:table-cell>
          <table:table-cell office:value-type="float" office:value="42.021597" calcext:value-type="float">
            <text:p>42.021597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75 </text:p>
          </table:table-cell>
          <table:table-cell table:style-name="ce6" office:value-type="float" office:value="467.04081" calcext:value-type="float">
            <text:p>467.04081</text:p>
          </table:table-cell>
          <table:table-cell office:value-type="float" office:value="554.883" calcext:value-type="float">
            <text:p>554.883</text:p>
          </table:table-cell>
          <table:table-cell office:value-type="float" office:value="386.988" calcext:value-type="float">
            <text:p>386.988</text:p>
          </table:table-cell>
          <table:table-cell office:value-type="float" office:value="52.582806" calcext:value-type="float">
            <text:p>52.582806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WorstFitE - </text:p>
          </table:table-cell>
          <table:table-cell table:style-name="ce6" office:value-type="float" office:value="25.965199" calcext:value-type="float">
            <text:p>25.965199</text:p>
          </table:table-cell>
          <table:table-cell office:value-type="float" office:value="27.12" calcext:value-type="float">
            <text:p>27.12</text:p>
          </table:table-cell>
          <table:table-cell office:value-type="float" office:value="24.837" calcext:value-type="float">
            <text:p>24.837</text:p>
          </table:table-cell>
          <table:table-cell office:value-type="float" office:value="1.4994522" calcext:value-type="float">
            <text:p>1.4994522</text:p>
          </table:table-cell>
        </table:table-row>
        <table:table-row table:style-name="ro1">
          <table:table-cell office:value-type="string" calcext:value-type="string">
            <text:p>Nested loops</text:p>
          </table:table-cell>
          <table:table-cell office:value-type="string" calcext:value-type="string">
            <text:p>24AllocatorBenchmark_AllocI22BitmapAllocatorBestFitE - 25 </text:p>
          </table:table-cell>
          <table:table-cell table:style-name="ce6" office:value-type="float" office:value="159.34722" calcext:value-type="float">
            <text:p>159.34722</text:p>
          </table:table-cell>
          <table:table-cell office:value-type="float" office:value="192.934" calcext:value-type="float">
            <text:p>192.934</text:p>
          </table:table-cell>
          <table:table-cell office:value-type="float" office:value="127.387" calcext:value-type="float">
            <text:p>127.387</text:p>
          </table:table-cell>
          <table:table-cell office:value-type="float" office:value="20.277418" calcext:value-type="float">
            <text:p>20.277418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50 </text:p>
          </table:table-cell>
          <table:table-cell table:style-name="ce6" office:value-type="float" office:value="191.34481" calcext:value-type="float">
            <text:p>191.34481</text:p>
          </table:table-cell>
          <table:table-cell office:value-type="float" office:value="244.055" calcext:value-type="float">
            <text:p>244.055</text:p>
          </table:table-cell>
          <table:table-cell office:value-type="float" office:value="143.076" calcext:value-type="float">
            <text:p>143.076</text:p>
          </table:table-cell>
          <table:table-cell office:value-type="float" office:value="31.03434" calcext:value-type="float">
            <text:p>31.03434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75 </text:p>
          </table:table-cell>
          <table:table-cell table:style-name="ce6" office:value-type="float" office:value="206.17802" calcext:value-type="float">
            <text:p>206.17802</text:p>
          </table:table-cell>
          <table:table-cell office:value-type="float" office:value="270.377" calcext:value-type="float">
            <text:p>270.377</text:p>
          </table:table-cell>
          <table:table-cell office:value-type="float" office:value="149.289" calcext:value-type="float">
            <text:p>149.289</text:p>
          </table:table-cell>
          <table:table-cell office:value-type="float" office:value="37.241777" calcext:value-type="float">
            <text:p>37.241777</text:p>
          </table:table-cell>
        </table:table-row>
        <table:table-row table:style-name="ro1">
          <table:table-cell/>
          <table:table-cell office:value-type="string" calcext:value-type="string">
            <text:p>23AllocatorBenchmark_FreeI22BitmapAllocatorBestFitE - </text:p>
          </table:table-cell>
          <table:table-cell table:style-name="ce6" office:value-type="float" office:value="25.766128" calcext:value-type="float">
            <text:p>25.766128</text:p>
          </table:table-cell>
          <table:table-cell office:value-type="float" office:value="26.84" calcext:value-type="float">
            <text:p>26.84</text:p>
          </table:table-cell>
          <table:table-cell office:value-type="float" office:value="25.076" calcext:value-type="float">
            <text:p>25.076</text:p>
          </table:table-cell>
          <table:table-cell office:value-type="float" office:value="1.2364205" calcext:value-type="float">
            <text:p>1.2364205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25 </text:p>
          </table:table-cell>
          <table:table-cell table:style-name="ce6" office:value-type="float" office:value="272.95536" calcext:value-type="float">
            <text:p>272.95536</text:p>
          </table:table-cell>
          <table:table-cell office:value-type="float" office:value="309.662" calcext:value-type="float">
            <text:p>309.662</text:p>
          </table:table-cell>
          <table:table-cell office:value-type="float" office:value="238.169" calcext:value-type="float">
            <text:p>238.169</text:p>
          </table:table-cell>
          <table:table-cell office:value-type="float" office:value="22.31405" calcext:value-type="float">
            <text:p>22.31405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50 </text:p>
          </table:table-cell>
          <table:table-cell table:style-name="ce6" office:value-type="float" office:value="339.30504" calcext:value-type="float">
            <text:p>339.30504</text:p>
          </table:table-cell>
          <table:table-cell office:value-type="float" office:value="394.87" calcext:value-type="float">
            <text:p>394.87</text:p>
          </table:table-cell>
          <table:table-cell office:value-type="float" office:value="288.011" calcext:value-type="float">
            <text:p>288.011</text:p>
          </table:table-cell>
          <table:table-cell office:value-type="float" office:value="33.811199" calcext:value-type="float">
            <text:p>33.811199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75 </text:p>
          </table:table-cell>
          <table:table-cell table:style-name="ce6" office:value-type="float" office:value="382.51515" calcext:value-type="float">
            <text:p>382.51515</text:p>
          </table:table-cell>
          <table:table-cell office:value-type="float" office:value="453.632" calcext:value-type="float">
            <text:p>453.632</text:p>
          </table:table-cell>
          <table:table-cell office:value-type="float" office:value="318.7" calcext:value-type="float">
            <text:p>318.7</text:p>
          </table:table-cell>
          <table:table-cell office:value-type="float" office:value="42.318485" calcext:value-type="float">
            <text:p>42.318485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WorstFitE - </text:p>
          </table:table-cell>
          <table:table-cell table:style-name="ce6" office:value-type="float" office:value="26.126164" calcext:value-type="float">
            <text:p>26.126164</text:p>
          </table:table-cell>
          <table:table-cell office:value-type="float" office:value="27.303" calcext:value-type="float">
            <text:p>27.303</text:p>
          </table:table-cell>
          <table:table-cell office:value-type="float" office:value="25.01" calcext:value-type="float">
            <text:p>25.01</text:p>
          </table:table-cell>
          <table:table-cell office:value-type="float" office:value="1.8836838" calcext:value-type="float">
            <text:p>1.8836838</text:p>
          </table:table-cell>
        </table:table-row>
        <table:table-row table:style-name="ro1">
          <table:table-cell table:number-columns-repeated="2"/>
          <table:table-cell table:style-name="ce6"/>
          <table:table-cell table:number-columns-repeated="3"/>
        </table:table-row>
        <table:table-row table:style-name="ro1">
          <table:table-cell table:style-name="ce18" office:value-type="string" calcext:value-type="string">
            <text:p>Buddy allocator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24AllocatorBenchmark_AllocI14BuddyAllocatorE - 25 </text:p>
          </table:table-cell>
          <table:table-cell table:style-name="ce6" office:value-type="float" office:value="113.42994" calcext:value-type="float">
            <text:p>113.42994</text:p>
          </table:table-cell>
          <table:table-cell office:value-type="float" office:value="142.886" calcext:value-type="float">
            <text:p>142.886</text:p>
          </table:table-cell>
          <table:table-cell office:value-type="float" office:value="87.181" calcext:value-type="float">
            <text:p>87.181</text:p>
          </table:table-cell>
          <table:table-cell office:value-type="float" office:value="17.21124" calcext:value-type="float">
            <text:p>17.21124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50 </text:p>
          </table:table-cell>
          <table:table-cell table:style-name="ce6" office:value-type="float" office:value="161.33851" calcext:value-type="float">
            <text:p>161.33851</text:p>
          </table:table-cell>
          <table:table-cell office:value-type="float" office:value="194.57" calcext:value-type="float">
            <text:p>194.57</text:p>
          </table:table-cell>
          <table:table-cell office:value-type="float" office:value="129.968" calcext:value-type="float">
            <text:p>129.968</text:p>
          </table:table-cell>
          <table:table-cell office:value-type="float" office:value="20.261995" calcext:value-type="float">
            <text:p>20.261995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75 </text:p>
          </table:table-cell>
          <table:table-cell table:style-name="ce6" office:value-type="float" office:value="166.14523" calcext:value-type="float">
            <text:p>166.14523</text:p>
          </table:table-cell>
          <table:table-cell office:value-type="float" office:value="229.485" calcext:value-type="float">
            <text:p>229.485</text:p>
          </table:table-cell>
          <table:table-cell office:value-type="float" office:value="116.43" calcext:value-type="float">
            <text:p>116.43</text:p>
          </table:table-cell>
          <table:table-cell office:value-type="float" office:value="51.449317" calcext:value-type="float">
            <text:p>51.449317</text:p>
          </table:table-cell>
        </table:table-row>
        <table:table-row table:style-name="ro1">
          <table:table-cell/>
          <table:table-cell office:value-type="string" calcext:value-type="string">
            <text:p>23AllocatorBenchmark_FreeI14BuddyAllocatorE - </text:p>
          </table:table-cell>
          <table:table-cell table:style-name="ce6" office:value-type="float" office:value="30.046978" calcext:value-type="float">
            <text:p>30.046978</text:p>
          </table:table-cell>
          <table:table-cell office:value-type="float" office:value="32.165" calcext:value-type="float">
            <text:p>32.165</text:p>
          </table:table-cell>
          <table:table-cell office:value-type="float" office:value="28.583" calcext:value-type="float">
            <text:p>28.583</text:p>
          </table:table-cell>
          <table:table-cell office:value-type="float" office:value="1.2866983" calcext:value-type="float">
            <text:p>1.2866983</text:p>
          </table:table-cell>
        </table:table-row>
        <table:table-row table:style-name="ro1">
          <table:table-cell office:value-type="string" calcext:value-type="string">
            <text:p>FindFreeBlock with XOR</text:p>
          </table:table-cell>
          <table:table-cell office:value-type="string" calcext:value-type="string">
            <text:p>24AllocatorBenchmark_AllocI14BuddyAllocatorE - 25 </text:p>
          </table:table-cell>
          <table:table-cell table:style-name="ce6" office:value-type="float" office:value="82.538828" calcext:value-type="float">
            <text:p>82.538828</text:p>
          </table:table-cell>
          <table:table-cell office:value-type="float" office:value="95.8" calcext:value-type="float">
            <text:p>95.8</text:p>
          </table:table-cell>
          <table:table-cell office:value-type="float" office:value="70.168" calcext:value-type="float">
            <text:p>70.168</text:p>
          </table:table-cell>
          <table:table-cell office:value-type="float" office:value="7.9590828" calcext:value-type="float">
            <text:p>7.9590828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50 </text:p>
          </table:table-cell>
          <table:table-cell table:style-name="ce6" office:value-type="float" office:value="132.51682" calcext:value-type="float">
            <text:p>132.51682</text:p>
          </table:table-cell>
          <table:table-cell office:value-type="float" office:value="154.933" calcext:value-type="float">
            <text:p>154.933</text:p>
          </table:table-cell>
          <table:table-cell office:value-type="float" office:value="110.512" calcext:value-type="float">
            <text:p>110.512</text:p>
          </table:table-cell>
          <table:table-cell office:value-type="float" office:value="13.808185" calcext:value-type="float">
            <text:p>13.808185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75 </text:p>
          </table:table-cell>
          <table:table-cell table:style-name="ce6" office:value-type="float" office:value="139.92243" calcext:value-type="float">
            <text:p>139.92243</text:p>
          </table:table-cell>
          <table:table-cell office:value-type="float" office:value="199.545" calcext:value-type="float">
            <text:p>199.545</text:p>
          </table:table-cell>
          <table:table-cell office:value-type="float" office:value="100.042" calcext:value-type="float">
            <text:p>100.042</text:p>
          </table:table-cell>
          <table:table-cell office:value-type="float" office:value="44.90355" calcext:value-type="float">
            <text:p>44.90355</text:p>
          </table:table-cell>
        </table:table-row>
        <table:table-row table:style-name="ro1">
          <table:table-cell/>
          <table:table-cell office:value-type="string" calcext:value-type="string">
            <text:p>23AllocatorBenchmark_FreeI14BuddyAllocatorE - </text:p>
          </table:table-cell>
          <table:table-cell table:style-name="ce6" office:value-type="float" office:value="31.477339" calcext:value-type="float">
            <text:p>31.477339</text:p>
          </table:table-cell>
          <table:table-cell office:value-type="float" office:value="32.994" calcext:value-type="float">
            <text:p>32.994</text:p>
          </table:table-cell>
          <table:table-cell office:value-type="float" office:value="30.304" calcext:value-type="float">
            <text:p>30.304</text:p>
          </table:table-cell>
          <table:table-cell office:value-type="float" office:value="0.84086683" calcext:value-type="float">
            <text:p>0.84086683</text:p>
          </table:table-cell>
        </table:table-row>
        <table:table-row table:style-name="ro1">
          <table:table-cell office:value-type="string" calcext:value-type="string">
            <text:p>FindFreeBlock with xor, correctly this time</text:p>
          </table:table-cell>
          <table:table-cell office:value-type="string" calcext:value-type="string">
            <text:p>24AllocatorBenchmark_AllocI14BuddyAllocatorE - 25 </text:p>
          </table:table-cell>
          <table:table-cell table:style-name="ce6" office:value-type="float" office:value="44.559042" calcext:value-type="float">
            <text:p>44.559042</text:p>
          </table:table-cell>
          <table:table-cell office:value-type="float" office:value="48.949" calcext:value-type="float">
            <text:p>48.949</text:p>
          </table:table-cell>
          <table:table-cell office:value-type="float" office:value="40.763" calcext:value-type="float">
            <text:p>40.763</text:p>
          </table:table-cell>
          <table:table-cell office:value-type="float" office:value="2.5328764" calcext:value-type="float">
            <text:p>2.5328764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50 </text:p>
          </table:table-cell>
          <table:table-cell table:style-name="ce6" office:value-type="float" office:value="51.016301" calcext:value-type="float">
            <text:p>51.016301</text:p>
          </table:table-cell>
          <table:table-cell office:value-type="float" office:value="55.802" calcext:value-type="float">
            <text:p>55.802</text:p>
          </table:table-cell>
          <table:table-cell office:value-type="float" office:value="46.652" calcext:value-type="float">
            <text:p>46.652</text:p>
          </table:table-cell>
          <table:table-cell office:value-type="float" office:value="2.844409" calcext:value-type="float">
            <text:p>2.844409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75 </text:p>
          </table:table-cell>
          <table:table-cell table:style-name="ce6" office:value-type="float" office:value="51.091358" calcext:value-type="float">
            <text:p>51.091358</text:p>
          </table:table-cell>
          <table:table-cell office:value-type="float" office:value="59.819" calcext:value-type="float">
            <text:p>59.819</text:p>
          </table:table-cell>
          <table:table-cell office:value-type="float" office:value="44.24" calcext:value-type="float">
            <text:p>44.24</text:p>
          </table:table-cell>
          <table:table-cell office:value-type="float" office:value="7.060822" calcext:value-type="float">
            <text:p>7.060822</text:p>
          </table:table-cell>
        </table:table-row>
        <table:table-row table:style-name="ro1">
          <table:table-cell/>
          <table:table-cell office:value-type="string" calcext:value-type="string">
            <text:p>23AllocatorBenchmark_FreeI14BuddyAllocatorE - </text:p>
          </table:table-cell>
          <table:table-cell table:style-name="ce6" office:value-type="float" office:value="34.486382" calcext:value-type="float">
            <text:p>34.486382</text:p>
          </table:table-cell>
          <table:table-cell office:value-type="float" office:value="36.025" calcext:value-type="float">
            <text:p>36.025</text:p>
          </table:table-cell>
          <table:table-cell office:value-type="float" office:value="32.93" calcext:value-type="float">
            <text:p>32.93</text:p>
          </table:table-cell>
          <table:table-cell office:value-type="float" office:value="2.7212374" calcext:value-type="float">
            <text:p>2.7212374</text:p>
          </table:table-cell>
        </table:table-row>
        <table:table-row table:style-name="ro1">
          <table:table-cell table:number-columns-repeated="2"/>
          <table:table-cell table:style-name="ce6"/>
          <table:table-cell table:number-columns-repeated="3"/>
        </table:table-row>
        <table:table-row table:style-name="ro1" table:number-rows-repeated="1048506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Optimizations.C1:Optimizations.C69">
            <calcext:color-scale>
              <calcext:color-scale-entry calcext:value="0" calcext:type="minimum" calcext:color="#eeeeee"/>
              <calcext:color-scale-entry calcext:value="0" calcext:type="maximum" calcext:color="#ff0000"/>
            </calcext:color-scale>
          </calcext:conditional-format>
        </calcext:conditional-formats>
      </table:table>
      <table:table table:name="Final data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Mem Size (MB)</text:p>
          </table:table-cell>
          <table:table-cell office:value-type="string" calcext:value-type="string">
            <text:p>Size 1 block ratio (%)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vg (us)</text:p>
          </table:table-cell>
          <table:table-cell office:value-type="string" calcext:value-type="string">
            <text:p>Low 95<text:span text:style-name="T1">th</text:span></text:p>
          </table:table-cell>
          <table:table-cell office:value-type="string" calcext:value-type="string">
            <text:p>High 95<text:span text:style-name="T1">th</text:span></text:p>
          </table:table-cell>
          <table:table-cell office:value-type="string" calcext:value-type="string">
            <text:p>Standard deviation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41.587226" calcext:value-type="float">
            <text:p>41.587226</text:p>
          </table:table-cell>
          <table:table-cell office:value-type="float" office:value="48.61" calcext:value-type="float">
            <text:p>48.61</text:p>
          </table:table-cell>
          <table:table-cell office:value-type="float" office:value="35.952" calcext:value-type="float">
            <text:p>35.952</text:p>
          </table:table-cell>
          <table:table-cell office:value-type="float" office:value="4.127377" calcext:value-type="float">
            <text:p>4.127377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45.681314" calcext:value-type="float">
            <text:p>45.681314</text:p>
          </table:table-cell>
          <table:table-cell office:value-type="float" office:value="54.452" calcext:value-type="float">
            <text:p>54.452</text:p>
          </table:table-cell>
          <table:table-cell office:value-type="float" office:value="38.687" calcext:value-type="float">
            <text:p>38.687</text:p>
          </table:table-cell>
          <table:table-cell office:value-type="float" office:value="5.1491187" calcext:value-type="float">
            <text:p>5.1491187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48.262405" calcext:value-type="float">
            <text:p>48.262405</text:p>
          </table:table-cell>
          <table:table-cell office:value-type="float" office:value="58.28" calcext:value-type="float">
            <text:p>58.28</text:p>
          </table:table-cell>
          <table:table-cell office:value-type="float" office:value="40.496" calcext:value-type="float">
            <text:p>40.496</text:p>
          </table:table-cell>
          <table:table-cell office:value-type="float" office:value="5.4821754" calcext:value-type="float">
            <text:p>5.482175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6.772401" calcext:value-type="float">
            <text:p>26.772401</text:p>
          </table:table-cell>
          <table:table-cell office:value-type="float" office:value="27.794" calcext:value-type="float">
            <text:p>27.794</text:p>
          </table:table-cell>
          <table:table-cell office:value-type="float" office:value="26.106" calcext:value-type="float">
            <text:p>26.106</text:p>
          </table:table-cell>
          <table:table-cell office:value-type="float" office:value="0.98664736" calcext:value-type="float">
            <text:p>0.9866473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31.735296" calcext:value-type="float">
            <text:p>31.735296</text:p>
          </table:table-cell>
          <table:table-cell office:value-type="float" office:value="40.118" calcext:value-type="float">
            <text:p>40.118</text:p>
          </table:table-cell>
          <table:table-cell office:value-type="float" office:value="28.043" calcext:value-type="float">
            <text:p>28.043</text:p>
          </table:table-cell>
          <table:table-cell office:value-type="float" office:value="4.2151841" calcext:value-type="float">
            <text:p>4.2151841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31.690385" calcext:value-type="float">
            <text:p>31.690385</text:p>
          </table:table-cell>
          <table:table-cell office:value-type="float" office:value="44.183" calcext:value-type="float">
            <text:p>44.183</text:p>
          </table:table-cell>
          <table:table-cell office:value-type="float" office:value="28.09" calcext:value-type="float">
            <text:p>28.09</text:p>
          </table:table-cell>
          <table:table-cell office:value-type="float" office:value="5.3467003" calcext:value-type="float">
            <text:p>5.346700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31.87106" calcext:value-type="float">
            <text:p>31.87106</text:p>
          </table:table-cell>
          <table:table-cell office:value-type="float" office:value="49.149" calcext:value-type="float">
            <text:p>49.149</text:p>
          </table:table-cell>
          <table:table-cell office:value-type="float" office:value="28.344" calcext:value-type="float">
            <text:p>28.344</text:p>
          </table:table-cell>
          <table:table-cell office:value-type="float" office:value="6.4774201" calcext:value-type="float">
            <text:p>6.4774201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6.541207" calcext:value-type="float">
            <text:p>26.541207</text:p>
          </table:table-cell>
          <table:table-cell office:value-type="float" office:value="28.133" calcext:value-type="float">
            <text:p>28.133</text:p>
          </table:table-cell>
          <table:table-cell office:value-type="float" office:value="25.536" calcext:value-type="float">
            <text:p>25.536</text:p>
          </table:table-cell>
          <table:table-cell office:value-type="float" office:value="1.3463999" calcext:value-type="float">
            <text:p>1.346399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137.17634" calcext:value-type="float">
            <text:p>137.17634</text:p>
          </table:table-cell>
          <table:table-cell office:value-type="float" office:value="163.83" calcext:value-type="float">
            <text:p>163.83</text:p>
          </table:table-cell>
          <table:table-cell office:value-type="float" office:value="112.449" calcext:value-type="float">
            <text:p>112.449</text:p>
          </table:table-cell>
          <table:table-cell office:value-type="float" office:value="16.176248" calcext:value-type="float">
            <text:p>16.17624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158.60193" calcext:value-type="float">
            <text:p>158.60193</text:p>
          </table:table-cell>
          <table:table-cell office:value-type="float" office:value="200.598" calcext:value-type="float">
            <text:p>200.598</text:p>
          </table:table-cell>
          <table:table-cell office:value-type="float" office:value="121.684" calcext:value-type="float">
            <text:p>121.684</text:p>
          </table:table-cell>
          <table:table-cell office:value-type="float" office:value="24.500836" calcext:value-type="float">
            <text:p>24.50083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171.53728" calcext:value-type="float">
            <text:p>171.53728</text:p>
          </table:table-cell>
          <table:table-cell office:value-type="float" office:value="220.804" calcext:value-type="float">
            <text:p>220.804</text:p>
          </table:table-cell>
          <table:table-cell office:value-type="float" office:value="128.519" calcext:value-type="float">
            <text:p>128.519</text:p>
          </table:table-cell>
          <table:table-cell office:value-type="float" office:value="28.522934" calcext:value-type="float">
            <text:p>28.52293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7.191092" calcext:value-type="float">
            <text:p>27.191092</text:p>
          </table:table-cell>
          <table:table-cell office:value-type="float" office:value="28.563" calcext:value-type="float">
            <text:p>28.563</text:p>
          </table:table-cell>
          <table:table-cell office:value-type="float" office:value="26.483" calcext:value-type="float">
            <text:p>26.483</text:p>
          </table:table-cell>
          <table:table-cell office:value-type="float" office:value="0.85020908" calcext:value-type="float">
            <text:p>0.8502090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224.22678" calcext:value-type="float">
            <text:p>224.22678</text:p>
          </table:table-cell>
          <table:table-cell office:value-type="float" office:value="254.916" calcext:value-type="float">
            <text:p>254.916</text:p>
          </table:table-cell>
          <table:table-cell office:value-type="float" office:value="195.681" calcext:value-type="float">
            <text:p>195.681</text:p>
          </table:table-cell>
          <table:table-cell office:value-type="float" office:value="19.464041" calcext:value-type="float">
            <text:p>19.464041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270.25997" calcext:value-type="float">
            <text:p>270.25997</text:p>
          </table:table-cell>
          <table:table-cell office:value-type="float" office:value="316.455" calcext:value-type="float">
            <text:p>316.455</text:p>
          </table:table-cell>
          <table:table-cell office:value-type="float" office:value="229.205" calcext:value-type="float">
            <text:p>229.205</text:p>
          </table:table-cell>
          <table:table-cell office:value-type="float" office:value="29.369186" calcext:value-type="float">
            <text:p>29.36918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300.27213" calcext:value-type="float">
            <text:p>300.27213</text:p>
          </table:table-cell>
          <table:table-cell office:value-type="float" office:value="355.548" calcext:value-type="float">
            <text:p>355.548</text:p>
          </table:table-cell>
          <table:table-cell office:value-type="float" office:value="251.132" calcext:value-type="float">
            <text:p>251.132</text:p>
          </table:table-cell>
          <table:table-cell office:value-type="float" office:value="35.006687" calcext:value-type="float">
            <text:p>35.006687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6.892946" calcext:value-type="float">
            <text:p>26.892946</text:p>
          </table:table-cell>
          <table:table-cell office:value-type="float" office:value="27.75" calcext:value-type="float">
            <text:p>27.75</text:p>
          </table:table-cell>
          <table:table-cell office:value-type="float" office:value="26.317" calcext:value-type="float">
            <text:p>26.317</text:p>
          </table:table-cell>
          <table:table-cell office:value-type="float" office:value="0.51928603" calcext:value-type="float">
            <text:p>0.5192860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43.152093" calcext:value-type="float">
            <text:p>43.152093</text:p>
          </table:table-cell>
          <table:table-cell office:value-type="float" office:value="47.238" calcext:value-type="float">
            <text:p>47.238</text:p>
          </table:table-cell>
          <table:table-cell office:value-type="float" office:value="39.404" calcext:value-type="float">
            <text:p>39.404</text:p>
          </table:table-cell>
          <table:table-cell office:value-type="float" office:value="2.6925683" calcext:value-type="float">
            <text:p>2.692568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49.636177" calcext:value-type="float">
            <text:p>49.636177</text:p>
          </table:table-cell>
          <table:table-cell office:value-type="float" office:value="54.093" calcext:value-type="float">
            <text:p>54.093</text:p>
          </table:table-cell>
          <table:table-cell office:value-type="float" office:value="45.4" calcext:value-type="float">
            <text:p>45.4</text:p>
          </table:table-cell>
          <table:table-cell office:value-type="float" office:value="2.8701102" calcext:value-type="float">
            <text:p>2.870110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50.512452" calcext:value-type="float">
            <text:p>50.512452</text:p>
          </table:table-cell>
          <table:table-cell office:value-type="float" office:value="59.018" calcext:value-type="float">
            <text:p>59.018</text:p>
          </table:table-cell>
          <table:table-cell office:value-type="float" office:value="43.798" calcext:value-type="float">
            <text:p>43.798</text:p>
          </table:table-cell>
          <table:table-cell office:value-type="float" office:value="6.9619292" calcext:value-type="float">
            <text:p>6.961929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4.634906" calcext:value-type="float">
            <text:p>34.634906</text:p>
          </table:table-cell>
          <table:table-cell office:value-type="float" office:value="35.619" calcext:value-type="float">
            <text:p>35.619</text:p>
          </table:table-cell>
          <table:table-cell office:value-type="float" office:value="33.842" calcext:value-type="float">
            <text:p>33.842</text:p>
          </table:table-cell>
          <table:table-cell office:value-type="float" office:value="0.65045139" calcext:value-type="float">
            <text:p>0.6504513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50.292467" calcext:value-type="float">
            <text:p>50.292467</text:p>
          </table:table-cell>
          <table:table-cell office:value-type="float" office:value="56.488" calcext:value-type="float">
            <text:p>56.488</text:p>
          </table:table-cell>
          <table:table-cell office:value-type="float" office:value="45.231" calcext:value-type="float">
            <text:p>45.231</text:p>
          </table:table-cell>
          <table:table-cell office:value-type="float" office:value="4.0457616" calcext:value-type="float">
            <text:p>4.045761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69.083753" calcext:value-type="float">
            <text:p>69.083753</text:p>
          </table:table-cell>
          <table:table-cell office:value-type="float" office:value="79.381" calcext:value-type="float">
            <text:p>79.381</text:p>
          </table:table-cell>
          <table:table-cell office:value-type="float" office:value="60.271" calcext:value-type="float">
            <text:p>60.271</text:p>
          </table:table-cell>
          <table:table-cell office:value-type="float" office:value="6.438503" calcext:value-type="float">
            <text:p>6.43850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90.269825" calcext:value-type="float">
            <text:p>90.269825</text:p>
          </table:table-cell>
          <table:table-cell office:value-type="float" office:value="104.154" calcext:value-type="float">
            <text:p>104.154</text:p>
          </table:table-cell>
          <table:table-cell office:value-type="float" office:value="77.937" calcext:value-type="float">
            <text:p>77.937</text:p>
          </table:table-cell>
          <table:table-cell office:value-type="float" office:value="8.2178326" calcext:value-type="float">
            <text:p>8.217832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8.697207" calcext:value-type="float">
            <text:p>28.697207</text:p>
          </table:table-cell>
          <table:table-cell office:value-type="float" office:value="29.772" calcext:value-type="float">
            <text:p>29.772</text:p>
          </table:table-cell>
          <table:table-cell office:value-type="float" office:value="28.119" calcext:value-type="float">
            <text:p>28.119</text:p>
          </table:table-cell>
          <table:table-cell office:value-type="float" office:value="0.58703709" calcext:value-type="float">
            <text:p>0.5870370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8.985283" calcext:value-type="float">
            <text:p>28.985283</text:p>
          </table:table-cell>
          <table:table-cell office:value-type="float" office:value="31.148" calcext:value-type="float">
            <text:p>31.148</text:p>
          </table:table-cell>
          <table:table-cell office:value-type="float" office:value="27.072" calcext:value-type="float">
            <text:p>27.072</text:p>
          </table:table-cell>
          <table:table-cell office:value-type="float" office:value="1.5503098" calcext:value-type="float">
            <text:p>1.550309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29.568749" calcext:value-type="float">
            <text:p>29.568749</text:p>
          </table:table-cell>
          <table:table-cell office:value-type="float" office:value="31.831" calcext:value-type="float">
            <text:p>31.831</text:p>
          </table:table-cell>
          <table:table-cell office:value-type="float" office:value="27.72" calcext:value-type="float">
            <text:p>27.72</text:p>
          </table:table-cell>
          <table:table-cell office:value-type="float" office:value="1.2795052" calcext:value-type="float">
            <text:p>1.279505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29.359009" calcext:value-type="float">
            <text:p>29.359009</text:p>
          </table:table-cell>
          <table:table-cell office:value-type="float" office:value="32.129" calcext:value-type="float">
            <text:p>32.129</text:p>
          </table:table-cell>
          <table:table-cell office:value-type="float" office:value="26.895" calcext:value-type="float">
            <text:p>26.895</text:p>
          </table:table-cell>
          <table:table-cell office:value-type="float" office:value="1.8156722" calcext:value-type="float">
            <text:p>1.815672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8.303248" calcext:value-type="float">
            <text:p>28.303248</text:p>
          </table:table-cell>
          <table:table-cell office:value-type="float" office:value="29.28" calcext:value-type="float">
            <text:p>29.28</text:p>
          </table:table-cell>
          <table:table-cell office:value-type="float" office:value="27.324" calcext:value-type="float">
            <text:p>27.324</text:p>
          </table:table-cell>
          <table:table-cell office:value-type="float" office:value="0.73698887" calcext:value-type="float">
            <text:p>0.73698887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98.983232" calcext:value-type="float">
            <text:p>98.983232</text:p>
          </table:table-cell>
          <table:table-cell office:value-type="float" office:value="115.368" calcext:value-type="float">
            <text:p>115.368</text:p>
          </table:table-cell>
          <table:table-cell office:value-type="float" office:value="85.629" calcext:value-type="float">
            <text:p>85.629</text:p>
          </table:table-cell>
          <table:table-cell office:value-type="float" office:value="9.8960879" calcext:value-type="float">
            <text:p>9.896087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157.98036" calcext:value-type="float">
            <text:p>157.98036</text:p>
          </table:table-cell>
          <table:table-cell office:value-type="float" office:value="178.871" calcext:value-type="float">
            <text:p>178.871</text:p>
          </table:table-cell>
          <table:table-cell office:value-type="float" office:value="139.665" calcext:value-type="float">
            <text:p>139.665</text:p>
          </table:table-cell>
          <table:table-cell office:value-type="float" office:value="13.173295" calcext:value-type="float">
            <text:p>13.173295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212.0773" calcext:value-type="float">
            <text:p>212.0773</text:p>
          </table:table-cell>
          <table:table-cell office:value-type="float" office:value="235.741" calcext:value-type="float">
            <text:p>235.741</text:p>
          </table:table-cell>
          <table:table-cell office:value-type="float" office:value="190.379" calcext:value-type="float">
            <text:p>190.379</text:p>
          </table:table-cell>
          <table:table-cell office:value-type="float" office:value="14.945502" calcext:value-type="float">
            <text:p>14.94550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7.552489" calcext:value-type="float">
            <text:p>27.552489</text:p>
          </table:table-cell>
          <table:table-cell office:value-type="float" office:value="29.281" calcext:value-type="float">
            <text:p>29.281</text:p>
          </table:table-cell>
          <table:table-cell office:value-type="float" office:value="26.374" calcext:value-type="float">
            <text:p>26.374</text:p>
          </table:table-cell>
          <table:table-cell office:value-type="float" office:value="1.4232586" calcext:value-type="float">
            <text:p>1.423258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99.895856" calcext:value-type="float">
            <text:p>99.895856</text:p>
          </table:table-cell>
          <table:table-cell office:value-type="float" office:value="116.19" calcext:value-type="float">
            <text:p>116.19</text:p>
          </table:table-cell>
          <table:table-cell office:value-type="float" office:value="86.792" calcext:value-type="float">
            <text:p>86.792</text:p>
          </table:table-cell>
          <table:table-cell office:value-type="float" office:value="9.6386802" calcext:value-type="float">
            <text:p>9.638680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155.29744" calcext:value-type="float">
            <text:p>155.29744</text:p>
          </table:table-cell>
          <table:table-cell office:value-type="float" office:value="175.562" calcext:value-type="float">
            <text:p>175.562</text:p>
          </table:table-cell>
          <table:table-cell office:value-type="float" office:value="137.977" calcext:value-type="float">
            <text:p>137.977</text:p>
          </table:table-cell>
          <table:table-cell office:value-type="float" office:value="12.086942" calcext:value-type="float">
            <text:p>12.08694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205.3987" calcext:value-type="float">
            <text:p>205.3987</text:p>
          </table:table-cell>
          <table:table-cell office:value-type="float" office:value="228.313" calcext:value-type="float">
            <text:p>228.313</text:p>
          </table:table-cell>
          <table:table-cell office:value-type="float" office:value="185.254" calcext:value-type="float">
            <text:p>185.254</text:p>
          </table:table-cell>
          <table:table-cell office:value-type="float" office:value="13.274942" calcext:value-type="float">
            <text:p>13.27494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7.560699" calcext:value-type="float">
            <text:p>27.560699</text:p>
          </table:table-cell>
          <table:table-cell office:value-type="float" office:value="29.119" calcext:value-type="float">
            <text:p>29.119</text:p>
          </table:table-cell>
          <table:table-cell office:value-type="float" office:value="26.679" calcext:value-type="float">
            <text:p>26.679</text:p>
          </table:table-cell>
          <table:table-cell office:value-type="float" office:value="0.85977044" calcext:value-type="float">
            <text:p>0.8597704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90.272853" calcext:value-type="float">
            <text:p>90.272853</text:p>
          </table:table-cell>
          <table:table-cell office:value-type="float" office:value="106.758" calcext:value-type="float">
            <text:p>106.758</text:p>
          </table:table-cell>
          <table:table-cell office:value-type="float" office:value="76.66" calcext:value-type="float">
            <text:p>76.66</text:p>
          </table:table-cell>
          <table:table-cell office:value-type="float" office:value="9.9750398" calcext:value-type="float">
            <text:p>9.975039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149.15268" calcext:value-type="float">
            <text:p>149.15268</text:p>
          </table:table-cell>
          <table:table-cell office:value-type="float" office:value="177.259" calcext:value-type="float">
            <text:p>177.259</text:p>
          </table:table-cell>
          <table:table-cell office:value-type="float" office:value="124.151" calcext:value-type="float">
            <text:p>124.151</text:p>
          </table:table-cell>
          <table:table-cell office:value-type="float" office:value="16.898898" calcext:value-type="float">
            <text:p>16.89889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206.42386" calcext:value-type="float">
            <text:p>206.42386</text:p>
          </table:table-cell>
          <table:table-cell office:value-type="float" office:value="248.445" calcext:value-type="float">
            <text:p>248.445</text:p>
          </table:table-cell>
          <table:table-cell office:value-type="float" office:value="169.409" calcext:value-type="float">
            <text:p>169.409</text:p>
          </table:table-cell>
          <table:table-cell office:value-type="float" office:value="24.962053" calcext:value-type="float">
            <text:p>24.96205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8.156956" calcext:value-type="float">
            <text:p>28.156956</text:p>
          </table:table-cell>
          <table:table-cell office:value-type="float" office:value="29.833" calcext:value-type="float">
            <text:p>29.833</text:p>
          </table:table-cell>
          <table:table-cell office:value-type="float" office:value="27.339" calcext:value-type="float">
            <text:p>27.339</text:p>
          </table:table-cell>
          <table:table-cell office:value-type="float" office:value="1.3575773" calcext:value-type="float">
            <text:p>1.357577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103.63174" calcext:value-type="float">
            <text:p>103.63174</text:p>
          </table:table-cell>
          <table:table-cell office:value-type="float" office:value="120.115" calcext:value-type="float">
            <text:p>120.115</text:p>
          </table:table-cell>
          <table:table-cell office:value-type="float" office:value="89.286" calcext:value-type="float">
            <text:p>89.286</text:p>
          </table:table-cell>
          <table:table-cell office:value-type="float" office:value="10.226264" calcext:value-type="float">
            <text:p>10.22626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158.66936" calcext:value-type="float">
            <text:p>158.66936</text:p>
          </table:table-cell>
          <table:table-cell office:value-type="float" office:value="183.919" calcext:value-type="float">
            <text:p>183.919</text:p>
          </table:table-cell>
          <table:table-cell office:value-type="float" office:value="135.312" calcext:value-type="float">
            <text:p>135.312</text:p>
          </table:table-cell>
          <table:table-cell office:value-type="float" office:value="14.876859" calcext:value-type="float">
            <text:p>14.87685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210.04277" calcext:value-type="float">
            <text:p>210.04277</text:p>
          </table:table-cell>
          <table:table-cell office:value-type="float" office:value="246.841" calcext:value-type="float">
            <text:p>246.841</text:p>
          </table:table-cell>
          <table:table-cell office:value-type="float" office:value="176.764" calcext:value-type="float">
            <text:p>176.764</text:p>
          </table:table-cell>
          <table:table-cell office:value-type="float" office:value="21.582921" calcext:value-type="float">
            <text:p>21.582921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1.41598" calcext:value-type="float">
            <text:p>31.41598</text:p>
          </table:table-cell>
          <table:table-cell office:value-type="float" office:value="33.187" calcext:value-type="float">
            <text:p>33.187</text:p>
          </table:table-cell>
          <table:table-cell office:value-type="float" office:value="30.12" calcext:value-type="float">
            <text:p>30.12</text:p>
          </table:table-cell>
          <table:table-cell office:value-type="float" office:value="1.8504389" calcext:value-type="float">
            <text:p>1.850438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39.315694" calcext:value-type="float">
            <text:p>39.315694</text:p>
          </table:table-cell>
          <table:table-cell office:value-type="float" office:value="42.56" calcext:value-type="float">
            <text:p>42.56</text:p>
          </table:table-cell>
          <table:table-cell office:value-type="float" office:value="36.58" calcext:value-type="float">
            <text:p>36.58</text:p>
          </table:table-cell>
          <table:table-cell office:value-type="float" office:value="2.3837117" calcext:value-type="float">
            <text:p>2.3837117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39.710134" calcext:value-type="float">
            <text:p>39.710134</text:p>
          </table:table-cell>
          <table:table-cell office:value-type="float" office:value="44.141" calcext:value-type="float">
            <text:p>44.141</text:p>
          </table:table-cell>
          <table:table-cell office:value-type="float" office:value="36.441" calcext:value-type="float">
            <text:p>36.441</text:p>
          </table:table-cell>
          <table:table-cell office:value-type="float" office:value="3.4263844" calcext:value-type="float">
            <text:p>3.426384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0.131136" calcext:value-type="float">
            <text:p>40.131136</text:p>
          </table:table-cell>
          <table:table-cell office:value-type="float" office:value="44.64" calcext:value-type="float">
            <text:p>44.64</text:p>
          </table:table-cell>
          <table:table-cell office:value-type="float" office:value="36.643" calcext:value-type="float">
            <text:p>36.643</text:p>
          </table:table-cell>
          <table:table-cell office:value-type="float" office:value="3.5251359" calcext:value-type="float">
            <text:p>3.525135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7.100931" calcext:value-type="float">
            <text:p>37.100931</text:p>
          </table:table-cell>
          <table:table-cell office:value-type="float" office:value="39.399" calcext:value-type="float">
            <text:p>39.399</text:p>
          </table:table-cell>
          <table:table-cell office:value-type="float" office:value="35.636" calcext:value-type="float">
            <text:p>35.636</text:p>
          </table:table-cell>
          <table:table-cell office:value-type="float" office:value="2.4999467" calcext:value-type="float">
            <text:p>2.49994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50.134389" calcext:value-type="float">
            <text:p>50.134389</text:p>
          </table:table-cell>
          <table:table-cell office:value-type="float" office:value="61.054" calcext:value-type="float">
            <text:p>61.054</text:p>
          </table:table-cell>
          <table:table-cell office:value-type="float" office:value="41.772" calcext:value-type="float">
            <text:p>41.772</text:p>
          </table:table-cell>
          <table:table-cell office:value-type="float" office:value="6.2276338" calcext:value-type="float">
            <text:p>6.22763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56.997908" calcext:value-type="float">
            <text:p>56.997908</text:p>
          </table:table-cell>
          <table:table-cell office:value-type="float" office:value="69.263" calcext:value-type="float">
            <text:p>69.263</text:p>
          </table:table-cell>
          <table:table-cell office:value-type="float" office:value="47.653" calcext:value-type="float">
            <text:p>47.653</text:p>
          </table:table-cell>
          <table:table-cell office:value-type="float" office:value="6.9878908" calcext:value-type="float">
            <text:p>6.98789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62.576481" calcext:value-type="float">
            <text:p>62.576481</text:p>
          </table:table-cell>
          <table:table-cell office:value-type="float" office:value="75.822" calcext:value-type="float">
            <text:p>75.822</text:p>
          </table:table-cell>
          <table:table-cell office:value-type="float" office:value="52.69" calcext:value-type="float">
            <text:p>52.69</text:p>
          </table:table-cell>
          <table:table-cell office:value-type="float" office:value="7.6157848" calcext:value-type="float">
            <text:p>7.61578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6.735356" calcext:value-type="float">
            <text:p>26.735356</text:p>
          </table:table-cell>
          <table:table-cell office:value-type="float" office:value="28.077" calcext:value-type="float">
            <text:p>28.077</text:p>
          </table:table-cell>
          <table:table-cell office:value-type="float" office:value="25.411" calcext:value-type="float">
            <text:p>25.411</text:p>
          </table:table-cell>
          <table:table-cell office:value-type="float" office:value="1.4980951" calcext:value-type="float">
            <text:p>1.49809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31.627363" calcext:value-type="float">
            <text:p>31.627363</text:p>
          </table:table-cell>
          <table:table-cell office:value-type="float" office:value="50.763" calcext:value-type="float">
            <text:p>50.763</text:p>
          </table:table-cell>
          <table:table-cell office:value-type="float" office:value="27.816" calcext:value-type="float">
            <text:p>27.816</text:p>
          </table:table-cell>
          <table:table-cell office:value-type="float" office:value="7.0792257" calcext:value-type="float">
            <text:p>7.07922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31.443637" calcext:value-type="float">
            <text:p>31.443637</text:p>
          </table:table-cell>
          <table:table-cell office:value-type="float" office:value="50.531" calcext:value-type="float">
            <text:p>50.531</text:p>
          </table:table-cell>
          <table:table-cell office:value-type="float" office:value="27.585" calcext:value-type="float">
            <text:p>27.585</text:p>
          </table:table-cell>
          <table:table-cell office:value-type="float" office:value="9.9599713" calcext:value-type="float">
            <text:p>9.95997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31.759021" calcext:value-type="float">
            <text:p>31.759021</text:p>
          </table:table-cell>
          <table:table-cell office:value-type="float" office:value="37.16" calcext:value-type="float">
            <text:p>37.16</text:p>
          </table:table-cell>
          <table:table-cell office:value-type="float" office:value="28.032" calcext:value-type="float">
            <text:p>28.032</text:p>
          </table:table-cell>
          <table:table-cell office:value-type="float" office:value="11.584211" calcext:value-type="float">
            <text:p>11.5842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6.291792" calcext:value-type="float">
            <text:p>26.291792</text:p>
          </table:table-cell>
          <table:table-cell office:value-type="float" office:value="27.64" calcext:value-type="float">
            <text:p>27.64</text:p>
          </table:table-cell>
          <table:table-cell office:value-type="float" office:value="25.273" calcext:value-type="float">
            <text:p>25.273</text:p>
          </table:table-cell>
          <table:table-cell office:value-type="float" office:value="1.0869761" calcext:value-type="float">
            <text:p>1.08697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253.60432" calcext:value-type="float">
            <text:p>253.60432</text:p>
          </table:table-cell>
          <table:table-cell office:value-type="float" office:value="308.905" calcext:value-type="float">
            <text:p>308.905</text:p>
          </table:table-cell>
          <table:table-cell office:value-type="float" office:value="206.815" calcext:value-type="float">
            <text:p>206.815</text:p>
          </table:table-cell>
          <table:table-cell office:value-type="float" office:value="32.348727" calcext:value-type="float">
            <text:p>32.3487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270.75111" calcext:value-type="float">
            <text:p>270.75111</text:p>
          </table:table-cell>
          <table:table-cell office:value-type="float" office:value="338.537" calcext:value-type="float">
            <text:p>338.537</text:p>
          </table:table-cell>
          <table:table-cell office:value-type="float" office:value="214.694" calcext:value-type="float">
            <text:p>214.694</text:p>
          </table:table-cell>
          <table:table-cell office:value-type="float" office:value="38.451022" calcext:value-type="float">
            <text:p>38.4510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276.86256" calcext:value-type="float">
            <text:p>276.86256</text:p>
          </table:table-cell>
          <table:table-cell office:value-type="float" office:value="350.946" calcext:value-type="float">
            <text:p>350.946</text:p>
          </table:table-cell>
          <table:table-cell office:value-type="float" office:value="215.741" calcext:value-type="float">
            <text:p>215.741</text:p>
          </table:table-cell>
          <table:table-cell office:value-type="float" office:value="42.248918" calcext:value-type="float">
            <text:p>42.2489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7.366036" calcext:value-type="float">
            <text:p>27.366036</text:p>
          </table:table-cell>
          <table:table-cell office:value-type="float" office:value="28.573" calcext:value-type="float">
            <text:p>28.573</text:p>
          </table:table-cell>
          <table:table-cell office:value-type="float" office:value="26.556" calcext:value-type="float">
            <text:p>26.556</text:p>
          </table:table-cell>
          <table:table-cell office:value-type="float" office:value="0.81593226" calcext:value-type="float">
            <text:p>0.815932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397.41202" calcext:value-type="float">
            <text:p>397.41202</text:p>
          </table:table-cell>
          <table:table-cell office:value-type="float" office:value="462.361" calcext:value-type="float">
            <text:p>462.361</text:p>
          </table:table-cell>
          <table:table-cell office:value-type="float" office:value="340.931" calcext:value-type="float">
            <text:p>340.931</text:p>
          </table:table-cell>
          <table:table-cell office:value-type="float" office:value="38.134619" calcext:value-type="float">
            <text:p>38.1346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435.05923" calcext:value-type="float">
            <text:p>435.05923</text:p>
          </table:table-cell>
          <table:table-cell office:value-type="float" office:value="515.767" calcext:value-type="float">
            <text:p>515.767</text:p>
          </table:table-cell>
          <table:table-cell office:value-type="float" office:value="366.922" calcext:value-type="float">
            <text:p>366.922</text:p>
          </table:table-cell>
          <table:table-cell office:value-type="float" office:value="46.656177" calcext:value-type="float">
            <text:p>46.6561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451.29664" calcext:value-type="float">
            <text:p>451.29664</text:p>
          </table:table-cell>
          <table:table-cell office:value-type="float" office:value="543.384" calcext:value-type="float">
            <text:p>543.384</text:p>
          </table:table-cell>
          <table:table-cell office:value-type="float" office:value="372.962" calcext:value-type="float">
            <text:p>372.962</text:p>
          </table:table-cell>
          <table:table-cell office:value-type="float" office:value="52.440394" calcext:value-type="float">
            <text:p>52.4403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7.171459" calcext:value-type="float">
            <text:p>27.171459</text:p>
          </table:table-cell>
          <table:table-cell office:value-type="float" office:value="28.283" calcext:value-type="float">
            <text:p>28.283</text:p>
          </table:table-cell>
          <table:table-cell office:value-type="float" office:value="26.338" calcext:value-type="float">
            <text:p>26.338</text:p>
          </table:table-cell>
          <table:table-cell office:value-type="float" office:value="1.2203133" calcext:value-type="float">
            <text:p>1.22031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82.427212" calcext:value-type="float">
            <text:p>82.427212</text:p>
          </table:table-cell>
          <table:table-cell office:value-type="float" office:value="99.394" calcext:value-type="float">
            <text:p>99.394</text:p>
          </table:table-cell>
          <table:table-cell office:value-type="float" office:value="67.08" calcext:value-type="float">
            <text:p>67.08</text:p>
          </table:table-cell>
          <table:table-cell office:value-type="float" office:value="10.045051" calcext:value-type="float">
            <text:p>10.0450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106.14849" calcext:value-type="float">
            <text:p>106.14849</text:p>
          </table:table-cell>
          <table:table-cell office:value-type="float" office:value="124.302" calcext:value-type="float">
            <text:p>124.302</text:p>
          </table:table-cell>
          <table:table-cell office:value-type="float" office:value="89.23" calcext:value-type="float">
            <text:p>89.23</text:p>
          </table:table-cell>
          <table:table-cell office:value-type="float" office:value="11.099574" calcext:value-type="float">
            <text:p>11.0995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63.122975" calcext:value-type="float">
            <text:p>63.122975</text:p>
          </table:table-cell>
          <table:table-cell office:value-type="float" office:value="73.735" calcext:value-type="float">
            <text:p>73.735</text:p>
          </table:table-cell>
          <table:table-cell office:value-type="float" office:value="52.51" calcext:value-type="float">
            <text:p>52.51</text:p>
          </table:table-cell>
          <table:table-cell office:value-type="float" office:value="15.39357" calcext:value-type="float">
            <text:p>15.393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4.191673" calcext:value-type="float">
            <text:p>34.191673</text:p>
          </table:table-cell>
          <table:table-cell office:value-type="float" office:value="36.099" calcext:value-type="float">
            <text:p>36.099</text:p>
          </table:table-cell>
          <table:table-cell office:value-type="float" office:value="32.872" calcext:value-type="float">
            <text:p>32.872</text:p>
          </table:table-cell>
          <table:table-cell office:value-type="float" office:value="1.3505692" calcext:value-type="float">
            <text:p>1.35056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102.02301" calcext:value-type="float">
            <text:p>102.02301</text:p>
          </table:table-cell>
          <table:table-cell office:value-type="float" office:value="117.41" calcext:value-type="float">
            <text:p>117.41</text:p>
          </table:table-cell>
          <table:table-cell office:value-type="float" office:value="87.664" calcext:value-type="float">
            <text:p>87.664</text:p>
          </table:table-cell>
          <table:table-cell office:value-type="float" office:value="9.0053888" calcext:value-type="float">
            <text:p>9.00538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170.80721" calcext:value-type="float">
            <text:p>170.80721</text:p>
          </table:table-cell>
          <table:table-cell office:value-type="float" office:value="199.396" calcext:value-type="float">
            <text:p>199.396</text:p>
          </table:table-cell>
          <table:table-cell office:value-type="float" office:value="143.888" calcext:value-type="float">
            <text:p>143.888</text:p>
          </table:table-cell>
          <table:table-cell office:value-type="float" office:value="17.142926" calcext:value-type="float">
            <text:p>17.1429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240.40453" calcext:value-type="float">
            <text:p>240.40453</text:p>
          </table:table-cell>
          <table:table-cell office:value-type="float" office:value="282.091" calcext:value-type="float">
            <text:p>282.091</text:p>
          </table:table-cell>
          <table:table-cell office:value-type="float" office:value="200.848" calcext:value-type="float">
            <text:p>200.848</text:p>
          </table:table-cell>
          <table:table-cell office:value-type="float" office:value="24.972239" calcext:value-type="float">
            <text:p>24.9722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6.281587" calcext:value-type="float">
            <text:p>26.281587</text:p>
          </table:table-cell>
          <table:table-cell office:value-type="float" office:value="27.39" calcext:value-type="float">
            <text:p>27.39</text:p>
          </table:table-cell>
          <table:table-cell office:value-type="float" office:value="25.633" calcext:value-type="float">
            <text:p>25.633</text:p>
          </table:table-cell>
          <table:table-cell office:value-type="float" office:value="1.1666315" calcext:value-type="float">
            <text:p>1.16663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7.752908" calcext:value-type="float">
            <text:p>27.752908</text:p>
          </table:table-cell>
          <table:table-cell office:value-type="float" office:value="30.22" calcext:value-type="float">
            <text:p>30.22</text:p>
          </table:table-cell>
          <table:table-cell office:value-type="float" office:value="25.674" calcext:value-type="float">
            <text:p>25.674</text:p>
          </table:table-cell>
          <table:table-cell office:value-type="float" office:value="1.4478745" calcext:value-type="float">
            <text:p>1.44787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28.30567" calcext:value-type="float">
            <text:p>28.30567</text:p>
          </table:table-cell>
          <table:table-cell office:value-type="float" office:value="31.333" calcext:value-type="float">
            <text:p>31.333</text:p>
          </table:table-cell>
          <table:table-cell office:value-type="float" office:value="25.893" calcext:value-type="float">
            <text:p>25.893</text:p>
          </table:table-cell>
          <table:table-cell office:value-type="float" office:value="1.7375814" calcext:value-type="float">
            <text:p>1.73758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28.834496" calcext:value-type="float">
            <text:p>28.834496</text:p>
          </table:table-cell>
          <table:table-cell office:value-type="float" office:value="31.774" calcext:value-type="float">
            <text:p>31.774</text:p>
          </table:table-cell>
          <table:table-cell office:value-type="float" office:value="26.647" calcext:value-type="float">
            <text:p>26.647</text:p>
          </table:table-cell>
          <table:table-cell office:value-type="float" office:value="1.8037415" calcext:value-type="float">
            <text:p>1.80374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6.242462" calcext:value-type="float">
            <text:p>26.242462</text:p>
          </table:table-cell>
          <table:table-cell office:value-type="float" office:value="27.419" calcext:value-type="float">
            <text:p>27.419</text:p>
          </table:table-cell>
          <table:table-cell office:value-type="float" office:value="25.654" calcext:value-type="float">
            <text:p>25.654</text:p>
          </table:table-cell>
          <table:table-cell office:value-type="float" office:value="1.1531346" calcext:value-type="float">
            <text:p>1.15313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249.32765" calcext:value-type="float">
            <text:p>249.32765</text:p>
          </table:table-cell>
          <table:table-cell office:value-type="float" office:value="273.746" calcext:value-type="float">
            <text:p>273.746</text:p>
          </table:table-cell>
          <table:table-cell office:value-type="float" office:value="227.217" calcext:value-type="float">
            <text:p>227.217</text:p>
          </table:table-cell>
          <table:table-cell office:value-type="float" office:value="14.208121" calcext:value-type="float">
            <text:p>14.2081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450.47976" calcext:value-type="float">
            <text:p>450.47976</text:p>
          </table:table-cell>
          <table:table-cell office:value-type="float" office:value="490.236" calcext:value-type="float">
            <text:p>490.236</text:p>
          </table:table-cell>
          <table:table-cell office:value-type="float" office:value="414.524" calcext:value-type="float">
            <text:p>414.524</text:p>
          </table:table-cell>
          <table:table-cell office:value-type="float" office:value="23.203631" calcext:value-type="float">
            <text:p>23.2036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633.24034" calcext:value-type="float">
            <text:p>633.24034</text:p>
          </table:table-cell>
          <table:table-cell office:value-type="float" office:value="683.692" calcext:value-type="float">
            <text:p>683.692</text:p>
          </table:table-cell>
          <table:table-cell office:value-type="float" office:value="588.845" calcext:value-type="float">
            <text:p>588.845</text:p>
          </table:table-cell>
          <table:table-cell office:value-type="float" office:value="28.993099" calcext:value-type="float">
            <text:p>28.9930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7.602895" calcext:value-type="float">
            <text:p>27.602895</text:p>
          </table:table-cell>
          <table:table-cell office:value-type="float" office:value="28.718" calcext:value-type="float">
            <text:p>28.718</text:p>
          </table:table-cell>
          <table:table-cell office:value-type="float" office:value="26.763" calcext:value-type="float">
            <text:p>26.763</text:p>
          </table:table-cell>
          <table:table-cell office:value-type="float" office:value="0.98872493" calcext:value-type="float">
            <text:p>0.988724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247.95909" calcext:value-type="float">
            <text:p>247.95909</text:p>
          </table:table-cell>
          <table:table-cell office:value-type="float" office:value="274.881" calcext:value-type="float">
            <text:p>274.881</text:p>
          </table:table-cell>
          <table:table-cell office:value-type="float" office:value="223.858" calcext:value-type="float">
            <text:p>223.858</text:p>
          </table:table-cell>
          <table:table-cell office:value-type="float" office:value="15.82001" calcext:value-type="float">
            <text:p>15.820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452.28182" calcext:value-type="float">
            <text:p>452.28182</text:p>
          </table:table-cell>
          <table:table-cell office:value-type="float" office:value="490.543" calcext:value-type="float">
            <text:p>490.543</text:p>
          </table:table-cell>
          <table:table-cell office:value-type="float" office:value="415.968" calcext:value-type="float">
            <text:p>415.968</text:p>
          </table:table-cell>
          <table:table-cell office:value-type="float" office:value="22.85472" calcext:value-type="float">
            <text:p>22.854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631.34871" calcext:value-type="float">
            <text:p>631.34871</text:p>
          </table:table-cell>
          <table:table-cell office:value-type="float" office:value="679.465" calcext:value-type="float">
            <text:p>679.465</text:p>
          </table:table-cell>
          <table:table-cell office:value-type="float" office:value="586.816" calcext:value-type="float">
            <text:p>586.816</text:p>
          </table:table-cell>
          <table:table-cell office:value-type="float" office:value="28.50881" calcext:value-type="float">
            <text:p>28.508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6.979572" calcext:value-type="float">
            <text:p>26.979572</text:p>
          </table:table-cell>
          <table:table-cell office:value-type="float" office:value="27.939" calcext:value-type="float">
            <text:p>27.939</text:p>
          </table:table-cell>
          <table:table-cell office:value-type="float" office:value="26.189" calcext:value-type="float">
            <text:p>26.189</text:p>
          </table:table-cell>
          <table:table-cell office:value-type="float" office:value="0.63824416" calcext:value-type="float">
            <text:p>0.638244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246.51796" calcext:value-type="float">
            <text:p>246.51796</text:p>
          </table:table-cell>
          <table:table-cell office:value-type="float" office:value="292.561" calcext:value-type="float">
            <text:p>292.561</text:p>
          </table:table-cell>
          <table:table-cell office:value-type="float" office:value="203.752" calcext:value-type="float">
            <text:p>203.752</text:p>
          </table:table-cell>
          <table:table-cell office:value-type="float" office:value="27.049646" calcext:value-type="float">
            <text:p>27.0496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461.23988" calcext:value-type="float">
            <text:p>461.23988</text:p>
          </table:table-cell>
          <table:table-cell office:value-type="float" office:value="548.188" calcext:value-type="float">
            <text:p>548.188</text:p>
          </table:table-cell>
          <table:table-cell office:value-type="float" office:value="379.47" calcext:value-type="float">
            <text:p>379.47</text:p>
          </table:table-cell>
          <table:table-cell office:value-type="float" office:value="51.087263" calcext:value-type="float">
            <text:p>51.0872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674.43194" calcext:value-type="float">
            <text:p>674.43194</text:p>
          </table:table-cell>
          <table:table-cell office:value-type="float" office:value="795.785" calcext:value-type="float">
            <text:p>795.785</text:p>
          </table:table-cell>
          <table:table-cell office:value-type="float" office:value="553.934" calcext:value-type="float">
            <text:p>553.934</text:p>
          </table:table-cell>
          <table:table-cell office:value-type="float" office:value="74.554404" calcext:value-type="float">
            <text:p>74.5544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7.798139" calcext:value-type="float">
            <text:p>27.798139</text:p>
          </table:table-cell>
          <table:table-cell office:value-type="float" office:value="29.002" calcext:value-type="float">
            <text:p>29.002</text:p>
          </table:table-cell>
          <table:table-cell office:value-type="float" office:value="27.107" calcext:value-type="float">
            <text:p>27.107</text:p>
          </table:table-cell>
          <table:table-cell office:value-type="float" office:value="0.70558959" calcext:value-type="float">
            <text:p>0.705589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245.55123" calcext:value-type="float">
            <text:p>245.55123</text:p>
          </table:table-cell>
          <table:table-cell office:value-type="float" office:value="285.331" calcext:value-type="float">
            <text:p>285.331</text:p>
          </table:table-cell>
          <table:table-cell office:value-type="float" office:value="207.271" calcext:value-type="float">
            <text:p>207.271</text:p>
          </table:table-cell>
          <table:table-cell office:value-type="float" office:value="24.029124" calcext:value-type="float">
            <text:p>24.0291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432.64855" calcext:value-type="float">
            <text:p>432.64855</text:p>
          </table:table-cell>
          <table:table-cell office:value-type="float" office:value="507.568" calcext:value-type="float">
            <text:p>507.568</text:p>
          </table:table-cell>
          <table:table-cell office:value-type="float" office:value="360.692" calcext:value-type="float">
            <text:p>360.692</text:p>
          </table:table-cell>
          <table:table-cell office:value-type="float" office:value="44.739593" calcext:value-type="float">
            <text:p>44.7395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632.38897" calcext:value-type="float">
            <text:p>632.38897</text:p>
          </table:table-cell>
          <table:table-cell office:value-type="float" office:value="746.996" calcext:value-type="float">
            <text:p>746.996</text:p>
          </table:table-cell>
          <table:table-cell office:value-type="float" office:value="520.847" calcext:value-type="float">
            <text:p>520.847</text:p>
          </table:table-cell>
          <table:table-cell office:value-type="float" office:value="68.39057" calcext:value-type="float">
            <text:p>68.390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0.789905" calcext:value-type="float">
            <text:p>30.789905</text:p>
          </table:table-cell>
          <table:table-cell office:value-type="float" office:value="32.133" calcext:value-type="float">
            <text:p>32.133</text:p>
          </table:table-cell>
          <table:table-cell office:value-type="float" office:value="29.402" calcext:value-type="float">
            <text:p>29.402</text:p>
          </table:table-cell>
          <table:table-cell office:value-type="float" office:value="1.2095378" calcext:value-type="float">
            <text:p>1.20953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38.178791" calcext:value-type="float">
            <text:p>38.178791</text:p>
          </table:table-cell>
          <table:table-cell office:value-type="float" office:value="41.498" calcext:value-type="float">
            <text:p>41.498</text:p>
          </table:table-cell>
          <table:table-cell office:value-type="float" office:value="35.568" calcext:value-type="float">
            <text:p>35.568</text:p>
          </table:table-cell>
          <table:table-cell office:value-type="float" office:value="1.8252627" calcext:value-type="float">
            <text:p>1.82526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38.755453" calcext:value-type="float">
            <text:p>38.755453</text:p>
          </table:table-cell>
          <table:table-cell office:value-type="float" office:value="42.39" calcext:value-type="float">
            <text:p>42.39</text:p>
          </table:table-cell>
          <table:table-cell office:value-type="float" office:value="35.906" calcext:value-type="float">
            <text:p>35.906</text:p>
          </table:table-cell>
          <table:table-cell office:value-type="float" office:value="2.1032324" calcext:value-type="float">
            <text:p>2.10323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39.026543" calcext:value-type="float">
            <text:p>39.026543</text:p>
          </table:table-cell>
          <table:table-cell office:value-type="float" office:value="42.874" calcext:value-type="float">
            <text:p>42.874</text:p>
          </table:table-cell>
          <table:table-cell office:value-type="float" office:value="36.026" calcext:value-type="float">
            <text:p>36.026</text:p>
          </table:table-cell>
          <table:table-cell office:value-type="float" office:value="2.1388791" calcext:value-type="float">
            <text:p>2.13887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4.240324" calcext:value-type="float">
            <text:p>34.240324</text:p>
          </table:table-cell>
          <table:table-cell office:value-type="float" office:value="35.503" calcext:value-type="float">
            <text:p>35.503</text:p>
          </table:table-cell>
          <table:table-cell office:value-type="float" office:value="33.415" calcext:value-type="float">
            <text:p>33.415</text:p>
          </table:table-cell>
          <table:table-cell office:value-type="float" office:value="0.8335903" calcext:value-type="float">
            <text:p>0.833590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53.741934" calcext:value-type="float">
            <text:p>53.741934</text:p>
          </table:table-cell>
          <table:table-cell office:value-type="float" office:value="62.111" calcext:value-type="float">
            <text:p>62.111</text:p>
          </table:table-cell>
          <table:table-cell office:value-type="float" office:value="46.154" calcext:value-type="float">
            <text:p>46.154</text:p>
          </table:table-cell>
          <table:table-cell office:value-type="float" office:value="5.3586032" calcext:value-type="float">
            <text:p>5.358603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60.015387" calcext:value-type="float">
            <text:p>60.015387</text:p>
          </table:table-cell>
          <table:table-cell office:value-type="float" office:value="71.305" calcext:value-type="float">
            <text:p>71.305</text:p>
          </table:table-cell>
          <table:table-cell office:value-type="float" office:value="50.136" calcext:value-type="float">
            <text:p>50.136</text:p>
          </table:table-cell>
          <table:table-cell office:value-type="float" office:value="6.9388423" calcext:value-type="float">
            <text:p>6.938842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64.203004" calcext:value-type="float">
            <text:p>64.203004</text:p>
          </table:table-cell>
          <table:table-cell office:value-type="float" office:value="76.912" calcext:value-type="float">
            <text:p>76.912</text:p>
          </table:table-cell>
          <table:table-cell office:value-type="float" office:value="53.372" calcext:value-type="float">
            <text:p>53.372</text:p>
          </table:table-cell>
          <table:table-cell office:value-type="float" office:value="7.4352384" calcext:value-type="float">
            <text:p>7.435238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7.594405" calcext:value-type="float">
            <text:p>27.594405</text:p>
          </table:table-cell>
          <table:table-cell office:value-type="float" office:value="28.859" calcext:value-type="float">
            <text:p>28.859</text:p>
          </table:table-cell>
          <table:table-cell office:value-type="float" office:value="26.108" calcext:value-type="float">
            <text:p>26.108</text:p>
          </table:table-cell>
          <table:table-cell office:value-type="float" office:value="1.6511673" calcext:value-type="float">
            <text:p>1.651167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36.029155" calcext:value-type="float">
            <text:p>36.029155</text:p>
          </table:table-cell>
          <table:table-cell office:value-type="float" office:value="47.155" calcext:value-type="float">
            <text:p>47.155</text:p>
          </table:table-cell>
          <table:table-cell office:value-type="float" office:value="29.794" calcext:value-type="float">
            <text:p>29.794</text:p>
          </table:table-cell>
          <table:table-cell office:value-type="float" office:value="6.0891079" calcext:value-type="float">
            <text:p>6.089107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36.034892" calcext:value-type="float">
            <text:p>36.034892</text:p>
          </table:table-cell>
          <table:table-cell office:value-type="float" office:value="51.047" calcext:value-type="float">
            <text:p>51.047</text:p>
          </table:table-cell>
          <table:table-cell office:value-type="float" office:value="29.629" calcext:value-type="float">
            <text:p>29.629</text:p>
          </table:table-cell>
          <table:table-cell office:value-type="float" office:value="7.6387334" calcext:value-type="float">
            <text:p>7.638733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39.853644" calcext:value-type="float">
            <text:p>39.853644</text:p>
          </table:table-cell>
          <table:table-cell office:value-type="float" office:value="62.695" calcext:value-type="float">
            <text:p>62.695</text:p>
          </table:table-cell>
          <table:table-cell office:value-type="float" office:value="29.758" calcext:value-type="float">
            <text:p>29.758</text:p>
          </table:table-cell>
          <table:table-cell office:value-type="float" office:value="11.056579" calcext:value-type="float">
            <text:p>11.05657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6.824438" calcext:value-type="float">
            <text:p>26.824438</text:p>
          </table:table-cell>
          <table:table-cell office:value-type="float" office:value="28.519" calcext:value-type="float">
            <text:p>28.519</text:p>
          </table:table-cell>
          <table:table-cell office:value-type="float" office:value="25.716" calcext:value-type="float">
            <text:p>25.716</text:p>
          </table:table-cell>
          <table:table-cell office:value-type="float" office:value="1.9842853" calcext:value-type="float">
            <text:p>1.984285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149.02017" calcext:value-type="float">
            <text:p>149.02017</text:p>
          </table:table-cell>
          <table:table-cell office:value-type="float" office:value="169.765" calcext:value-type="float">
            <text:p>169.765</text:p>
          </table:table-cell>
          <table:table-cell office:value-type="float" office:value="128.961" calcext:value-type="float">
            <text:p>128.961</text:p>
          </table:table-cell>
          <table:table-cell office:value-type="float" office:value="13.969444" calcext:value-type="float">
            <text:p>13.96944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171.54446" calcext:value-type="float">
            <text:p>171.54446</text:p>
          </table:table-cell>
          <table:table-cell office:value-type="float" office:value="202.246" calcext:value-type="float">
            <text:p>202.246</text:p>
          </table:table-cell>
          <table:table-cell office:value-type="float" office:value="142.584" calcext:value-type="float">
            <text:p>142.584</text:p>
          </table:table-cell>
          <table:table-cell office:value-type="float" office:value="18.275241" calcext:value-type="float">
            <text:p>18.275241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185.04454" calcext:value-type="float">
            <text:p>185.04454</text:p>
          </table:table-cell>
          <table:table-cell office:value-type="float" office:value="222.122" calcext:value-type="float">
            <text:p>222.122</text:p>
          </table:table-cell>
          <table:table-cell office:value-type="float" office:value="150.477" calcext:value-type="float">
            <text:p>150.477</text:p>
          </table:table-cell>
          <table:table-cell office:value-type="float" office:value="22.103984" calcext:value-type="float">
            <text:p>22.10398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7.171774" calcext:value-type="float">
            <text:p>27.171774</text:p>
          </table:table-cell>
          <table:table-cell office:value-type="float" office:value="27.971" calcext:value-type="float">
            <text:p>27.971</text:p>
          </table:table-cell>
          <table:table-cell office:value-type="float" office:value="26.593" calcext:value-type="float">
            <text:p>26.593</text:p>
          </table:table-cell>
          <table:table-cell office:value-type="float" office:value="0.63307117" calcext:value-type="float">
            <text:p>0.63307117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240.73597" calcext:value-type="float">
            <text:p>240.73597</text:p>
          </table:table-cell>
          <table:table-cell office:value-type="float" office:value="266.02" calcext:value-type="float">
            <text:p>266.02</text:p>
          </table:table-cell>
          <table:table-cell office:value-type="float" office:value="216.335" calcext:value-type="float">
            <text:p>216.335</text:p>
          </table:table-cell>
          <table:table-cell office:value-type="float" office:value="17.396358" calcext:value-type="float">
            <text:p>17.39635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299.64966" calcext:value-type="float">
            <text:p>299.64966</text:p>
          </table:table-cell>
          <table:table-cell office:value-type="float" office:value="335.694" calcext:value-type="float">
            <text:p>335.694</text:p>
          </table:table-cell>
          <table:table-cell office:value-type="float" office:value="264.557" calcext:value-type="float">
            <text:p>264.557</text:p>
          </table:table-cell>
          <table:table-cell office:value-type="float" office:value="25.086438" calcext:value-type="float">
            <text:p>25.08643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330.52112" calcext:value-type="float">
            <text:p>330.52112</text:p>
          </table:table-cell>
          <table:table-cell office:value-type="float" office:value="373.025" calcext:value-type="float">
            <text:p>373.025</text:p>
          </table:table-cell>
          <table:table-cell office:value-type="float" office:value="290.106" calcext:value-type="float">
            <text:p>290.106</text:p>
          </table:table-cell>
          <table:table-cell office:value-type="float" office:value="26.985883" calcext:value-type="float">
            <text:p>26.98588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7.707781" calcext:value-type="float">
            <text:p>27.707781</text:p>
          </table:table-cell>
          <table:table-cell office:value-type="float" office:value="28.695" calcext:value-type="float">
            <text:p>28.695</text:p>
          </table:table-cell>
          <table:table-cell office:value-type="float" office:value="26.882" calcext:value-type="float">
            <text:p>26.882</text:p>
          </table:table-cell>
          <table:table-cell office:value-type="float" office:value="1.244051" calcext:value-type="float">
            <text:p>1.244051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44.043296" calcext:value-type="float">
            <text:p>44.043296</text:p>
          </table:table-cell>
          <table:table-cell office:value-type="float" office:value="48.007" calcext:value-type="float">
            <text:p>48.007</text:p>
          </table:table-cell>
          <table:table-cell office:value-type="float" office:value="40.458" calcext:value-type="float">
            <text:p>40.458</text:p>
          </table:table-cell>
          <table:table-cell office:value-type="float" office:value="2.4154705" calcext:value-type="float">
            <text:p>2.4154705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49.582362" calcext:value-type="float">
            <text:p>49.582362</text:p>
          </table:table-cell>
          <table:table-cell office:value-type="float" office:value="53.935" calcext:value-type="float">
            <text:p>53.935</text:p>
          </table:table-cell>
          <table:table-cell office:value-type="float" office:value="45.475" calcext:value-type="float">
            <text:p>45.475</text:p>
          </table:table-cell>
          <table:table-cell office:value-type="float" office:value="2.8751173" calcext:value-type="float">
            <text:p>2.875117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50.50812" calcext:value-type="float">
            <text:p>50.50812</text:p>
          </table:table-cell>
          <table:table-cell office:value-type="float" office:value="55.124" calcext:value-type="float">
            <text:p>55.124</text:p>
          </table:table-cell>
          <table:table-cell office:value-type="float" office:value="46.273" calcext:value-type="float">
            <text:p>46.273</text:p>
          </table:table-cell>
          <table:table-cell office:value-type="float" office:value="2.8741086" calcext:value-type="float">
            <text:p>2.874108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5.922549" calcext:value-type="float">
            <text:p>35.922549</text:p>
          </table:table-cell>
          <table:table-cell office:value-type="float" office:value="37.238" calcext:value-type="float">
            <text:p>37.238</text:p>
          </table:table-cell>
          <table:table-cell office:value-type="float" office:value="34.879" calcext:value-type="float">
            <text:p>34.879</text:p>
          </table:table-cell>
          <table:table-cell office:value-type="float" office:value="0.77170059" calcext:value-type="float">
            <text:p>0.7717005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47.45402" calcext:value-type="float">
            <text:p>47.45402</text:p>
          </table:table-cell>
          <table:table-cell office:value-type="float" office:value="51.418" calcext:value-type="float">
            <text:p>51.418</text:p>
          </table:table-cell>
          <table:table-cell office:value-type="float" office:value="43.877" calcext:value-type="float">
            <text:p>43.877</text:p>
          </table:table-cell>
          <table:table-cell office:value-type="float" office:value="2.4275346" calcext:value-type="float">
            <text:p>2.427534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59.124195" calcext:value-type="float">
            <text:p>59.124195</text:p>
          </table:table-cell>
          <table:table-cell office:value-type="float" office:value="65.88" calcext:value-type="float">
            <text:p>65.88</text:p>
          </table:table-cell>
          <table:table-cell office:value-type="float" office:value="53.291" calcext:value-type="float">
            <text:p>53.291</text:p>
          </table:table-cell>
          <table:table-cell office:value-type="float" office:value="4.0351987" calcext:value-type="float">
            <text:p>4.0351987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71.312326" calcext:value-type="float">
            <text:p>71.312326</text:p>
          </table:table-cell>
          <table:table-cell office:value-type="float" office:value="80.037" calcext:value-type="float">
            <text:p>80.037</text:p>
          </table:table-cell>
          <table:table-cell office:value-type="float" office:value="63.57" calcext:value-type="float">
            <text:p>63.57</text:p>
          </table:table-cell>
          <table:table-cell office:value-type="float" office:value="5.3892654" calcext:value-type="float">
            <text:p>5.389265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7.205685" calcext:value-type="float">
            <text:p>27.205685</text:p>
          </table:table-cell>
          <table:table-cell office:value-type="float" office:value="29.067" calcext:value-type="float">
            <text:p>29.067</text:p>
          </table:table-cell>
          <table:table-cell office:value-type="float" office:value="25.971" calcext:value-type="float">
            <text:p>25.971</text:p>
          </table:table-cell>
          <table:table-cell office:value-type="float" office:value="1.2601348" calcext:value-type="float">
            <text:p>1.260134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8.542568" calcext:value-type="float">
            <text:p>28.542568</text:p>
          </table:table-cell>
          <table:table-cell office:value-type="float" office:value="30.779" calcext:value-type="float">
            <text:p>30.779</text:p>
          </table:table-cell>
          <table:table-cell office:value-type="float" office:value="26.638" calcext:value-type="float">
            <text:p>26.638</text:p>
          </table:table-cell>
          <table:table-cell office:value-type="float" office:value="1.8596224" calcext:value-type="float">
            <text:p>1.859622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28.958034" calcext:value-type="float">
            <text:p>28.958034</text:p>
          </table:table-cell>
          <table:table-cell office:value-type="float" office:value="31.298" calcext:value-type="float">
            <text:p>31.298</text:p>
          </table:table-cell>
          <table:table-cell office:value-type="float" office:value="27.09" calcext:value-type="float">
            <text:p>27.09</text:p>
          </table:table-cell>
          <table:table-cell office:value-type="float" office:value="1.3347169" calcext:value-type="float">
            <text:p>1.334716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28.938609" calcext:value-type="float">
            <text:p>28.938609</text:p>
          </table:table-cell>
          <table:table-cell office:value-type="float" office:value="31.872" calcext:value-type="float">
            <text:p>31.872</text:p>
          </table:table-cell>
          <table:table-cell office:value-type="float" office:value="26.521" calcext:value-type="float">
            <text:p>26.521</text:p>
          </table:table-cell>
          <table:table-cell office:value-type="float" office:value="2.2125352" calcext:value-type="float">
            <text:p>2.212535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7.707339" calcext:value-type="float">
            <text:p>27.707339</text:p>
          </table:table-cell>
          <table:table-cell office:value-type="float" office:value="29.814" calcext:value-type="float">
            <text:p>29.814</text:p>
          </table:table-cell>
          <table:table-cell office:value-type="float" office:value="26.537" calcext:value-type="float">
            <text:p>26.537</text:p>
          </table:table-cell>
          <table:table-cell office:value-type="float" office:value="2.0432568" calcext:value-type="float">
            <text:p>2.043256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80.310348" calcext:value-type="float">
            <text:p>80.310348</text:p>
          </table:table-cell>
          <table:table-cell office:value-type="float" office:value="89.267" calcext:value-type="float">
            <text:p>89.267</text:p>
          </table:table-cell>
          <table:table-cell office:value-type="float" office:value="73.091" calcext:value-type="float">
            <text:p>73.091</text:p>
          </table:table-cell>
          <table:table-cell office:value-type="float" office:value="5.7534839" calcext:value-type="float">
            <text:p>5.753483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115.21564" calcext:value-type="float">
            <text:p>115.21564</text:p>
          </table:table-cell>
          <table:table-cell office:value-type="float" office:value="129.629" calcext:value-type="float">
            <text:p>129.629</text:p>
          </table:table-cell>
          <table:table-cell office:value-type="float" office:value="103.769" calcext:value-type="float">
            <text:p>103.769</text:p>
          </table:table-cell>
          <table:table-cell office:value-type="float" office:value="8.1171609" calcext:value-type="float">
            <text:p>8.117160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149.79555" calcext:value-type="float">
            <text:p>149.79555</text:p>
          </table:table-cell>
          <table:table-cell office:value-type="float" office:value="165.368" calcext:value-type="float">
            <text:p>165.368</text:p>
          </table:table-cell>
          <table:table-cell office:value-type="float" office:value="136.077" calcext:value-type="float">
            <text:p>136.077</text:p>
          </table:table-cell>
          <table:table-cell office:value-type="float" office:value="9.425141" calcext:value-type="float">
            <text:p>9.425141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7.924539" calcext:value-type="float">
            <text:p>27.924539</text:p>
          </table:table-cell>
          <table:table-cell office:value-type="float" office:value="29.649" calcext:value-type="float">
            <text:p>29.649</text:p>
          </table:table-cell>
          <table:table-cell office:value-type="float" office:value="26.485" calcext:value-type="float">
            <text:p>26.485</text:p>
          </table:table-cell>
          <table:table-cell office:value-type="float" office:value="1.8314023" calcext:value-type="float">
            <text:p>1.831402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85.198532" calcext:value-type="float">
            <text:p>85.198532</text:p>
          </table:table-cell>
          <table:table-cell office:value-type="float" office:value="94.565" calcext:value-type="float">
            <text:p>94.565</text:p>
          </table:table-cell>
          <table:table-cell office:value-type="float" office:value="77.117" calcext:value-type="float">
            <text:p>77.117</text:p>
          </table:table-cell>
          <table:table-cell office:value-type="float" office:value="5.9559722" calcext:value-type="float">
            <text:p>5.955972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119.3512" calcext:value-type="float">
            <text:p>119.3512</text:p>
          </table:table-cell>
          <table:table-cell office:value-type="float" office:value="133.8" calcext:value-type="float">
            <text:p>133.8</text:p>
          </table:table-cell>
          <table:table-cell office:value-type="float" office:value="107.427" calcext:value-type="float">
            <text:p>107.427</text:p>
          </table:table-cell>
          <table:table-cell office:value-type="float" office:value="8.3599047" calcext:value-type="float">
            <text:p>8.3599047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151.7881" calcext:value-type="float">
            <text:p>151.7881</text:p>
          </table:table-cell>
          <table:table-cell office:value-type="float" office:value="167.999" calcext:value-type="float">
            <text:p>167.999</text:p>
          </table:table-cell>
          <table:table-cell office:value-type="float" office:value="137.589" calcext:value-type="float">
            <text:p>137.589</text:p>
          </table:table-cell>
          <table:table-cell office:value-type="float" office:value="10.406093" calcext:value-type="float">
            <text:p>10.40609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8.091849" calcext:value-type="float">
            <text:p>28.091849</text:p>
          </table:table-cell>
          <table:table-cell office:value-type="float" office:value="29.6" calcext:value-type="float">
            <text:p>29.6</text:p>
          </table:table-cell>
          <table:table-cell office:value-type="float" office:value="26.644" calcext:value-type="float">
            <text:p>26.644</text:p>
          </table:table-cell>
          <table:table-cell office:value-type="float" office:value="2.1073728" calcext:value-type="float">
            <text:p>2.107372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82.531076" calcext:value-type="float">
            <text:p>82.531076</text:p>
          </table:table-cell>
          <table:table-cell office:value-type="float" office:value="92.668" calcext:value-type="float">
            <text:p>92.668</text:p>
          </table:table-cell>
          <table:table-cell office:value-type="float" office:value="73.165" calcext:value-type="float">
            <text:p>73.165</text:p>
          </table:table-cell>
          <table:table-cell office:value-type="float" office:value="7.150053" calcext:value-type="float">
            <text:p>7.15005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118.62428" calcext:value-type="float">
            <text:p>118.62428</text:p>
          </table:table-cell>
          <table:table-cell office:value-type="float" office:value="135.635" calcext:value-type="float">
            <text:p>135.635</text:p>
          </table:table-cell>
          <table:table-cell office:value-type="float" office:value="103.408" calcext:value-type="float">
            <text:p>103.408</text:p>
          </table:table-cell>
          <table:table-cell office:value-type="float" office:value="10.415834" calcext:value-type="float">
            <text:p>10.41583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161.21956" calcext:value-type="float">
            <text:p>161.21956</text:p>
          </table:table-cell>
          <table:table-cell office:value-type="float" office:value="186.654" calcext:value-type="float">
            <text:p>186.654</text:p>
          </table:table-cell>
          <table:table-cell office:value-type="float" office:value="138.468" calcext:value-type="float">
            <text:p>138.468</text:p>
          </table:table-cell>
          <table:table-cell office:value-type="float" office:value="15.257504" calcext:value-type="float">
            <text:p>15.25750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9.182134" calcext:value-type="float">
            <text:p>29.182134</text:p>
          </table:table-cell>
          <table:table-cell office:value-type="float" office:value="30.509" calcext:value-type="float">
            <text:p>30.509</text:p>
          </table:table-cell>
          <table:table-cell office:value-type="float" office:value="28.52" calcext:value-type="float">
            <text:p>28.52</text:p>
          </table:table-cell>
          <table:table-cell office:value-type="float" office:value="0.76305168" calcext:value-type="float">
            <text:p>0.7630516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95.513291" calcext:value-type="float">
            <text:p>95.513291</text:p>
          </table:table-cell>
          <table:table-cell office:value-type="float" office:value="106.224" calcext:value-type="float">
            <text:p>106.224</text:p>
          </table:table-cell>
          <table:table-cell office:value-type="float" office:value="85.15" calcext:value-type="float">
            <text:p>85.15</text:p>
          </table:table-cell>
          <table:table-cell office:value-type="float" office:value="7.214174" calcext:value-type="float">
            <text:p>7.21417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130.33446" calcext:value-type="float">
            <text:p>130.33446</text:p>
          </table:table-cell>
          <table:table-cell office:value-type="float" office:value="146.16" calcext:value-type="float">
            <text:p>146.16</text:p>
          </table:table-cell>
          <table:table-cell office:value-type="float" office:value="115.483" calcext:value-type="float">
            <text:p>115.483</text:p>
          </table:table-cell>
          <table:table-cell office:value-type="float" office:value="10.147463" calcext:value-type="float">
            <text:p>10.14746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165.24134" calcext:value-type="float">
            <text:p>165.24134</text:p>
          </table:table-cell>
          <table:table-cell office:value-type="float" office:value="185.649" calcext:value-type="float">
            <text:p>185.649</text:p>
          </table:table-cell>
          <table:table-cell office:value-type="float" office:value="145.903" calcext:value-type="float">
            <text:p>145.903</text:p>
          </table:table-cell>
          <table:table-cell office:value-type="float" office:value="13.333154" calcext:value-type="float">
            <text:p>13.33315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1.771196" calcext:value-type="float">
            <text:p>31.771196</text:p>
          </table:table-cell>
          <table:table-cell office:value-type="float" office:value="33.146" calcext:value-type="float">
            <text:p>33.146</text:p>
          </table:table-cell>
          <table:table-cell office:value-type="float" office:value="30.179" calcext:value-type="float">
            <text:p>30.179</text:p>
          </table:table-cell>
          <table:table-cell office:value-type="float" office:value="1.5363349" calcext:value-type="float">
            <text:p>1.536334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41.703314" calcext:value-type="float">
            <text:p>41.703314</text:p>
          </table:table-cell>
          <table:table-cell office:value-type="float" office:value="44.592" calcext:value-type="float">
            <text:p>44.592</text:p>
          </table:table-cell>
          <table:table-cell office:value-type="float" office:value="39.122" calcext:value-type="float">
            <text:p>39.122</text:p>
          </table:table-cell>
          <table:table-cell office:value-type="float" office:value="2.3847703" calcext:value-type="float">
            <text:p>2.384770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42.469266" calcext:value-type="float">
            <text:p>42.469266</text:p>
          </table:table-cell>
          <table:table-cell office:value-type="float" office:value="45.972" calcext:value-type="float">
            <text:p>45.972</text:p>
          </table:table-cell>
          <table:table-cell office:value-type="float" office:value="39.418" calcext:value-type="float">
            <text:p>39.418</text:p>
          </table:table-cell>
          <table:table-cell office:value-type="float" office:value="2.1938359" calcext:value-type="float">
            <text:p>2.193835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2.879924" calcext:value-type="float">
            <text:p>42.879924</text:p>
          </table:table-cell>
          <table:table-cell office:value-type="float" office:value="46.777" calcext:value-type="float">
            <text:p>46.777</text:p>
          </table:table-cell>
          <table:table-cell office:value-type="float" office:value="39.503" calcext:value-type="float">
            <text:p>39.503</text:p>
          </table:table-cell>
          <table:table-cell office:value-type="float" office:value="3.2980876" calcext:value-type="float">
            <text:p>3.298087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6.27464" calcext:value-type="float">
            <text:p>36.27464</text:p>
          </table:table-cell>
          <table:table-cell office:value-type="float" office:value="37.94" calcext:value-type="float">
            <text:p>37.94</text:p>
          </table:table-cell>
          <table:table-cell office:value-type="float" office:value="34.915" calcext:value-type="float">
            <text:p>34.915</text:p>
          </table:table-cell>
          <table:table-cell office:value-type="float" office:value="2.5493061" calcext:value-type="float">
            <text:p>2.5493061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66.705396" calcext:value-type="float">
            <text:p>66.705396</text:p>
          </table:table-cell>
          <table:table-cell office:value-type="float" office:value="76.057" calcext:value-type="float">
            <text:p>76.057</text:p>
          </table:table-cell>
          <table:table-cell office:value-type="float" office:value="58.257" calcext:value-type="float">
            <text:p>58.257</text:p>
          </table:table-cell>
          <table:table-cell office:value-type="float" office:value="6.3480845" calcext:value-type="float">
            <text:p>6.3480845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75.785561" calcext:value-type="float">
            <text:p>75.785561</text:p>
          </table:table-cell>
          <table:table-cell office:value-type="float" office:value="88.143" calcext:value-type="float">
            <text:p>88.143</text:p>
          </table:table-cell>
          <table:table-cell office:value-type="float" office:value="64.433" calcext:value-type="float">
            <text:p>64.433</text:p>
          </table:table-cell>
          <table:table-cell office:value-type="float" office:value="7.9462465" calcext:value-type="float">
            <text:p>7.9462465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80.753352" calcext:value-type="float">
            <text:p>80.753352</text:p>
          </table:table-cell>
          <table:table-cell office:value-type="float" office:value="95.378" calcext:value-type="float">
            <text:p>95.378</text:p>
          </table:table-cell>
          <table:table-cell office:value-type="float" office:value="67.829" calcext:value-type="float">
            <text:p>67.829</text:p>
          </table:table-cell>
          <table:table-cell office:value-type="float" office:value="9.108353" calcext:value-type="float">
            <text:p>9.10835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8.557522" calcext:value-type="float">
            <text:p>28.557522</text:p>
          </table:table-cell>
          <table:table-cell office:value-type="float" office:value="29.513" calcext:value-type="float">
            <text:p>29.513</text:p>
          </table:table-cell>
          <table:table-cell office:value-type="float" office:value="27.983" calcext:value-type="float">
            <text:p>27.983</text:p>
          </table:table-cell>
          <table:table-cell office:value-type="float" office:value="0.8921119" calcext:value-type="float">
            <text:p>0.892111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40.806755" calcext:value-type="float">
            <text:p>40.806755</text:p>
          </table:table-cell>
          <table:table-cell office:value-type="float" office:value="52.919" calcext:value-type="float">
            <text:p>52.919</text:p>
          </table:table-cell>
          <table:table-cell office:value-type="float" office:value="33.946" calcext:value-type="float">
            <text:p>33.946</text:p>
          </table:table-cell>
          <table:table-cell office:value-type="float" office:value="6.2754474" calcext:value-type="float">
            <text:p>6.275447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40.610317" calcext:value-type="float">
            <text:p>40.610317</text:p>
          </table:table-cell>
          <table:table-cell office:value-type="float" office:value="57.405" calcext:value-type="float">
            <text:p>57.405</text:p>
          </table:table-cell>
          <table:table-cell office:value-type="float" office:value="33.373" calcext:value-type="float">
            <text:p>33.373</text:p>
          </table:table-cell>
          <table:table-cell office:value-type="float" office:value="8.4817417" calcext:value-type="float">
            <text:p>8.4817417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55.484892" calcext:value-type="float">
            <text:p>55.484892</text:p>
          </table:table-cell>
          <table:table-cell office:value-type="float" office:value="89.649" calcext:value-type="float">
            <text:p>89.649</text:p>
          </table:table-cell>
          <table:table-cell office:value-type="float" office:value="37.829" calcext:value-type="float">
            <text:p>37.829</text:p>
          </table:table-cell>
          <table:table-cell office:value-type="float" office:value="17.112063" calcext:value-type="float">
            <text:p>17.11206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7.962318" calcext:value-type="float">
            <text:p>27.962318</text:p>
          </table:table-cell>
          <table:table-cell office:value-type="float" office:value="28.998" calcext:value-type="float">
            <text:p>28.998</text:p>
          </table:table-cell>
          <table:table-cell office:value-type="float" office:value="27.487" calcext:value-type="float">
            <text:p>27.487</text:p>
          </table:table-cell>
          <table:table-cell office:value-type="float" office:value="0.53955648" calcext:value-type="float">
            <text:p>0.5395564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160.631" calcext:value-type="float">
            <text:p>160.631</text:p>
          </table:table-cell>
          <table:table-cell office:value-type="float" office:value="176.698" calcext:value-type="float">
            <text:p>176.698</text:p>
          </table:table-cell>
          <table:table-cell office:value-type="float" office:value="145.148" calcext:value-type="float">
            <text:p>145.148</text:p>
          </table:table-cell>
          <table:table-cell office:value-type="float" office:value="10.742631" calcext:value-type="float">
            <text:p>10.742631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189.46464" calcext:value-type="float">
            <text:p>189.46464</text:p>
          </table:table-cell>
          <table:table-cell office:value-type="float" office:value="215.181" calcext:value-type="float">
            <text:p>215.181</text:p>
          </table:table-cell>
          <table:table-cell office:value-type="float" office:value="164.409" calcext:value-type="float">
            <text:p>164.409</text:p>
          </table:table-cell>
          <table:table-cell office:value-type="float" office:value="16.219287" calcext:value-type="float">
            <text:p>16.219287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200.30543" calcext:value-type="float">
            <text:p>200.30543</text:p>
          </table:table-cell>
          <table:table-cell office:value-type="float" office:value="232.457" calcext:value-type="float">
            <text:p>232.457</text:p>
          </table:table-cell>
          <table:table-cell office:value-type="float" office:value="169.913" calcext:value-type="float">
            <text:p>169.913</text:p>
          </table:table-cell>
          <table:table-cell office:value-type="float" office:value="20.180478" calcext:value-type="float">
            <text:p>20.18047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8.617712" calcext:value-type="float">
            <text:p>28.617712</text:p>
          </table:table-cell>
          <table:table-cell office:value-type="float" office:value="29.752" calcext:value-type="float">
            <text:p>29.752</text:p>
          </table:table-cell>
          <table:table-cell office:value-type="float" office:value="27.934" calcext:value-type="float">
            <text:p>27.934</text:p>
          </table:table-cell>
          <table:table-cell office:value-type="float" office:value="1.0675126" calcext:value-type="float">
            <text:p>1.067512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248.20338" calcext:value-type="float">
            <text:p>248.20338</text:p>
          </table:table-cell>
          <table:table-cell office:value-type="float" office:value="269.167" calcext:value-type="float">
            <text:p>269.167</text:p>
          </table:table-cell>
          <table:table-cell office:value-type="float" office:value="227.804" calcext:value-type="float">
            <text:p>227.804</text:p>
          </table:table-cell>
          <table:table-cell office:value-type="float" office:value="14.036463" calcext:value-type="float">
            <text:p>14.03646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313.67773" calcext:value-type="float">
            <text:p>313.67773</text:p>
          </table:table-cell>
          <table:table-cell office:value-type="float" office:value="344.32" calcext:value-type="float">
            <text:p>344.32</text:p>
          </table:table-cell>
          <table:table-cell office:value-type="float" office:value="284.584" calcext:value-type="float">
            <text:p>284.584</text:p>
          </table:table-cell>
          <table:table-cell office:value-type="float" office:value="19.963712" calcext:value-type="float">
            <text:p>19.96371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329.95098" calcext:value-type="float">
            <text:p>329.95098</text:p>
          </table:table-cell>
          <table:table-cell office:value-type="float" office:value="363.38" calcext:value-type="float">
            <text:p>363.38</text:p>
          </table:table-cell>
          <table:table-cell office:value-type="float" office:value="297.844" calcext:value-type="float">
            <text:p>297.844</text:p>
          </table:table-cell>
          <table:table-cell office:value-type="float" office:value="22.767668" calcext:value-type="float">
            <text:p>22.76766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8.023033" calcext:value-type="float">
            <text:p>28.023033</text:p>
          </table:table-cell>
          <table:table-cell office:value-type="float" office:value="29.435" calcext:value-type="float">
            <text:p>29.435</text:p>
          </table:table-cell>
          <table:table-cell office:value-type="float" office:value="27.153" calcext:value-type="float">
            <text:p>27.153</text:p>
          </table:table-cell>
          <table:table-cell office:value-type="float" office:value="0.86573393" calcext:value-type="float">
            <text:p>0.8657339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41.827085" calcext:value-type="float">
            <text:p>41.827085</text:p>
          </table:table-cell>
          <table:table-cell office:value-type="float" office:value="45.153" calcext:value-type="float">
            <text:p>45.153</text:p>
          </table:table-cell>
          <table:table-cell office:value-type="float" office:value="38.883" calcext:value-type="float">
            <text:p>38.883</text:p>
          </table:table-cell>
          <table:table-cell office:value-type="float" office:value="1.9494059" calcext:value-type="float">
            <text:p>1.949405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45.399925" calcext:value-type="float">
            <text:p>45.399925</text:p>
          </table:table-cell>
          <table:table-cell office:value-type="float" office:value="49.163" calcext:value-type="float">
            <text:p>49.163</text:p>
          </table:table-cell>
          <table:table-cell office:value-type="float" office:value="42.022" calcext:value-type="float">
            <text:p>42.022</text:p>
          </table:table-cell>
          <table:table-cell office:value-type="float" office:value="2.17883" calcext:value-type="float">
            <text:p>2.1788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46.166532" calcext:value-type="float">
            <text:p>46.166532</text:p>
          </table:table-cell>
          <table:table-cell office:value-type="float" office:value="50.055" calcext:value-type="float">
            <text:p>50.055</text:p>
          </table:table-cell>
          <table:table-cell office:value-type="float" office:value="42.67" calcext:value-type="float">
            <text:p>42.67</text:p>
          </table:table-cell>
          <table:table-cell office:value-type="float" office:value="2.3854836" calcext:value-type="float">
            <text:p>2.385483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6.81529" calcext:value-type="float">
            <text:p>36.81529</text:p>
          </table:table-cell>
          <table:table-cell office:value-type="float" office:value="38.132" calcext:value-type="float">
            <text:p>38.132</text:p>
          </table:table-cell>
          <table:table-cell office:value-type="float" office:value="35.75" calcext:value-type="float">
            <text:p>35.75</text:p>
          </table:table-cell>
          <table:table-cell office:value-type="float" office:value="0.79585868" calcext:value-type="float">
            <text:p>0.7958586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50.21849" calcext:value-type="float">
            <text:p>50.21849</text:p>
          </table:table-cell>
          <table:table-cell office:value-type="float" office:value="54.347" calcext:value-type="float">
            <text:p>54.347</text:p>
          </table:table-cell>
          <table:table-cell office:value-type="float" office:value="46.303" calcext:value-type="float">
            <text:p>46.303</text:p>
          </table:table-cell>
          <table:table-cell office:value-type="float" office:value="2.6758455" calcext:value-type="float">
            <text:p>2.6758455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60.651345" calcext:value-type="float">
            <text:p>60.651345</text:p>
          </table:table-cell>
          <table:table-cell office:value-type="float" office:value="66.29" calcext:value-type="float">
            <text:p>66.29</text:p>
          </table:table-cell>
          <table:table-cell office:value-type="float" office:value="55.467" calcext:value-type="float">
            <text:p>55.467</text:p>
          </table:table-cell>
          <table:table-cell office:value-type="float" office:value="3.4609851" calcext:value-type="float">
            <text:p>3.4609851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69.916243" calcext:value-type="float">
            <text:p>69.916243</text:p>
          </table:table-cell>
          <table:table-cell office:value-type="float" office:value="77.205" calcext:value-type="float">
            <text:p>77.205</text:p>
          </table:table-cell>
          <table:table-cell office:value-type="float" office:value="63.288" calcext:value-type="float">
            <text:p>63.288</text:p>
          </table:table-cell>
          <table:table-cell office:value-type="float" office:value="5.0126274" calcext:value-type="float">
            <text:p>5.012627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9.43727" calcext:value-type="float">
            <text:p>29.43727</text:p>
          </table:table-cell>
          <table:table-cell office:value-type="float" office:value="30.849" calcext:value-type="float">
            <text:p>30.849</text:p>
          </table:table-cell>
          <table:table-cell office:value-type="float" office:value="28.514" calcext:value-type="float">
            <text:p>28.514</text:p>
          </table:table-cell>
          <table:table-cell office:value-type="float" office:value="1.3394011" calcext:value-type="float">
            <text:p>1.3394011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9.334378" calcext:value-type="float">
            <text:p>29.334378</text:p>
          </table:table-cell>
          <table:table-cell office:value-type="float" office:value="31.738" calcext:value-type="float">
            <text:p>31.738</text:p>
          </table:table-cell>
          <table:table-cell office:value-type="float" office:value="26.982" calcext:value-type="float">
            <text:p>26.982</text:p>
          </table:table-cell>
          <table:table-cell office:value-type="float" office:value="2.5717393" calcext:value-type="float">
            <text:p>2.571739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29.915605" calcext:value-type="float">
            <text:p>29.915605</text:p>
          </table:table-cell>
          <table:table-cell office:value-type="float" office:value="32.3" calcext:value-type="float">
            <text:p>32.3</text:p>
          </table:table-cell>
          <table:table-cell office:value-type="float" office:value="27.833" calcext:value-type="float">
            <text:p>27.833</text:p>
          </table:table-cell>
          <table:table-cell office:value-type="float" office:value="1.819481" calcext:value-type="float">
            <text:p>1.819481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30.824349" calcext:value-type="float">
            <text:p>30.824349</text:p>
          </table:table-cell>
          <table:table-cell office:value-type="float" office:value="34.044" calcext:value-type="float">
            <text:p>34.044</text:p>
          </table:table-cell>
          <table:table-cell office:value-type="float" office:value="28.068" calcext:value-type="float">
            <text:p>28.068</text:p>
          </table:table-cell>
          <table:table-cell office:value-type="float" office:value="2.3139126" calcext:value-type="float">
            <text:p>2.313912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9.252328" calcext:value-type="float">
            <text:p>29.252328</text:p>
          </table:table-cell>
          <table:table-cell office:value-type="float" office:value="30.364" calcext:value-type="float">
            <text:p>30.364</text:p>
          </table:table-cell>
          <table:table-cell office:value-type="float" office:value="28.535" calcext:value-type="float">
            <text:p>28.535</text:p>
          </table:table-cell>
          <table:table-cell office:value-type="float" office:value="0.81222706" calcext:value-type="float">
            <text:p>0.8122270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74.612857" calcext:value-type="float">
            <text:p>74.612857</text:p>
          </table:table-cell>
          <table:table-cell office:value-type="float" office:value="81.404" calcext:value-type="float">
            <text:p>81.404</text:p>
          </table:table-cell>
          <table:table-cell office:value-type="float" office:value="68.852" calcext:value-type="float">
            <text:p>68.852</text:p>
          </table:table-cell>
          <table:table-cell office:value-type="float" office:value="4.4399828" calcext:value-type="float">
            <text:p>4.439982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98.473308" calcext:value-type="float">
            <text:p>98.473308</text:p>
          </table:table-cell>
          <table:table-cell office:value-type="float" office:value="108.972" calcext:value-type="float">
            <text:p>108.972</text:p>
          </table:table-cell>
          <table:table-cell office:value-type="float" office:value="90.381" calcext:value-type="float">
            <text:p>90.381</text:p>
          </table:table-cell>
          <table:table-cell office:value-type="float" office:value="6.2284476" calcext:value-type="float">
            <text:p>6.228447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120.97577" calcext:value-type="float">
            <text:p>120.97577</text:p>
          </table:table-cell>
          <table:table-cell office:value-type="float" office:value="135.979" calcext:value-type="float">
            <text:p>135.979</text:p>
          </table:table-cell>
          <table:table-cell office:value-type="float" office:value="110.159" calcext:value-type="float">
            <text:p>110.159</text:p>
          </table:table-cell>
          <table:table-cell office:value-type="float" office:value="8.3421559" calcext:value-type="float">
            <text:p>8.342155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8.615705" calcext:value-type="float">
            <text:p>28.615705</text:p>
          </table:table-cell>
          <table:table-cell office:value-type="float" office:value="30.207" calcext:value-type="float">
            <text:p>30.207</text:p>
          </table:table-cell>
          <table:table-cell office:value-type="float" office:value="27.731" calcext:value-type="float">
            <text:p>27.731</text:p>
          </table:table-cell>
          <table:table-cell office:value-type="float" office:value="1.3081416" calcext:value-type="float">
            <text:p>1.308141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77.493261" calcext:value-type="float">
            <text:p>77.493261</text:p>
          </table:table-cell>
          <table:table-cell office:value-type="float" office:value="84.532" calcext:value-type="float">
            <text:p>84.532</text:p>
          </table:table-cell>
          <table:table-cell office:value-type="float" office:value="71.274" calcext:value-type="float">
            <text:p>71.274</text:p>
          </table:table-cell>
          <table:table-cell office:value-type="float" office:value="4.5313283" calcext:value-type="float">
            <text:p>4.531328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104.64521" calcext:value-type="float">
            <text:p>104.64521</text:p>
          </table:table-cell>
          <table:table-cell office:value-type="float" office:value="116.362" calcext:value-type="float">
            <text:p>116.362</text:p>
          </table:table-cell>
          <table:table-cell office:value-type="float" office:value="94.872" calcext:value-type="float">
            <text:p>94.872</text:p>
          </table:table-cell>
          <table:table-cell office:value-type="float" office:value="7.9076883" calcext:value-type="float">
            <text:p>7.907688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131.96991" calcext:value-type="float">
            <text:p>131.96991</text:p>
          </table:table-cell>
          <table:table-cell office:value-type="float" office:value="145.822" calcext:value-type="float">
            <text:p>145.822</text:p>
          </table:table-cell>
          <table:table-cell office:value-type="float" office:value="120.178" calcext:value-type="float">
            <text:p>120.178</text:p>
          </table:table-cell>
          <table:table-cell office:value-type="float" office:value="8.5076646" calcext:value-type="float">
            <text:p>8.507664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9.490738" calcext:value-type="float">
            <text:p>29.490738</text:p>
          </table:table-cell>
          <table:table-cell office:value-type="float" office:value="30.754" calcext:value-type="float">
            <text:p>30.754</text:p>
          </table:table-cell>
          <table:table-cell office:value-type="float" office:value="28.626" calcext:value-type="float">
            <text:p>28.626</text:p>
          </table:table-cell>
          <table:table-cell office:value-type="float" office:value="0.7482002" calcext:value-type="float">
            <text:p>0.748200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83.200951" calcext:value-type="float">
            <text:p>83.200951</text:p>
          </table:table-cell>
          <table:table-cell office:value-type="float" office:value="91.312" calcext:value-type="float">
            <text:p>91.312</text:p>
          </table:table-cell>
          <table:table-cell office:value-type="float" office:value="75.405" calcext:value-type="float">
            <text:p>75.405</text:p>
          </table:table-cell>
          <table:table-cell office:value-type="float" office:value="5.5372863" calcext:value-type="float">
            <text:p>5.537286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115.37983" calcext:value-type="float">
            <text:p>115.37983</text:p>
          </table:table-cell>
          <table:table-cell office:value-type="float" office:value="127.494" calcext:value-type="float">
            <text:p>127.494</text:p>
          </table:table-cell>
          <table:table-cell office:value-type="float" office:value="104.459" calcext:value-type="float">
            <text:p>104.459</text:p>
          </table:table-cell>
          <table:table-cell office:value-type="float" office:value="7.1635597" calcext:value-type="float">
            <text:p>7.1635597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143.56517" calcext:value-type="float">
            <text:p>143.56517</text:p>
          </table:table-cell>
          <table:table-cell office:value-type="float" office:value="160.88" calcext:value-type="float">
            <text:p>160.88</text:p>
          </table:table-cell>
          <table:table-cell office:value-type="float" office:value="127.611" calcext:value-type="float">
            <text:p>127.611</text:p>
          </table:table-cell>
          <table:table-cell office:value-type="float" office:value="11.314693" calcext:value-type="float">
            <text:p>11.31469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9.988998" calcext:value-type="float">
            <text:p>29.988998</text:p>
          </table:table-cell>
          <table:table-cell office:value-type="float" office:value="31.146" calcext:value-type="float">
            <text:p>31.146</text:p>
          </table:table-cell>
          <table:table-cell office:value-type="float" office:value="29.295" calcext:value-type="float">
            <text:p>29.295</text:p>
          </table:table-cell>
          <table:table-cell office:value-type="float" office:value="0.66140178" calcext:value-type="float">
            <text:p>0.6614017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97.459401" calcext:value-type="float">
            <text:p>97.459401</text:p>
          </table:table-cell>
          <table:table-cell office:value-type="float" office:value="106.003" calcext:value-type="float">
            <text:p>106.003</text:p>
          </table:table-cell>
          <table:table-cell office:value-type="float" office:value="89.178" calcext:value-type="float">
            <text:p>89.178</text:p>
          </table:table-cell>
          <table:table-cell office:value-type="float" office:value="5.3967132" calcext:value-type="float">
            <text:p>5.396713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127.13639" calcext:value-type="float">
            <text:p>127.13639</text:p>
          </table:table-cell>
          <table:table-cell office:value-type="float" office:value="139.722" calcext:value-type="float">
            <text:p>139.722</text:p>
          </table:table-cell>
          <table:table-cell office:value-type="float" office:value="115.32" calcext:value-type="float">
            <text:p>115.32</text:p>
          </table:table-cell>
          <table:table-cell office:value-type="float" office:value="8.2735509" calcext:value-type="float">
            <text:p>8.273550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151.9547" calcext:value-type="float">
            <text:p>151.9547</text:p>
          </table:table-cell>
          <table:table-cell office:value-type="float" office:value="167.512" calcext:value-type="float">
            <text:p>167.512</text:p>
          </table:table-cell>
          <table:table-cell office:value-type="float" office:value="136.898" calcext:value-type="float">
            <text:p>136.898</text:p>
          </table:table-cell>
          <table:table-cell office:value-type="float" office:value="10.517207" calcext:value-type="float">
            <text:p>10.517207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3.39389" calcext:value-type="float">
            <text:p>33.39389</text:p>
          </table:table-cell>
          <table:table-cell office:value-type="float" office:value="34.67" calcext:value-type="float">
            <text:p>34.67</text:p>
          </table:table-cell>
          <table:table-cell office:value-type="float" office:value="32.543" calcext:value-type="float">
            <text:p>32.543</text:p>
          </table:table-cell>
          <table:table-cell office:value-type="float" office:value="0.78375766" calcext:value-type="float">
            <text:p>0.7837576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45.539258" calcext:value-type="float">
            <text:p>45.539258</text:p>
          </table:table-cell>
          <table:table-cell office:value-type="float" office:value="48.107" calcext:value-type="float">
            <text:p>48.107</text:p>
          </table:table-cell>
          <table:table-cell office:value-type="float" office:value="43.039" calcext:value-type="float">
            <text:p>43.039</text:p>
          </table:table-cell>
          <table:table-cell office:value-type="float" office:value="1.9061924" calcext:value-type="float">
            <text:p>1.906192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46.467031" calcext:value-type="float">
            <text:p>46.467031</text:p>
          </table:table-cell>
          <table:table-cell office:value-type="float" office:value="49.682" calcext:value-type="float">
            <text:p>49.682</text:p>
          </table:table-cell>
          <table:table-cell office:value-type="float" office:value="43.256" calcext:value-type="float">
            <text:p>43.256</text:p>
          </table:table-cell>
          <table:table-cell office:value-type="float" office:value="2.6715978" calcext:value-type="float">
            <text:p>2.671597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7.308541" calcext:value-type="float">
            <text:p>47.308541</text:p>
          </table:table-cell>
          <table:table-cell office:value-type="float" office:value="50.795" calcext:value-type="float">
            <text:p>50.795</text:p>
          </table:table-cell>
          <table:table-cell office:value-type="float" office:value="44.078" calcext:value-type="float">
            <text:p>44.078</text:p>
          </table:table-cell>
          <table:table-cell office:value-type="float" office:value="2.6977054" calcext:value-type="float">
            <text:p>2.697705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7.663875" calcext:value-type="float">
            <text:p>37.663875</text:p>
          </table:table-cell>
          <table:table-cell office:value-type="float" office:value="39.044" calcext:value-type="float">
            <text:p>39.044</text:p>
          </table:table-cell>
          <table:table-cell office:value-type="float" office:value="36.772" calcext:value-type="float">
            <text:p>36.772</text:p>
          </table:table-cell>
          <table:table-cell office:value-type="float" office:value="0.83308198" calcext:value-type="float">
            <text:p>0.8330819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80.0611" calcext:value-type="float">
            <text:p>80.0611</text:p>
          </table:table-cell>
          <table:table-cell office:value-type="float" office:value="88.237" calcext:value-type="float">
            <text:p>88.237</text:p>
          </table:table-cell>
          <table:table-cell office:value-type="float" office:value="72.398" calcext:value-type="float">
            <text:p>72.398</text:p>
          </table:table-cell>
          <table:table-cell office:value-type="float" office:value="4.9582895" calcext:value-type="float">
            <text:p>4.9582895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90.480565" calcext:value-type="float">
            <text:p>90.480565</text:p>
          </table:table-cell>
          <table:table-cell office:value-type="float" office:value="102.307" calcext:value-type="float">
            <text:p>102.307</text:p>
          </table:table-cell>
          <table:table-cell office:value-type="float" office:value="79.502" calcext:value-type="float">
            <text:p>79.502</text:p>
          </table:table-cell>
          <table:table-cell office:value-type="float" office:value="7.0045349" calcext:value-type="float">
            <text:p>7.004534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96.752108" calcext:value-type="float">
            <text:p>96.752108</text:p>
          </table:table-cell>
          <table:table-cell office:value-type="float" office:value="111.767" calcext:value-type="float">
            <text:p>111.767</text:p>
          </table:table-cell>
          <table:table-cell office:value-type="float" office:value="83.334" calcext:value-type="float">
            <text:p>83.334</text:p>
          </table:table-cell>
          <table:table-cell office:value-type="float" office:value="8.9510023" calcext:value-type="float">
            <text:p>8.951002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8.400956" calcext:value-type="float">
            <text:p>28.400956</text:p>
          </table:table-cell>
          <table:table-cell office:value-type="float" office:value="29.676" calcext:value-type="float">
            <text:p>29.676</text:p>
          </table:table-cell>
          <table:table-cell office:value-type="float" office:value="27.753" calcext:value-type="float">
            <text:p>27.753</text:p>
          </table:table-cell>
          <table:table-cell office:value-type="float" office:value="0.68747222" calcext:value-type="float">
            <text:p>0.6874722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42.532307" calcext:value-type="float">
            <text:p>42.532307</text:p>
          </table:table-cell>
          <table:table-cell office:value-type="float" office:value="55.372" calcext:value-type="float">
            <text:p>55.372</text:p>
          </table:table-cell>
          <table:table-cell office:value-type="float" office:value="34.717" calcext:value-type="float">
            <text:p>34.717</text:p>
          </table:table-cell>
          <table:table-cell office:value-type="float" office:value="6.842204" calcext:value-type="float">
            <text:p>6.84220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42.794183" calcext:value-type="float">
            <text:p>42.794183</text:p>
          </table:table-cell>
          <table:table-cell office:value-type="float" office:value="61.292" calcext:value-type="float">
            <text:p>61.292</text:p>
          </table:table-cell>
          <table:table-cell office:value-type="float" office:value="34.197" calcext:value-type="float">
            <text:p>34.197</text:p>
          </table:table-cell>
          <table:table-cell office:value-type="float" office:value="9.1021718" calcext:value-type="float">
            <text:p>9.102171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68.510711" calcext:value-type="float">
            <text:p>68.510711</text:p>
          </table:table-cell>
          <table:table-cell office:value-type="float" office:value="112.455" calcext:value-type="float">
            <text:p>112.455</text:p>
          </table:table-cell>
          <table:table-cell office:value-type="float" office:value="43.396" calcext:value-type="float">
            <text:p>43.396</text:p>
          </table:table-cell>
          <table:table-cell office:value-type="float" office:value="22.383659" calcext:value-type="float">
            <text:p>22.38365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7.558061" calcext:value-type="float">
            <text:p>27.558061</text:p>
          </table:table-cell>
          <table:table-cell office:value-type="float" office:value="29.124" calcext:value-type="float">
            <text:p>29.124</text:p>
          </table:table-cell>
          <table:table-cell office:value-type="float" office:value="26.529" calcext:value-type="float">
            <text:p>26.529</text:p>
          </table:table-cell>
          <table:table-cell office:value-type="float" office:value="1.5584144" calcext:value-type="float">
            <text:p>1.558414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163.74943" calcext:value-type="float">
            <text:p>163.74943</text:p>
          </table:table-cell>
          <table:table-cell office:value-type="float" office:value="178.236" calcext:value-type="float">
            <text:p>178.236</text:p>
          </table:table-cell>
          <table:table-cell office:value-type="float" office:value="149.417" calcext:value-type="float">
            <text:p>149.417</text:p>
          </table:table-cell>
          <table:table-cell office:value-type="float" office:value="10.660008" calcext:value-type="float">
            <text:p>10.66000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193.44034" calcext:value-type="float">
            <text:p>193.44034</text:p>
          </table:table-cell>
          <table:table-cell office:value-type="float" office:value="216.098" calcext:value-type="float">
            <text:p>216.098</text:p>
          </table:table-cell>
          <table:table-cell office:value-type="float" office:value="171.078" calcext:value-type="float">
            <text:p>171.078</text:p>
          </table:table-cell>
          <table:table-cell office:value-type="float" office:value="16.165947" calcext:value-type="float">
            <text:p>16.165947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211.05711" calcext:value-type="float">
            <text:p>211.05711</text:p>
          </table:table-cell>
          <table:table-cell office:value-type="float" office:value="240.096" calcext:value-type="float">
            <text:p>240.096</text:p>
          </table:table-cell>
          <table:table-cell office:value-type="float" office:value="183.929" calcext:value-type="float">
            <text:p>183.929</text:p>
          </table:table-cell>
          <table:table-cell office:value-type="float" office:value="19.170376" calcext:value-type="float">
            <text:p>19.17037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8.163175" calcext:value-type="float">
            <text:p>28.163175</text:p>
          </table:table-cell>
          <table:table-cell office:value-type="float" office:value="29.628" calcext:value-type="float">
            <text:p>29.628</text:p>
          </table:table-cell>
          <table:table-cell office:value-type="float" office:value="26.991" calcext:value-type="float">
            <text:p>26.991</text:p>
          </table:table-cell>
          <table:table-cell office:value-type="float" office:value="1.4710914" calcext:value-type="float">
            <text:p>1.471091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241.55407" calcext:value-type="float">
            <text:p>241.55407</text:p>
          </table:table-cell>
          <table:table-cell office:value-type="float" office:value="259.403" calcext:value-type="float">
            <text:p>259.403</text:p>
          </table:table-cell>
          <table:table-cell office:value-type="float" office:value="224.091" calcext:value-type="float">
            <text:p>224.091</text:p>
          </table:table-cell>
          <table:table-cell office:value-type="float" office:value="12.430522" calcext:value-type="float">
            <text:p>12.43052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312.32679" calcext:value-type="float">
            <text:p>312.32679</text:p>
          </table:table-cell>
          <table:table-cell office:value-type="float" office:value="338.813" calcext:value-type="float">
            <text:p>338.813</text:p>
          </table:table-cell>
          <table:table-cell office:value-type="float" office:value="285.965" calcext:value-type="float">
            <text:p>285.965</text:p>
          </table:table-cell>
          <table:table-cell office:value-type="float" office:value="18.166758" calcext:value-type="float">
            <text:p>18.16675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310.50155" calcext:value-type="float">
            <text:p>310.50155</text:p>
          </table:table-cell>
          <table:table-cell office:value-type="float" office:value="341.16" calcext:value-type="float">
            <text:p>341.16</text:p>
          </table:table-cell>
          <table:table-cell office:value-type="float" office:value="279.695" calcext:value-type="float">
            <text:p>279.695</text:p>
          </table:table-cell>
          <table:table-cell office:value-type="float" office:value="20.12694" calcext:value-type="float">
            <text:p>20.1269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8.399179" calcext:value-type="float">
            <text:p>28.399179</text:p>
          </table:table-cell>
          <table:table-cell office:value-type="float" office:value="29.728" calcext:value-type="float">
            <text:p>29.728</text:p>
          </table:table-cell>
          <table:table-cell office:value-type="float" office:value="27.62" calcext:value-type="float">
            <text:p>27.62</text:p>
          </table:table-cell>
          <table:table-cell office:value-type="float" office:value="1.233471" calcext:value-type="float">
            <text:p>1.233471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38.284111" calcext:value-type="float">
            <text:p>38.284111</text:p>
          </table:table-cell>
          <table:table-cell office:value-type="float" office:value="40.408" calcext:value-type="float">
            <text:p>40.408</text:p>
          </table:table-cell>
          <table:table-cell office:value-type="float" office:value="36.583" calcext:value-type="float">
            <text:p>36.583</text:p>
          </table:table-cell>
          <table:table-cell office:value-type="float" office:value="1.3754793" calcext:value-type="float">
            <text:p>1.375479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39.200225" calcext:value-type="float">
            <text:p>39.200225</text:p>
          </table:table-cell>
          <table:table-cell office:value-type="float" office:value="41.738" calcext:value-type="float">
            <text:p>41.738</text:p>
          </table:table-cell>
          <table:table-cell office:value-type="float" office:value="37.003" calcext:value-type="float">
            <text:p>37.003</text:p>
          </table:table-cell>
          <table:table-cell office:value-type="float" office:value="1.9072966" calcext:value-type="float">
            <text:p>1.907296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39.810304" calcext:value-type="float">
            <text:p>39.810304</text:p>
          </table:table-cell>
          <table:table-cell office:value-type="float" office:value="42.316" calcext:value-type="float">
            <text:p>42.316</text:p>
          </table:table-cell>
          <table:table-cell office:value-type="float" office:value="37.621" calcext:value-type="float">
            <text:p>37.621</text:p>
          </table:table-cell>
          <table:table-cell office:value-type="float" office:value="1.5688175" calcext:value-type="float">
            <text:p>1.5688175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7.7934" calcext:value-type="float">
            <text:p>37.7934</text:p>
          </table:table-cell>
          <table:table-cell office:value-type="float" office:value="39.895" calcext:value-type="float">
            <text:p>39.895</text:p>
          </table:table-cell>
          <table:table-cell office:value-type="float" office:value="35.906" calcext:value-type="float">
            <text:p>35.906</text:p>
          </table:table-cell>
          <table:table-cell office:value-type="float" office:value="1.7294447" calcext:value-type="float">
            <text:p>1.7294447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49.57028" calcext:value-type="float">
            <text:p>49.57028</text:p>
          </table:table-cell>
          <table:table-cell office:value-type="float" office:value="52.493" calcext:value-type="float">
            <text:p>52.493</text:p>
          </table:table-cell>
          <table:table-cell office:value-type="float" office:value="46.975" calcext:value-type="float">
            <text:p>46.975</text:p>
          </table:table-cell>
          <table:table-cell office:value-type="float" office:value="1.8323687" calcext:value-type="float">
            <text:p>1.8323687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58.237014" calcext:value-type="float">
            <text:p>58.237014</text:p>
          </table:table-cell>
          <table:table-cell office:value-type="float" office:value="62.688" calcext:value-type="float">
            <text:p>62.688</text:p>
          </table:table-cell>
          <table:table-cell office:value-type="float" office:value="54.052" calcext:value-type="float">
            <text:p>54.052</text:p>
          </table:table-cell>
          <table:table-cell office:value-type="float" office:value="3.813894" calcext:value-type="float">
            <text:p>3.81389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66.68265" calcext:value-type="float">
            <text:p>66.68265</text:p>
          </table:table-cell>
          <table:table-cell office:value-type="float" office:value="72.581" calcext:value-type="float">
            <text:p>72.581</text:p>
          </table:table-cell>
          <table:table-cell office:value-type="float" office:value="61.667" calcext:value-type="float">
            <text:p>61.667</text:p>
          </table:table-cell>
          <table:table-cell office:value-type="float" office:value="3.6452938" calcext:value-type="float">
            <text:p>3.645293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8.795542" calcext:value-type="float">
            <text:p>28.795542</text:p>
          </table:table-cell>
          <table:table-cell office:value-type="float" office:value="29.754" calcext:value-type="float">
            <text:p>29.754</text:p>
          </table:table-cell>
          <table:table-cell office:value-type="float" office:value="28.05" calcext:value-type="float">
            <text:p>28.05</text:p>
          </table:table-cell>
          <table:table-cell office:value-type="float" office:value="0.59398669" calcext:value-type="float">
            <text:p>0.5939866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9.49072" calcext:value-type="float">
            <text:p>29.49072</text:p>
          </table:table-cell>
          <table:table-cell office:value-type="float" office:value="31.27" calcext:value-type="float">
            <text:p>31.27</text:p>
          </table:table-cell>
          <table:table-cell office:value-type="float" office:value="28.005" calcext:value-type="float">
            <text:p>28.005</text:p>
          </table:table-cell>
          <table:table-cell office:value-type="float" office:value="1.0364154" calcext:value-type="float">
            <text:p>1.036415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30.023563" calcext:value-type="float">
            <text:p>30.023563</text:p>
          </table:table-cell>
          <table:table-cell office:value-type="float" office:value="32.208" calcext:value-type="float">
            <text:p>32.208</text:p>
          </table:table-cell>
          <table:table-cell office:value-type="float" office:value="28.119" calcext:value-type="float">
            <text:p>28.119</text:p>
          </table:table-cell>
          <table:table-cell office:value-type="float" office:value="1.259304" calcext:value-type="float">
            <text:p>1.25930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31.295651" calcext:value-type="float">
            <text:p>31.295651</text:p>
          </table:table-cell>
          <table:table-cell office:value-type="float" office:value="34.333" calcext:value-type="float">
            <text:p>34.333</text:p>
          </table:table-cell>
          <table:table-cell office:value-type="float" office:value="28.691" calcext:value-type="float">
            <text:p>28.691</text:p>
          </table:table-cell>
          <table:table-cell office:value-type="float" office:value="2.213998" calcext:value-type="float">
            <text:p>2.21399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7.24152" calcext:value-type="float">
            <text:p>27.24152</text:p>
          </table:table-cell>
          <table:table-cell office:value-type="float" office:value="28.667" calcext:value-type="float">
            <text:p>28.667</text:p>
          </table:table-cell>
          <table:table-cell office:value-type="float" office:value="26.436" calcext:value-type="float">
            <text:p>26.436</text:p>
          </table:table-cell>
          <table:table-cell office:value-type="float" office:value="0.9862739" calcext:value-type="float">
            <text:p>0.986273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70.240668" calcext:value-type="float">
            <text:p>70.240668</text:p>
          </table:table-cell>
          <table:table-cell office:value-type="float" office:value="75.584" calcext:value-type="float">
            <text:p>75.584</text:p>
          </table:table-cell>
          <table:table-cell office:value-type="float" office:value="65.432" calcext:value-type="float">
            <text:p>65.432</text:p>
          </table:table-cell>
          <table:table-cell office:value-type="float" office:value="3.9305793" calcext:value-type="float">
            <text:p>3.930579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86.521055" calcext:value-type="float">
            <text:p>86.521055</text:p>
          </table:table-cell>
          <table:table-cell office:value-type="float" office:value="94.918" calcext:value-type="float">
            <text:p>94.918</text:p>
          </table:table-cell>
          <table:table-cell office:value-type="float" office:value="79.88" calcext:value-type="float">
            <text:p>79.88</text:p>
          </table:table-cell>
          <table:table-cell office:value-type="float" office:value="5.5904631" calcext:value-type="float">
            <text:p>5.5904631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105.33797" calcext:value-type="float">
            <text:p>105.33797</text:p>
          </table:table-cell>
          <table:table-cell office:value-type="float" office:value="116.692" calcext:value-type="float">
            <text:p>116.692</text:p>
          </table:table-cell>
          <table:table-cell office:value-type="float" office:value="97.46" calcext:value-type="float">
            <text:p>97.46</text:p>
          </table:table-cell>
          <table:table-cell office:value-type="float" office:value="6.2386186" calcext:value-type="float">
            <text:p>6.238618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8.061818" calcext:value-type="float">
            <text:p>28.061818</text:p>
          </table:table-cell>
          <table:table-cell office:value-type="float" office:value="29.033" calcext:value-type="float">
            <text:p>29.033</text:p>
          </table:table-cell>
          <table:table-cell office:value-type="float" office:value="27.474" calcext:value-type="float">
            <text:p>27.474</text:p>
          </table:table-cell>
          <table:table-cell office:value-type="float" office:value="0.58222615" calcext:value-type="float">
            <text:p>0.58222615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75.263021" calcext:value-type="float">
            <text:p>75.263021</text:p>
          </table:table-cell>
          <table:table-cell office:value-type="float" office:value="80.843" calcext:value-type="float">
            <text:p>80.843</text:p>
          </table:table-cell>
          <table:table-cell office:value-type="float" office:value="70.121" calcext:value-type="float">
            <text:p>70.121</text:p>
          </table:table-cell>
          <table:table-cell office:value-type="float" office:value="3.3290442" calcext:value-type="float">
            <text:p>3.329044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98.131764" calcext:value-type="float">
            <text:p>98.131764</text:p>
          </table:table-cell>
          <table:table-cell office:value-type="float" office:value="106.802" calcext:value-type="float">
            <text:p>106.802</text:p>
          </table:table-cell>
          <table:table-cell office:value-type="float" office:value="90.813" calcext:value-type="float">
            <text:p>90.813</text:p>
          </table:table-cell>
          <table:table-cell office:value-type="float" office:value="5.1893872" calcext:value-type="float">
            <text:p>5.189387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117.60412" calcext:value-type="float">
            <text:p>117.60412</text:p>
          </table:table-cell>
          <table:table-cell office:value-type="float" office:value="129.655" calcext:value-type="float">
            <text:p>129.655</text:p>
          </table:table-cell>
          <table:table-cell office:value-type="float" office:value="107.802" calcext:value-type="float">
            <text:p>107.802</text:p>
          </table:table-cell>
          <table:table-cell office:value-type="float" office:value="7.8274098" calcext:value-type="float">
            <text:p>7.827409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8.099815" calcext:value-type="float">
            <text:p>28.099815</text:p>
          </table:table-cell>
          <table:table-cell office:value-type="float" office:value="29.907" calcext:value-type="float">
            <text:p>29.907</text:p>
          </table:table-cell>
          <table:table-cell office:value-type="float" office:value="26.824" calcext:value-type="float">
            <text:p>26.824</text:p>
          </table:table-cell>
          <table:table-cell office:value-type="float" office:value="1.6457081" calcext:value-type="float">
            <text:p>1.6457081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80.628914" calcext:value-type="float">
            <text:p>80.628914</text:p>
          </table:table-cell>
          <table:table-cell office:value-type="float" office:value="87.624" calcext:value-type="float">
            <text:p>87.624</text:p>
          </table:table-cell>
          <table:table-cell office:value-type="float" office:value="74.237" calcext:value-type="float">
            <text:p>74.237</text:p>
          </table:table-cell>
          <table:table-cell office:value-type="float" office:value="5.5709357" calcext:value-type="float">
            <text:p>5.5709357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108.02921" calcext:value-type="float">
            <text:p>108.02921</text:p>
          </table:table-cell>
          <table:table-cell office:value-type="float" office:value="117.929" calcext:value-type="float">
            <text:p>117.929</text:p>
          </table:table-cell>
          <table:table-cell office:value-type="float" office:value="98.787" calcext:value-type="float">
            <text:p>98.787</text:p>
          </table:table-cell>
          <table:table-cell office:value-type="float" office:value="6.98396" calcext:value-type="float">
            <text:p>6.9839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131.92016" calcext:value-type="float">
            <text:p>131.92016</text:p>
          </table:table-cell>
          <table:table-cell office:value-type="float" office:value="146.024" calcext:value-type="float">
            <text:p>146.024</text:p>
          </table:table-cell>
          <table:table-cell office:value-type="float" office:value="119.351" calcext:value-type="float">
            <text:p>119.351</text:p>
          </table:table-cell>
          <table:table-cell office:value-type="float" office:value="8.6164784" calcext:value-type="float">
            <text:p>8.616478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8.096043" calcext:value-type="float">
            <text:p>28.096043</text:p>
          </table:table-cell>
          <table:table-cell office:value-type="float" office:value="29.466" calcext:value-type="float">
            <text:p>29.466</text:p>
          </table:table-cell>
          <table:table-cell office:value-type="float" office:value="27.356" calcext:value-type="float">
            <text:p>27.356</text:p>
          </table:table-cell>
          <table:table-cell office:value-type="float" office:value="0.77229819" calcext:value-type="float">
            <text:p>0.7722981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95.881935" calcext:value-type="float">
            <text:p>95.881935</text:p>
          </table:table-cell>
          <table:table-cell office:value-type="float" office:value="103.406" calcext:value-type="float">
            <text:p>103.406</text:p>
          </table:table-cell>
          <table:table-cell office:value-type="float" office:value="88.573" calcext:value-type="float">
            <text:p>88.573</text:p>
          </table:table-cell>
          <table:table-cell office:value-type="float" office:value="5.2002134" calcext:value-type="float">
            <text:p>5.200213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120.91687" calcext:value-type="float">
            <text:p>120.91687</text:p>
          </table:table-cell>
          <table:table-cell office:value-type="float" office:value="130.641" calcext:value-type="float">
            <text:p>130.641</text:p>
          </table:table-cell>
          <table:table-cell office:value-type="float" office:value="111.649" calcext:value-type="float">
            <text:p>111.649</text:p>
          </table:table-cell>
          <table:table-cell office:value-type="float" office:value="7.3644801" calcext:value-type="float">
            <text:p>7.3644801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145.49484" calcext:value-type="float">
            <text:p>145.49484</text:p>
          </table:table-cell>
          <table:table-cell office:value-type="float" office:value="157.827" calcext:value-type="float">
            <text:p>157.827</text:p>
          </table:table-cell>
          <table:table-cell office:value-type="float" office:value="133.317" calcext:value-type="float">
            <text:p>133.317</text:p>
          </table:table-cell>
          <table:table-cell office:value-type="float" office:value="9.9887115" calcext:value-type="float">
            <text:p>9.9887115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1.389355" calcext:value-type="float">
            <text:p>31.389355</text:p>
          </table:table-cell>
          <table:table-cell office:value-type="float" office:value="32.876" calcext:value-type="float">
            <text:p>32.876</text:p>
          </table:table-cell>
          <table:table-cell office:value-type="float" office:value="30.585" calcext:value-type="float">
            <text:p>30.585</text:p>
          </table:table-cell>
          <table:table-cell office:value-type="float" office:value="0.85089345" calcext:value-type="float">
            <text:p>0.85089345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46.328714" calcext:value-type="float">
            <text:p>46.328714</text:p>
          </table:table-cell>
          <table:table-cell office:value-type="float" office:value="48.652" calcext:value-type="float">
            <text:p>48.652</text:p>
          </table:table-cell>
          <table:table-cell office:value-type="float" office:value="43.776" calcext:value-type="float">
            <text:p>43.776</text:p>
          </table:table-cell>
          <table:table-cell office:value-type="float" office:value="2.3886078" calcext:value-type="float">
            <text:p>2.388607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48.090783" calcext:value-type="float">
            <text:p>48.090783</text:p>
          </table:table-cell>
          <table:table-cell office:value-type="float" office:value="50.74" calcext:value-type="float">
            <text:p>50.74</text:p>
          </table:table-cell>
          <table:table-cell office:value-type="float" office:value="45.61" calcext:value-type="float">
            <text:p>45.61</text:p>
          </table:table-cell>
          <table:table-cell office:value-type="float" office:value="2.2187147" calcext:value-type="float">
            <text:p>2.2187147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7.931375" calcext:value-type="float">
            <text:p>47.931375</text:p>
          </table:table-cell>
          <table:table-cell office:value-type="float" office:value="51.207" calcext:value-type="float">
            <text:p>51.207</text:p>
          </table:table-cell>
          <table:table-cell office:value-type="float" office:value="44.627" calcext:value-type="float">
            <text:p>44.627</text:p>
          </table:table-cell>
          <table:table-cell office:value-type="float" office:value="2.7437902" calcext:value-type="float">
            <text:p>2.743790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6.141607" calcext:value-type="float">
            <text:p>36.141607</text:p>
          </table:table-cell>
          <table:table-cell office:value-type="float" office:value="37.857" calcext:value-type="float">
            <text:p>37.857</text:p>
          </table:table-cell>
          <table:table-cell office:value-type="float" office:value="35.064" calcext:value-type="float">
            <text:p>35.064</text:p>
          </table:table-cell>
          <table:table-cell office:value-type="float" office:value="1.0111431" calcext:value-type="float">
            <text:p>1.01114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100.96779" calcext:value-type="float">
            <text:p>100.96779</text:p>
          </table:table-cell>
          <table:table-cell office:value-type="float" office:value="117.521" calcext:value-type="float">
            <text:p>117.521</text:p>
          </table:table-cell>
          <table:table-cell office:value-type="float" office:value="86.327" calcext:value-type="float">
            <text:p>86.327</text:p>
          </table:table-cell>
          <table:table-cell office:value-type="float" office:value="10.108797" calcext:value-type="float">
            <text:p>10.1087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111.02987" calcext:value-type="float">
            <text:p>111.02987</text:p>
          </table:table-cell>
          <table:table-cell office:value-type="float" office:value="131.086" calcext:value-type="float">
            <text:p>131.086</text:p>
          </table:table-cell>
          <table:table-cell office:value-type="float" office:value="93.951" calcext:value-type="float">
            <text:p>93.951</text:p>
          </table:table-cell>
          <table:table-cell office:value-type="float" office:value="13.018209" calcext:value-type="float">
            <text:p>13.0182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121.59272" calcext:value-type="float">
            <text:p>121.59272</text:p>
          </table:table-cell>
          <table:table-cell office:value-type="float" office:value="141.995" calcext:value-type="float">
            <text:p>141.995</text:p>
          </table:table-cell>
          <table:table-cell office:value-type="float" office:value="103.397" calcext:value-type="float">
            <text:p>103.397</text:p>
          </table:table-cell>
          <table:table-cell office:value-type="float" office:value="12.497246" calcext:value-type="float">
            <text:p>12.4972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8.359609" calcext:value-type="float">
            <text:p>28.359609</text:p>
          </table:table-cell>
          <table:table-cell office:value-type="float" office:value="29.411" calcext:value-type="float">
            <text:p>29.411</text:p>
          </table:table-cell>
          <table:table-cell office:value-type="float" office:value="27.817" calcext:value-type="float">
            <text:p>27.817</text:p>
          </table:table-cell>
          <table:table-cell office:value-type="float" office:value="0.58881544" calcext:value-type="float">
            <text:p>0.588815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43.453852" calcext:value-type="float">
            <text:p>43.453852</text:p>
          </table:table-cell>
          <table:table-cell office:value-type="float" office:value="69.083" calcext:value-type="float">
            <text:p>69.083</text:p>
          </table:table-cell>
          <table:table-cell office:value-type="float" office:value="34.678" calcext:value-type="float">
            <text:p>34.678</text:p>
          </table:table-cell>
          <table:table-cell office:value-type="float" office:value="12.954281" calcext:value-type="float">
            <text:p>12.9542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43.378197" calcext:value-type="float">
            <text:p>43.378197</text:p>
          </table:table-cell>
          <table:table-cell office:value-type="float" office:value="86.806" calcext:value-type="float">
            <text:p>86.806</text:p>
          </table:table-cell>
          <table:table-cell office:value-type="float" office:value="34.506" calcext:value-type="float">
            <text:p>34.506</text:p>
          </table:table-cell>
          <table:table-cell office:value-type="float" office:value="17.95777" calcext:value-type="float">
            <text:p>17.957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43.907015" calcext:value-type="float">
            <text:p>43.907015</text:p>
          </table:table-cell>
          <table:table-cell office:value-type="float" office:value="105.105" calcext:value-type="float">
            <text:p>105.105</text:p>
          </table:table-cell>
          <table:table-cell office:value-type="float" office:value="34.529" calcext:value-type="float">
            <text:p>34.529</text:p>
          </table:table-cell>
          <table:table-cell office:value-type="float" office:value="22.763616" calcext:value-type="float">
            <text:p>22.7636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8.36977" calcext:value-type="float">
            <text:p>28.36977</text:p>
          </table:table-cell>
          <table:table-cell office:value-type="float" office:value="29.858" calcext:value-type="float">
            <text:p>29.858</text:p>
          </table:table-cell>
          <table:table-cell office:value-type="float" office:value="27.609" calcext:value-type="float">
            <text:p>27.609</text:p>
          </table:table-cell>
          <table:table-cell office:value-type="float" office:value="1.2370586" calcext:value-type="float">
            <text:p>1.23705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301.46831" calcext:value-type="float">
            <text:p>301.46831</text:p>
          </table:table-cell>
          <table:table-cell office:value-type="float" office:value="333.85" calcext:value-type="float">
            <text:p>333.85</text:p>
          </table:table-cell>
          <table:table-cell office:value-type="float" office:value="271.642" calcext:value-type="float">
            <text:p>271.642</text:p>
          </table:table-cell>
          <table:table-cell office:value-type="float" office:value="19.810622" calcext:value-type="float">
            <text:p>19.8106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316.31617" calcext:value-type="float">
            <text:p>316.31617</text:p>
          </table:table-cell>
          <table:table-cell office:value-type="float" office:value="356.086" calcext:value-type="float">
            <text:p>356.086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3.496139" calcext:value-type="float">
            <text:p>23.4961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322.24964" calcext:value-type="float">
            <text:p>322.24964</text:p>
          </table:table-cell>
          <table:table-cell office:value-type="float" office:value="365.205" calcext:value-type="float">
            <text:p>365.205</text:p>
          </table:table-cell>
          <table:table-cell office:value-type="float" office:value="284.486" calcext:value-type="float">
            <text:p>284.486</text:p>
          </table:table-cell>
          <table:table-cell office:value-type="float" office:value="25.300212" calcext:value-type="float">
            <text:p>25.3002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8.561605" calcext:value-type="float">
            <text:p>28.561605</text:p>
          </table:table-cell>
          <table:table-cell office:value-type="float" office:value="29.766" calcext:value-type="float">
            <text:p>29.766</text:p>
          </table:table-cell>
          <table:table-cell office:value-type="float" office:value="27.881" calcext:value-type="float">
            <text:p>27.881</text:p>
          </table:table-cell>
          <table:table-cell office:value-type="float" office:value="0.71182661" calcext:value-type="float">
            <text:p>0.711826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454.1781" calcext:value-type="float">
            <text:p>454.1781</text:p>
          </table:table-cell>
          <table:table-cell office:value-type="float" office:value="493.174" calcext:value-type="float">
            <text:p>493.174</text:p>
          </table:table-cell>
          <table:table-cell office:value-type="float" office:value="418.361" calcext:value-type="float">
            <text:p>418.361</text:p>
          </table:table-cell>
          <table:table-cell office:value-type="float" office:value="25.464881" calcext:value-type="float">
            <text:p>25.4648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490.06692" calcext:value-type="float">
            <text:p>490.06692</text:p>
          </table:table-cell>
          <table:table-cell office:value-type="float" office:value="541.845" calcext:value-type="float">
            <text:p>541.845</text:p>
          </table:table-cell>
          <table:table-cell office:value-type="float" office:value="443.833" calcext:value-type="float">
            <text:p>443.833</text:p>
          </table:table-cell>
          <table:table-cell office:value-type="float" office:value="34.610116" calcext:value-type="float">
            <text:p>34.6101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510.14935" calcext:value-type="float">
            <text:p>510.14935</text:p>
          </table:table-cell>
          <table:table-cell office:value-type="float" office:value="562.762" calcext:value-type="float">
            <text:p>562.762</text:p>
          </table:table-cell>
          <table:table-cell office:value-type="float" office:value="461.595" calcext:value-type="float">
            <text:p>461.595</text:p>
          </table:table-cell>
          <table:table-cell office:value-type="float" office:value="34.631191" calcext:value-type="float">
            <text:p>34.6311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8.244422" calcext:value-type="float">
            <text:p>28.244422</text:p>
          </table:table-cell>
          <table:table-cell office:value-type="float" office:value="29.489" calcext:value-type="float">
            <text:p>29.489</text:p>
          </table:table-cell>
          <table:table-cell office:value-type="float" office:value="27.095" calcext:value-type="float">
            <text:p>27.095</text:p>
          </table:table-cell>
          <table:table-cell office:value-type="float" office:value="1.2938138" calcext:value-type="float">
            <text:p>1.29381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53.054854" calcext:value-type="float">
            <text:p>53.054854</text:p>
          </table:table-cell>
          <table:table-cell office:value-type="float" office:value="62.088" calcext:value-type="float">
            <text:p>62.088</text:p>
          </table:table-cell>
          <table:table-cell office:value-type="float" office:value="45.705" calcext:value-type="float">
            <text:p>45.705</text:p>
          </table:table-cell>
          <table:table-cell office:value-type="float" office:value="5.1365584" calcext:value-type="float">
            <text:p>5.13655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58.058782" calcext:value-type="float">
            <text:p>58.058782</text:p>
          </table:table-cell>
          <table:table-cell office:value-type="float" office:value="67.507" calcext:value-type="float">
            <text:p>67.507</text:p>
          </table:table-cell>
          <table:table-cell office:value-type="float" office:value="49.851" calcext:value-type="float">
            <text:p>49.851</text:p>
          </table:table-cell>
          <table:table-cell office:value-type="float" office:value="5.5438802" calcext:value-type="float">
            <text:p>5.54388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55.451479" calcext:value-type="float">
            <text:p>55.451479</text:p>
          </table:table-cell>
          <table:table-cell office:value-type="float" office:value="65.319" calcext:value-type="float">
            <text:p>65.319</text:p>
          </table:table-cell>
          <table:table-cell office:value-type="float" office:value="47.127" calcext:value-type="float">
            <text:p>47.127</text:p>
          </table:table-cell>
          <table:table-cell office:value-type="float" office:value="5.7753857" calcext:value-type="float">
            <text:p>5.77538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8.503481" calcext:value-type="float">
            <text:p>38.503481</text:p>
          </table:table-cell>
          <table:table-cell office:value-type="float" office:value="40.58" calcext:value-type="float">
            <text:p>40.58</text:p>
          </table:table-cell>
          <table:table-cell office:value-type="float" office:value="36.813" calcext:value-type="float">
            <text:p>36.813</text:p>
          </table:table-cell>
          <table:table-cell office:value-type="float" office:value="2.0502181" calcext:value-type="float">
            <text:p>2.05021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74.357205" calcext:value-type="float">
            <text:p>74.357205</text:p>
          </table:table-cell>
          <table:table-cell office:value-type="float" office:value="81.405" calcext:value-type="float">
            <text:p>81.405</text:p>
          </table:table-cell>
          <table:table-cell office:value-type="float" office:value="68.313" calcext:value-type="float">
            <text:p>68.313</text:p>
          </table:table-cell>
          <table:table-cell office:value-type="float" office:value="5.1198953" calcext:value-type="float">
            <text:p>5.11989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107.15812" calcext:value-type="float">
            <text:p>107.15812</text:p>
          </table:table-cell>
          <table:table-cell office:value-type="float" office:value="118.144" calcext:value-type="float">
            <text:p>118.144</text:p>
          </table:table-cell>
          <table:table-cell office:value-type="float" office:value="97.314" calcext:value-type="float">
            <text:p>97.314</text:p>
          </table:table-cell>
          <table:table-cell office:value-type="float" office:value="7.3385129" calcext:value-type="float">
            <text:p>7.3385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138.87049" calcext:value-type="float">
            <text:p>138.87049</text:p>
          </table:table-cell>
          <table:table-cell office:value-type="float" office:value="153.099" calcext:value-type="float">
            <text:p>153.099</text:p>
          </table:table-cell>
          <table:table-cell office:value-type="float" office:value="125.858" calcext:value-type="float">
            <text:p>125.858</text:p>
          </table:table-cell>
          <table:table-cell office:value-type="float" office:value="8.9686036" calcext:value-type="float">
            <text:p>8.96860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7.989959" calcext:value-type="float">
            <text:p>27.989959</text:p>
          </table:table-cell>
          <table:table-cell office:value-type="float" office:value="29.475" calcext:value-type="float">
            <text:p>29.475</text:p>
          </table:table-cell>
          <table:table-cell office:value-type="float" office:value="26.575" calcext:value-type="float">
            <text:p>26.575</text:p>
          </table:table-cell>
          <table:table-cell office:value-type="float" office:value="1.8911185" calcext:value-type="float">
            <text:p>1.89111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9.222994" calcext:value-type="float">
            <text:p>29.222994</text:p>
          </table:table-cell>
          <table:table-cell office:value-type="float" office:value="31.921" calcext:value-type="float">
            <text:p>31.921</text:p>
          </table:table-cell>
          <table:table-cell office:value-type="float" office:value="26.875" calcext:value-type="float">
            <text:p>26.875</text:p>
          </table:table-cell>
          <table:table-cell office:value-type="float" office:value="1.7111319" calcext:value-type="float">
            <text:p>1.71113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29.776337" calcext:value-type="float">
            <text:p>29.776337</text:p>
          </table:table-cell>
          <table:table-cell office:value-type="float" office:value="32.907" calcext:value-type="float">
            <text:p>32.907</text:p>
          </table:table-cell>
          <table:table-cell office:value-type="float" office:value="27.213" calcext:value-type="float">
            <text:p>27.213</text:p>
          </table:table-cell>
          <table:table-cell office:value-type="float" office:value="2.1931354" calcext:value-type="float">
            <text:p>2.19313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29.965645" calcext:value-type="float">
            <text:p>29.965645</text:p>
          </table:table-cell>
          <table:table-cell office:value-type="float" office:value="32.83" calcext:value-type="float">
            <text:p>32.83</text:p>
          </table:table-cell>
          <table:table-cell office:value-type="float" office:value="27.607" calcext:value-type="float">
            <text:p>27.607</text:p>
          </table:table-cell>
          <table:table-cell office:value-type="float" office:value="1.8998032" calcext:value-type="float">
            <text:p>1.89980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8.120747" calcext:value-type="float">
            <text:p>28.120747</text:p>
          </table:table-cell>
          <table:table-cell office:value-type="float" office:value="29.834" calcext:value-type="float">
            <text:p>29.834</text:p>
          </table:table-cell>
          <table:table-cell office:value-type="float" office:value="26.582" calcext:value-type="float">
            <text:p>26.582</text:p>
          </table:table-cell>
          <table:table-cell office:value-type="float" office:value="1.9681329" calcext:value-type="float">
            <text:p>1.96813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122.39524" calcext:value-type="float">
            <text:p>122.39524</text:p>
          </table:table-cell>
          <table:table-cell office:value-type="float" office:value="136.687" calcext:value-type="float">
            <text:p>136.687</text:p>
          </table:table-cell>
          <table:table-cell office:value-type="float" office:value="112.603" calcext:value-type="float">
            <text:p>112.603</text:p>
          </table:table-cell>
          <table:table-cell office:value-type="float" office:value="8.0040627" calcext:value-type="float">
            <text:p>8.00406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192.19135" calcext:value-type="float">
            <text:p>192.19135</text:p>
          </table:table-cell>
          <table:table-cell office:value-type="float" office:value="207.611" calcext:value-type="float">
            <text:p>207.611</text:p>
          </table:table-cell>
          <table:table-cell office:value-type="float" office:value="179.188" calcext:value-type="float">
            <text:p>179.188</text:p>
          </table:table-cell>
          <table:table-cell office:value-type="float" office:value="10.230371" calcext:value-type="float">
            <text:p>10.2303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258.891" calcext:value-type="float">
            <text:p>258.891</text:p>
          </table:table-cell>
          <table:table-cell office:value-type="float" office:value="277.321" calcext:value-type="float">
            <text:p>277.321</text:p>
          </table:table-cell>
          <table:table-cell office:value-type="float" office:value="242.181" calcext:value-type="float">
            <text:p>242.181</text:p>
          </table:table-cell>
          <table:table-cell office:value-type="float" office:value="12.211491" calcext:value-type="float">
            <text:p>12.2114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8.12513" calcext:value-type="float">
            <text:p>28.12513</text:p>
          </table:table-cell>
          <table:table-cell office:value-type="float" office:value="29.489" calcext:value-type="float">
            <text:p>29.489</text:p>
          </table:table-cell>
          <table:table-cell office:value-type="float" office:value="26.971" calcext:value-type="float">
            <text:p>26.971</text:p>
          </table:table-cell>
          <table:table-cell office:value-type="float" office:value="1.8116986" calcext:value-type="float">
            <text:p>1.81169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130.73346" calcext:value-type="float">
            <text:p>130.73346</text:p>
          </table:table-cell>
          <table:table-cell office:value-type="float" office:value="143.397" calcext:value-type="float">
            <text:p>143.397</text:p>
          </table:table-cell>
          <table:table-cell office:value-type="float" office:value="120.879" calcext:value-type="float">
            <text:p>120.879</text:p>
          </table:table-cell>
          <table:table-cell office:value-type="float" office:value="7.9340609" calcext:value-type="float">
            <text:p>7.93406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192.17963" calcext:value-type="float">
            <text:p>192.17963</text:p>
          </table:table-cell>
          <table:table-cell office:value-type="float" office:value="207.579" calcext:value-type="float">
            <text:p>207.579</text:p>
          </table:table-cell>
          <table:table-cell office:value-type="float" office:value="179.212" calcext:value-type="float">
            <text:p>179.212</text:p>
          </table:table-cell>
          <table:table-cell office:value-type="float" office:value="9.2431526" calcext:value-type="float">
            <text:p>9.24315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252.70648" calcext:value-type="float">
            <text:p>252.70648</text:p>
          </table:table-cell>
          <table:table-cell office:value-type="float" office:value="272.586" calcext:value-type="float">
            <text:p>272.586</text:p>
          </table:table-cell>
          <table:table-cell office:value-type="float" office:value="235.369" calcext:value-type="float">
            <text:p>235.369</text:p>
          </table:table-cell>
          <table:table-cell office:value-type="float" office:value="12.332875" calcext:value-type="float">
            <text:p>12.3328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8.282502" calcext:value-type="float">
            <text:p>28.282502</text:p>
          </table:table-cell>
          <table:table-cell office:value-type="float" office:value="29.635" calcext:value-type="float">
            <text:p>29.635</text:p>
          </table:table-cell>
          <table:table-cell office:value-type="float" office:value="27.338" calcext:value-type="float">
            <text:p>27.338</text:p>
          </table:table-cell>
          <table:table-cell office:value-type="float" office:value="1.4492406" calcext:value-type="float">
            <text:p>1.44924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160.21083" calcext:value-type="float">
            <text:p>160.21083</text:p>
          </table:table-cell>
          <table:table-cell office:value-type="float" office:value="178.462" calcext:value-type="float">
            <text:p>178.462</text:p>
          </table:table-cell>
          <table:table-cell office:value-type="float" office:value="144.176" calcext:value-type="float">
            <text:p>144.176</text:p>
          </table:table-cell>
          <table:table-cell office:value-type="float" office:value="11.545173" calcext:value-type="float">
            <text:p>11.5451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271.39285" calcext:value-type="float">
            <text:p>271.39285</text:p>
          </table:table-cell>
          <table:table-cell office:value-type="float" office:value="304.136" calcext:value-type="float">
            <text:p>304.136</text:p>
          </table:table-cell>
          <table:table-cell office:value-type="float" office:value="241.826" calcext:value-type="float">
            <text:p>241.826</text:p>
          </table:table-cell>
          <table:table-cell office:value-type="float" office:value="20.559884" calcext:value-type="float">
            <text:p>20.5598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379.78991" calcext:value-type="float">
            <text:p>379.78991</text:p>
          </table:table-cell>
          <table:table-cell office:value-type="float" office:value="424.837" calcext:value-type="float">
            <text:p>424.837</text:p>
          </table:table-cell>
          <table:table-cell office:value-type="float" office:value="338.233" calcext:value-type="float">
            <text:p>338.233</text:p>
          </table:table-cell>
          <table:table-cell office:value-type="float" office:value="27.35552" calcext:value-type="float">
            <text:p>27.355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8.815685" calcext:value-type="float">
            <text:p>28.815685</text:p>
          </table:table-cell>
          <table:table-cell office:value-type="float" office:value="30.294" calcext:value-type="float">
            <text:p>30.294</text:p>
          </table:table-cell>
          <table:table-cell office:value-type="float" office:value="27.761" calcext:value-type="float">
            <text:p>27.761</text:p>
          </table:table-cell>
          <table:table-cell office:value-type="float" office:value="1.3103929" calcext:value-type="float">
            <text:p>1.31039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167.64582" calcext:value-type="float">
            <text:p>167.64582</text:p>
          </table:table-cell>
          <table:table-cell office:value-type="float" office:value="181.866" calcext:value-type="float">
            <text:p>181.866</text:p>
          </table:table-cell>
          <table:table-cell office:value-type="float" office:value="153.759" calcext:value-type="float">
            <text:p>153.759</text:p>
          </table:table-cell>
          <table:table-cell office:value-type="float" office:value="10.086715" calcext:value-type="float">
            <text:p>10.0867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252.63031" calcext:value-type="float">
            <text:p>252.63031</text:p>
          </table:table-cell>
          <table:table-cell office:value-type="float" office:value="275.148" calcext:value-type="float">
            <text:p>275.148</text:p>
          </table:table-cell>
          <table:table-cell office:value-type="float" office:value="230.364" calcext:value-type="float">
            <text:p>230.364</text:p>
          </table:table-cell>
          <table:table-cell office:value-type="float" office:value="14.806127" calcext:value-type="float">
            <text:p>14.806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338.30436" calcext:value-type="float">
            <text:p>338.30436</text:p>
          </table:table-cell>
          <table:table-cell office:value-type="float" office:value="369.656" calcext:value-type="float">
            <text:p>369.656</text:p>
          </table:table-cell>
          <table:table-cell office:value-type="float" office:value="307.194" calcext:value-type="float">
            <text:p>307.194</text:p>
          </table:table-cell>
          <table:table-cell office:value-type="float" office:value="21.315577" calcext:value-type="float">
            <text:p>21.3155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2.304798" calcext:value-type="float">
            <text:p>32.304798</text:p>
          </table:table-cell>
          <table:table-cell office:value-type="float" office:value="33.468" calcext:value-type="float">
            <text:p>33.468</text:p>
          </table:table-cell>
          <table:table-cell office:value-type="float" office:value="30.707" calcext:value-type="float">
            <text:p>30.707</text:p>
          </table:table-cell>
          <table:table-cell office:value-type="float" office:value="1.356286" calcext:value-type="float">
            <text:p>1.3562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48.948056" calcext:value-type="float">
            <text:p>48.948056</text:p>
          </table:table-cell>
          <table:table-cell office:value-type="float" office:value="52.091" calcext:value-type="float">
            <text:p>52.091</text:p>
          </table:table-cell>
          <table:table-cell office:value-type="float" office:value="46.058" calcext:value-type="float">
            <text:p>46.058</text:p>
          </table:table-cell>
          <table:table-cell office:value-type="float" office:value="1.9938303" calcext:value-type="float">
            <text:p>1.99383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49.529446" calcext:value-type="float">
            <text:p>49.529446</text:p>
          </table:table-cell>
          <table:table-cell office:value-type="float" office:value="53.15" calcext:value-type="float">
            <text:p>53.15</text:p>
          </table:table-cell>
          <table:table-cell office:value-type="float" office:value="46.326" calcext:value-type="float">
            <text:p>46.326</text:p>
          </table:table-cell>
          <table:table-cell office:value-type="float" office:value="2.6448664" calcext:value-type="float">
            <text:p>2.64486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9.665501" calcext:value-type="float">
            <text:p>49.665501</text:p>
          </table:table-cell>
          <table:table-cell office:value-type="float" office:value="53.523" calcext:value-type="float">
            <text:p>53.523</text:p>
          </table:table-cell>
          <table:table-cell office:value-type="float" office:value="46.233" calcext:value-type="float">
            <text:p>46.233</text:p>
          </table:table-cell>
          <table:table-cell office:value-type="float" office:value="2.8442693" calcext:value-type="float">
            <text:p>2.84426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7.282065" calcext:value-type="float">
            <text:p>37.282065</text:p>
          </table:table-cell>
          <table:table-cell office:value-type="float" office:value="39.107" calcext:value-type="float">
            <text:p>39.107</text:p>
          </table:table-cell>
          <table:table-cell office:value-type="float" office:value="35.526" calcext:value-type="float">
            <text:p>35.526</text:p>
          </table:table-cell>
          <table:table-cell office:value-type="float" office:value="2.0132282" calcext:value-type="float">
            <text:p>2.01322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84.450272" calcext:value-type="float">
            <text:p>84.450272</text:p>
          </table:table-cell>
          <table:table-cell office:value-type="float" office:value="101.687" calcext:value-type="float">
            <text:p>101.687</text:p>
          </table:table-cell>
          <table:table-cell office:value-type="float" office:value="70.287" calcext:value-type="float">
            <text:p>70.287</text:p>
          </table:table-cell>
          <table:table-cell office:value-type="float" office:value="10.647542" calcext:value-type="float">
            <text:p>10.6475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93.108065" calcext:value-type="float">
            <text:p>93.108065</text:p>
          </table:table-cell>
          <table:table-cell office:value-type="float" office:value="111.108" calcext:value-type="float">
            <text:p>111.108</text:p>
          </table:table-cell>
          <table:table-cell office:value-type="float" office:value="77.858" calcext:value-type="float">
            <text:p>77.858</text:p>
          </table:table-cell>
          <table:table-cell office:value-type="float" office:value="11.120329" calcext:value-type="float">
            <text:p>11.1203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100.12925" calcext:value-type="float">
            <text:p>100.12925</text:p>
          </table:table-cell>
          <table:table-cell office:value-type="float" office:value="119.198" calcext:value-type="float">
            <text:p>119.198</text:p>
          </table:table-cell>
          <table:table-cell office:value-type="float" office:value="83.723" calcext:value-type="float">
            <text:p>83.723</text:p>
          </table:table-cell>
          <table:table-cell office:value-type="float" office:value="11.29669" calcext:value-type="float">
            <text:p>11.296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7.028005" calcext:value-type="float">
            <text:p>27.028005</text:p>
          </table:table-cell>
          <table:table-cell office:value-type="float" office:value="28.427" calcext:value-type="float">
            <text:p>28.427</text:p>
          </table:table-cell>
          <table:table-cell office:value-type="float" office:value="26.231" calcext:value-type="float">
            <text:p>26.231</text:p>
          </table:table-cell>
          <table:table-cell office:value-type="float" office:value="1.0331659" calcext:value-type="float">
            <text:p>1.03316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39.96979" calcext:value-type="float">
            <text:p>39.96979</text:p>
          </table:table-cell>
          <table:table-cell office:value-type="float" office:value="64.193" calcext:value-type="float">
            <text:p>64.193</text:p>
          </table:table-cell>
          <table:table-cell office:value-type="float" office:value="32.43" calcext:value-type="float">
            <text:p>32.43</text:p>
          </table:table-cell>
          <table:table-cell office:value-type="float" office:value="11.351798" calcext:value-type="float">
            <text:p>11.3517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39.602847" calcext:value-type="float">
            <text:p>39.602847</text:p>
          </table:table-cell>
          <table:table-cell office:value-type="float" office:value="78.877" calcext:value-type="float">
            <text:p>78.877</text:p>
          </table:table-cell>
          <table:table-cell office:value-type="float" office:value="32.294" calcext:value-type="float">
            <text:p>32.294</text:p>
          </table:table-cell>
          <table:table-cell office:value-type="float" office:value="15.221238" calcext:value-type="float">
            <text:p>15.2212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40.129463" calcext:value-type="float">
            <text:p>40.129463</text:p>
          </table:table-cell>
          <table:table-cell office:value-type="float" office:value="90.832" calcext:value-type="float">
            <text:p>90.832</text:p>
          </table:table-cell>
          <table:table-cell office:value-type="float" office:value="32.201" calcext:value-type="float">
            <text:p>32.201</text:p>
          </table:table-cell>
          <table:table-cell office:value-type="float" office:value="19.395108" calcext:value-type="float">
            <text:p>19.3951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7.645946" calcext:value-type="float">
            <text:p>27.645946</text:p>
          </table:table-cell>
          <table:table-cell office:value-type="float" office:value="28.853" calcext:value-type="float">
            <text:p>28.853</text:p>
          </table:table-cell>
          <table:table-cell office:value-type="float" office:value="26.52" calcext:value-type="float">
            <text:p>26.52</text:p>
          </table:table-cell>
          <table:table-cell office:value-type="float" office:value="1.1363065" calcext:value-type="float">
            <text:p>1.13630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287.41201" calcext:value-type="float">
            <text:p>287.41201</text:p>
          </table:table-cell>
          <table:table-cell office:value-type="float" office:value="324.432" calcext:value-type="float">
            <text:p>324.432</text:p>
          </table:table-cell>
          <table:table-cell office:value-type="float" office:value="253.387" calcext:value-type="float">
            <text:p>253.387</text:p>
          </table:table-cell>
          <table:table-cell office:value-type="float" office:value="22.654479" calcext:value-type="float">
            <text:p>22.6544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302.09073" calcext:value-type="float">
            <text:p>302.09073</text:p>
          </table:table-cell>
          <table:table-cell office:value-type="float" office:value="347.553" calcext:value-type="float">
            <text:p>347.553</text:p>
          </table:table-cell>
          <table:table-cell office:value-type="float" office:value="261.269" calcext:value-type="float">
            <text:p>261.269</text:p>
          </table:table-cell>
          <table:table-cell office:value-type="float" office:value="27.476161" calcext:value-type="float">
            <text:p>27.4761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310.08375" calcext:value-type="float">
            <text:p>310.08375</text:p>
          </table:table-cell>
          <table:table-cell office:value-type="float" office:value="359.265" calcext:value-type="float">
            <text:p>359.265</text:p>
          </table:table-cell>
          <table:table-cell office:value-type="float" office:value="266.26" calcext:value-type="float">
            <text:p>266.26</text:p>
          </table:table-cell>
          <table:table-cell office:value-type="float" office:value="29.150541" calcext:value-type="float">
            <text:p>29.1505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7.824973" calcext:value-type="float">
            <text:p>27.824973</text:p>
          </table:table-cell>
          <table:table-cell office:value-type="float" office:value="29.356" calcext:value-type="float">
            <text:p>29.356</text:p>
          </table:table-cell>
          <table:table-cell office:value-type="float" office:value="26.617" calcext:value-type="float">
            <text:p>26.617</text:p>
          </table:table-cell>
          <table:table-cell office:value-type="float" office:value="1.7550584" calcext:value-type="float">
            <text:p>1.75505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452.55477" calcext:value-type="float">
            <text:p>452.55477</text:p>
          </table:table-cell>
          <table:table-cell office:value-type="float" office:value="500.002" calcext:value-type="float">
            <text:p>500.002</text:p>
          </table:table-cell>
          <table:table-cell office:value-type="float" office:value="409.556" calcext:value-type="float">
            <text:p>409.556</text:p>
          </table:table-cell>
          <table:table-cell office:value-type="float" office:value="29.144603" calcext:value-type="float">
            <text:p>29.1446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490.16693" calcext:value-type="float">
            <text:p>490.16693</text:p>
          </table:table-cell>
          <table:table-cell office:value-type="float" office:value="548.542" calcext:value-type="float">
            <text:p>548.542</text:p>
          </table:table-cell>
          <table:table-cell office:value-type="float" office:value="436.699" calcext:value-type="float">
            <text:p>436.699</text:p>
          </table:table-cell>
          <table:table-cell office:value-type="float" office:value="37.184784" calcext:value-type="float">
            <text:p>37.1847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513.02867" calcext:value-type="float">
            <text:p>513.02867</text:p>
          </table:table-cell>
          <table:table-cell office:value-type="float" office:value="576.082" calcext:value-type="float">
            <text:p>576.082</text:p>
          </table:table-cell>
          <table:table-cell office:value-type="float" office:value="455.518" calcext:value-type="float">
            <text:p>455.518</text:p>
          </table:table-cell>
          <table:table-cell office:value-type="float" office:value="38.341771" calcext:value-type="float">
            <text:p>38.3417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8.3774" calcext:value-type="float">
            <text:p>28.3774</text:p>
          </table:table-cell>
          <table:table-cell office:value-type="float" office:value="29.527" calcext:value-type="float">
            <text:p>29.527</text:p>
          </table:table-cell>
          <table:table-cell office:value-type="float" office:value="27.723" calcext:value-type="float">
            <text:p>27.723</text:p>
          </table:table-cell>
          <table:table-cell office:value-type="float" office:value="0.67949285" calcext:value-type="float">
            <text:p>0.679492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75.305119" calcext:value-type="float">
            <text:p>75.305119</text:p>
          </table:table-cell>
          <table:table-cell office:value-type="float" office:value="90.54" calcext:value-type="float">
            <text:p>90.54</text:p>
          </table:table-cell>
          <table:table-cell office:value-type="float" office:value="61.665" calcext:value-type="float">
            <text:p>61.665</text:p>
          </table:table-cell>
          <table:table-cell office:value-type="float" office:value="8.8909758" calcext:value-type="float">
            <text:p>8.89097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90.556077" calcext:value-type="float">
            <text:p>90.556077</text:p>
          </table:table-cell>
          <table:table-cell office:value-type="float" office:value="108.198" calcext:value-type="float">
            <text:p>108.198</text:p>
          </table:table-cell>
          <table:table-cell office:value-type="float" office:value="74.782" calcext:value-type="float">
            <text:p>74.782</text:p>
          </table:table-cell>
          <table:table-cell office:value-type="float" office:value="10.579573" calcext:value-type="float">
            <text:p>10.5795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78.778917" calcext:value-type="float">
            <text:p>78.778917</text:p>
          </table:table-cell>
          <table:table-cell office:value-type="float" office:value="93.866" calcext:value-type="float">
            <text:p>93.866</text:p>
          </table:table-cell>
          <table:table-cell office:value-type="float" office:value="65.437" calcext:value-type="float">
            <text:p>65.437</text:p>
          </table:table-cell>
          <table:table-cell office:value-type="float" office:value="8.8626763" calcext:value-type="float">
            <text:p>8.86267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8.515116" calcext:value-type="float">
            <text:p>38.515116</text:p>
          </table:table-cell>
          <table:table-cell office:value-type="float" office:value="40.326" calcext:value-type="float">
            <text:p>40.326</text:p>
          </table:table-cell>
          <table:table-cell office:value-type="float" office:value="37.218" calcext:value-type="float">
            <text:p>37.218</text:p>
          </table:table-cell>
          <table:table-cell office:value-type="float" office:value="1.0411757" calcext:value-type="float">
            <text:p>1.04117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78.717874" calcext:value-type="float">
            <text:p>78.717874</text:p>
          </table:table-cell>
          <table:table-cell office:value-type="float" office:value="87.187" calcext:value-type="float">
            <text:p>87.187</text:p>
          </table:table-cell>
          <table:table-cell office:value-type="float" office:value="71.215" calcext:value-type="float">
            <text:p>71.215</text:p>
          </table:table-cell>
          <table:table-cell office:value-type="float" office:value="5.9967051" calcext:value-type="float">
            <text:p>5.99670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115.95467" calcext:value-type="float">
            <text:p>115.95467</text:p>
          </table:table-cell>
          <table:table-cell office:value-type="float" office:value="128.797" calcext:value-type="float">
            <text:p>128.797</text:p>
          </table:table-cell>
          <table:table-cell office:value-type="float" office:value="104.181" calcext:value-type="float">
            <text:p>104.181</text:p>
          </table:table-cell>
          <table:table-cell office:value-type="float" office:value="8.2969298" calcext:value-type="float">
            <text:p>8.29692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153.53041" calcext:value-type="float">
            <text:p>153.53041</text:p>
          </table:table-cell>
          <table:table-cell office:value-type="float" office:value="170.641" calcext:value-type="float">
            <text:p>170.641</text:p>
          </table:table-cell>
          <table:table-cell office:value-type="float" office:value="137.151" calcext:value-type="float">
            <text:p>137.151</text:p>
          </table:table-cell>
          <table:table-cell office:value-type="float" office:value="10.889166" calcext:value-type="float">
            <text:p>10.8891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7.979437" calcext:value-type="float">
            <text:p>27.979437</text:p>
          </table:table-cell>
          <table:table-cell office:value-type="float" office:value="29.533" calcext:value-type="float">
            <text:p>29.533</text:p>
          </table:table-cell>
          <table:table-cell office:value-type="float" office:value="26.503" calcext:value-type="float">
            <text:p>26.503</text:p>
          </table:table-cell>
          <table:table-cell office:value-type="float" office:value="1.6553447" calcext:value-type="float">
            <text:p>1.65534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8.881233" calcext:value-type="float">
            <text:p>28.881233</text:p>
          </table:table-cell>
          <table:table-cell office:value-type="float" office:value="31.675" calcext:value-type="float">
            <text:p>31.675</text:p>
          </table:table-cell>
          <table:table-cell office:value-type="float" office:value="26.647" calcext:value-type="float">
            <text:p>26.647</text:p>
          </table:table-cell>
          <table:table-cell office:value-type="float" office:value="1.9715929" calcext:value-type="float">
            <text:p>1.97159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28.988617" calcext:value-type="float">
            <text:p>28.988617</text:p>
          </table:table-cell>
          <table:table-cell office:value-type="float" office:value="31.998" calcext:value-type="float">
            <text:p>31.998</text:p>
          </table:table-cell>
          <table:table-cell office:value-type="float" office:value="26.693" calcext:value-type="float">
            <text:p>26.693</text:p>
          </table:table-cell>
          <table:table-cell office:value-type="float" office:value="1.666923" calcext:value-type="float">
            <text:p>1.6669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29.598236" calcext:value-type="float">
            <text:p>29.598236</text:p>
          </table:table-cell>
          <table:table-cell office:value-type="float" office:value="32.628" calcext:value-type="float">
            <text:p>32.628</text:p>
          </table:table-cell>
          <table:table-cell office:value-type="float" office:value="27.107" calcext:value-type="float">
            <text:p>27.107</text:p>
          </table:table-cell>
          <table:table-cell office:value-type="float" office:value="2.3839069" calcext:value-type="float">
            <text:p>2.38390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8.150166" calcext:value-type="float">
            <text:p>28.150166</text:p>
          </table:table-cell>
          <table:table-cell office:value-type="float" office:value="29.638" calcext:value-type="float">
            <text:p>29.638</text:p>
          </table:table-cell>
          <table:table-cell office:value-type="float" office:value="26.73" calcext:value-type="float">
            <text:p>26.73</text:p>
          </table:table-cell>
          <table:table-cell office:value-type="float" office:value="1.4033589" calcext:value-type="float">
            <text:p>1.40335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147.26537" calcext:value-type="float">
            <text:p>147.26537</text:p>
          </table:table-cell>
          <table:table-cell office:value-type="float" office:value="162.117" calcext:value-type="float">
            <text:p>162.117</text:p>
          </table:table-cell>
          <table:table-cell office:value-type="float" office:value="135.595" calcext:value-type="float">
            <text:p>135.595</text:p>
          </table:table-cell>
          <table:table-cell office:value-type="float" office:value="8.6820287" calcext:value-type="float">
            <text:p>8.68202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233.95738" calcext:value-type="float">
            <text:p>233.95738</text:p>
          </table:table-cell>
          <table:table-cell office:value-type="float" office:value="252.381" calcext:value-type="float">
            <text:p>252.381</text:p>
          </table:table-cell>
          <table:table-cell office:value-type="float" office:value="216.967" calcext:value-type="float">
            <text:p>216.967</text:p>
          </table:table-cell>
          <table:table-cell office:value-type="float" office:value="11.432719" calcext:value-type="float">
            <text:p>11.4327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319.00024" calcext:value-type="float">
            <text:p>319.00024</text:p>
          </table:table-cell>
          <table:table-cell office:value-type="float" office:value="342.503" calcext:value-type="float">
            <text:p>342.503</text:p>
          </table:table-cell>
          <table:table-cell office:value-type="float" office:value="296.912" calcext:value-type="float">
            <text:p>296.912</text:p>
          </table:table-cell>
          <table:table-cell office:value-type="float" office:value="15.485483" calcext:value-type="float">
            <text:p>15.4854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8.014076" calcext:value-type="float">
            <text:p>28.014076</text:p>
          </table:table-cell>
          <table:table-cell office:value-type="float" office:value="29.502" calcext:value-type="float">
            <text:p>29.502</text:p>
          </table:table-cell>
          <table:table-cell office:value-type="float" office:value="26.445" calcext:value-type="float">
            <text:p>26.445</text:p>
          </table:table-cell>
          <table:table-cell office:value-type="float" office:value="1.5860727" calcext:value-type="float">
            <text:p>1.58607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148.36504" calcext:value-type="float">
            <text:p>148.36504</text:p>
          </table:table-cell>
          <table:table-cell office:value-type="float" office:value="163.739" calcext:value-type="float">
            <text:p>163.739</text:p>
          </table:table-cell>
          <table:table-cell office:value-type="float" office:value="136.084" calcext:value-type="float">
            <text:p>136.084</text:p>
          </table:table-cell>
          <table:table-cell office:value-type="float" office:value="9.2616855" calcext:value-type="float">
            <text:p>9.26168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226.11603" calcext:value-type="float">
            <text:p>226.11603</text:p>
          </table:table-cell>
          <table:table-cell office:value-type="float" office:value="245.506" calcext:value-type="float">
            <text:p>245.506</text:p>
          </table:table-cell>
          <table:table-cell office:value-type="float" office:value="208.845" calcext:value-type="float">
            <text:p>208.845</text:p>
          </table:table-cell>
          <table:table-cell office:value-type="float" office:value="12.824195" calcext:value-type="float">
            <text:p>12.8241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308.99228" calcext:value-type="float">
            <text:p>308.99228</text:p>
          </table:table-cell>
          <table:table-cell office:value-type="float" office:value="334.415" calcext:value-type="float">
            <text:p>334.415</text:p>
          </table:table-cell>
          <table:table-cell office:value-type="float" office:value="286.1" calcext:value-type="float">
            <text:p>286.1</text:p>
          </table:table-cell>
          <table:table-cell office:value-type="float" office:value="16.555795" calcext:value-type="float">
            <text:p>16.5557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7.935762" calcext:value-type="float">
            <text:p>27.935762</text:p>
          </table:table-cell>
          <table:table-cell office:value-type="float" office:value="29.421" calcext:value-type="float">
            <text:p>29.421</text:p>
          </table:table-cell>
          <table:table-cell office:value-type="float" office:value="26.822" calcext:value-type="float">
            <text:p>26.822</text:p>
          </table:table-cell>
          <table:table-cell office:value-type="float" office:value="1.8253686" calcext:value-type="float">
            <text:p>1.82536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177.56675" calcext:value-type="float">
            <text:p>177.56675</text:p>
          </table:table-cell>
          <table:table-cell office:value-type="float" office:value="200.665" calcext:value-type="float">
            <text:p>200.665</text:p>
          </table:table-cell>
          <table:table-cell office:value-type="float" office:value="156.852" calcext:value-type="float">
            <text:p>156.852</text:p>
          </table:table-cell>
          <table:table-cell office:value-type="float" office:value="14.008773" calcext:value-type="float">
            <text:p>14.0087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306.10521" calcext:value-type="float">
            <text:p>306.10521</text:p>
          </table:table-cell>
          <table:table-cell office:value-type="float" office:value="345.679" calcext:value-type="float">
            <text:p>345.679</text:p>
          </table:table-cell>
          <table:table-cell office:value-type="float" office:value="269.767" calcext:value-type="float">
            <text:p>269.767</text:p>
          </table:table-cell>
          <table:table-cell office:value-type="float" office:value="24.28225" calcext:value-type="float">
            <text:p>24.282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433.72159" calcext:value-type="float">
            <text:p>433.72159</text:p>
          </table:table-cell>
          <table:table-cell office:value-type="float" office:value="490.119" calcext:value-type="float">
            <text:p>490.119</text:p>
          </table:table-cell>
          <table:table-cell office:value-type="float" office:value="380.109" calcext:value-type="float">
            <text:p>380.109</text:p>
          </table:table-cell>
          <table:table-cell office:value-type="float" office:value="34.12409" calcext:value-type="float">
            <text:p>34.124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8.25783" calcext:value-type="float">
            <text:p>28.25783</text:p>
          </table:table-cell>
          <table:table-cell office:value-type="float" office:value="29.922" calcext:value-type="float">
            <text:p>29.922</text:p>
          </table:table-cell>
          <table:table-cell office:value-type="float" office:value="27.434" calcext:value-type="float">
            <text:p>27.434</text:p>
          </table:table-cell>
          <table:table-cell office:value-type="float" office:value="1.2217162" calcext:value-type="float">
            <text:p>1.22171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178.05147" calcext:value-type="float">
            <text:p>178.05147</text:p>
          </table:table-cell>
          <table:table-cell office:value-type="float" office:value="196.142" calcext:value-type="float">
            <text:p>196.142</text:p>
          </table:table-cell>
          <table:table-cell office:value-type="float" office:value="161.129" calcext:value-type="float">
            <text:p>161.129</text:p>
          </table:table-cell>
          <table:table-cell office:value-type="float" office:value="10.858538" calcext:value-type="float">
            <text:p>10.8585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281.7287" calcext:value-type="float">
            <text:p>281.7287</text:p>
          </table:table-cell>
          <table:table-cell office:value-type="float" office:value="311.362" calcext:value-type="float">
            <text:p>311.362</text:p>
          </table:table-cell>
          <table:table-cell office:value-type="float" office:value="252.74" calcext:value-type="float">
            <text:p>252.74</text:p>
          </table:table-cell>
          <table:table-cell office:value-type="float" office:value="19.001732" calcext:value-type="float">
            <text:p>19.0017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384.73145" calcext:value-type="float">
            <text:p>384.73145</text:p>
          </table:table-cell>
          <table:table-cell office:value-type="float" office:value="426.147" calcext:value-type="float">
            <text:p>426.147</text:p>
          </table:table-cell>
          <table:table-cell office:value-type="float" office:value="343.569" calcext:value-type="float">
            <text:p>343.569</text:p>
          </table:table-cell>
          <table:table-cell office:value-type="float" office:value="26.956336" calcext:value-type="float">
            <text:p>26.9563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2.280968" calcext:value-type="float">
            <text:p>32.280968</text:p>
          </table:table-cell>
          <table:table-cell office:value-type="float" office:value="33.72" calcext:value-type="float">
            <text:p>33.72</text:p>
          </table:table-cell>
          <table:table-cell office:value-type="float" office:value="30.783" calcext:value-type="float">
            <text:p>30.783</text:p>
          </table:table-cell>
          <table:table-cell office:value-type="float" office:value="1.0270748" calcext:value-type="float">
            <text:p>1.02707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46.720343" calcext:value-type="float">
            <text:p>46.720343</text:p>
          </table:table-cell>
          <table:table-cell office:value-type="float" office:value="50.577" calcext:value-type="float">
            <text:p>50.577</text:p>
          </table:table-cell>
          <table:table-cell office:value-type="float" office:value="43.356" calcext:value-type="float">
            <text:p>43.356</text:p>
          </table:table-cell>
          <table:table-cell office:value-type="float" office:value="2.6338098" calcext:value-type="float">
            <text:p>2.63380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47.617983" calcext:value-type="float">
            <text:p>47.617983</text:p>
          </table:table-cell>
          <table:table-cell office:value-type="float" office:value="51.976" calcext:value-type="float">
            <text:p>51.976</text:p>
          </table:table-cell>
          <table:table-cell office:value-type="float" office:value="43.724" calcext:value-type="float">
            <text:p>43.724</text:p>
          </table:table-cell>
          <table:table-cell office:value-type="float" office:value="3.5118211" calcext:value-type="float">
            <text:p>3.51182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7.253085" calcext:value-type="float">
            <text:p>47.253085</text:p>
          </table:table-cell>
          <table:table-cell office:value-type="float" office:value="51.531" calcext:value-type="float">
            <text:p>51.531</text:p>
          </table:table-cell>
          <table:table-cell office:value-type="float" office:value="43.432" calcext:value-type="float">
            <text:p>43.432</text:p>
          </table:table-cell>
          <table:table-cell office:value-type="float" office:value="3.5092297" calcext:value-type="float">
            <text:p>3.50922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6.87672" calcext:value-type="float">
            <text:p>36.87672</text:p>
          </table:table-cell>
          <table:table-cell office:value-type="float" office:value="38.654" calcext:value-type="float">
            <text:p>38.654</text:p>
          </table:table-cell>
          <table:table-cell office:value-type="float" office:value="35.234" calcext:value-type="float">
            <text:p>35.234</text:p>
          </table:table-cell>
          <table:table-cell office:value-type="float" office:value="2.0780378" calcext:value-type="float">
            <text:p>2.07803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66.926432" calcext:value-type="float">
            <text:p>66.926432</text:p>
          </table:table-cell>
          <table:table-cell office:value-type="float" office:value="80.953" calcext:value-type="float">
            <text:p>80.953</text:p>
          </table:table-cell>
          <table:table-cell office:value-type="float" office:value="55.348" calcext:value-type="float">
            <text:p>55.348</text:p>
          </table:table-cell>
          <table:table-cell office:value-type="float" office:value="8.1171232" calcext:value-type="float">
            <text:p>8.11712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73.527535" calcext:value-type="float">
            <text:p>73.527535</text:p>
          </table:table-cell>
          <table:table-cell office:value-type="float" office:value="89.141" calcext:value-type="float">
            <text:p>89.141</text:p>
          </table:table-cell>
          <table:table-cell office:value-type="float" office:value="60.585" calcext:value-type="float">
            <text:p>60.585</text:p>
          </table:table-cell>
          <table:table-cell office:value-type="float" office:value="9.3183234" calcext:value-type="float">
            <text:p>9.31832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80.432283" calcext:value-type="float">
            <text:p>80.432283</text:p>
          </table:table-cell>
          <table:table-cell office:value-type="float" office:value="97.192" calcext:value-type="float">
            <text:p>97.192</text:p>
          </table:table-cell>
          <table:table-cell office:value-type="float" office:value="66.513" calcext:value-type="float">
            <text:p>66.513</text:p>
          </table:table-cell>
          <table:table-cell office:value-type="float" office:value="10.123493" calcext:value-type="float">
            <text:p>10.1234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7.032999" calcext:value-type="float">
            <text:p>27.032999</text:p>
          </table:table-cell>
          <table:table-cell office:value-type="float" office:value="28.52" calcext:value-type="float">
            <text:p>28.52</text:p>
          </table:table-cell>
          <table:table-cell office:value-type="float" office:value="26.029" calcext:value-type="float">
            <text:p>26.029</text:p>
          </table:table-cell>
          <table:table-cell office:value-type="float" office:value="1.3042819" calcext:value-type="float">
            <text:p>1.30428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36.227367" calcext:value-type="float">
            <text:p>36.227367</text:p>
          </table:table-cell>
          <table:table-cell office:value-type="float" office:value="59.578" calcext:value-type="float">
            <text:p>59.578</text:p>
          </table:table-cell>
          <table:table-cell office:value-type="float" office:value="30.49" calcext:value-type="float">
            <text:p>30.49</text:p>
          </table:table-cell>
          <table:table-cell office:value-type="float" office:value="9.6537723" calcext:value-type="float">
            <text:p>9.65377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36.286029" calcext:value-type="float">
            <text:p>36.286029</text:p>
          </table:table-cell>
          <table:table-cell office:value-type="float" office:value="72.678" calcext:value-type="float">
            <text:p>72.678</text:p>
          </table:table-cell>
          <table:table-cell office:value-type="float" office:value="30.704" calcext:value-type="float">
            <text:p>30.704</text:p>
          </table:table-cell>
          <table:table-cell office:value-type="float" office:value="13.319706" calcext:value-type="float">
            <text:p>13.3197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36.354492" calcext:value-type="float">
            <text:p>36.354492</text:p>
          </table:table-cell>
          <table:table-cell office:value-type="float" office:value="75.852" calcext:value-type="float">
            <text:p>75.852</text:p>
          </table:table-cell>
          <table:table-cell office:value-type="float" office:value="30.306" calcext:value-type="float">
            <text:p>30.306</text:p>
          </table:table-cell>
          <table:table-cell office:value-type="float" office:value="16.386973" calcext:value-type="float">
            <text:p>16.3869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7.372349" calcext:value-type="float">
            <text:p>27.372349</text:p>
          </table:table-cell>
          <table:table-cell office:value-type="float" office:value="29.058" calcext:value-type="float">
            <text:p>29.058</text:p>
          </table:table-cell>
          <table:table-cell office:value-type="float" office:value="25.987" calcext:value-type="float">
            <text:p>25.987</text:p>
          </table:table-cell>
          <table:table-cell office:value-type="float" office:value="1.6821136" calcext:value-type="float">
            <text:p>1.68211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272.59443" calcext:value-type="float">
            <text:p>272.59443</text:p>
          </table:table-cell>
          <table:table-cell office:value-type="float" office:value="316.604" calcext:value-type="float">
            <text:p>316.604</text:p>
          </table:table-cell>
          <table:table-cell office:value-type="float" office:value="233.652" calcext:value-type="float">
            <text:p>233.652</text:p>
          </table:table-cell>
          <table:table-cell office:value-type="float" office:value="26.688214" calcext:value-type="float">
            <text:p>26.6882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285.66911" calcext:value-type="float">
            <text:p>285.66911</text:p>
          </table:table-cell>
          <table:table-cell office:value-type="float" office:value="338.303" calcext:value-type="float">
            <text:p>338.303</text:p>
          </table:table-cell>
          <table:table-cell office:value-type="float" office:value="238.934" calcext:value-type="float">
            <text:p>238.934</text:p>
          </table:table-cell>
          <table:table-cell office:value-type="float" office:value="31.152915" calcext:value-type="float">
            <text:p>31.1529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295.66413" calcext:value-type="float">
            <text:p>295.66413</text:p>
          </table:table-cell>
          <table:table-cell office:value-type="float" office:value="353.213" calcext:value-type="float">
            <text:p>353.213</text:p>
          </table:table-cell>
          <table:table-cell office:value-type="float" office:value="245.442" calcext:value-type="float">
            <text:p>245.442</text:p>
          </table:table-cell>
          <table:table-cell office:value-type="float" office:value="33.246844" calcext:value-type="float">
            <text:p>33.2468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7.943524" calcext:value-type="float">
            <text:p>27.943524</text:p>
          </table:table-cell>
          <table:table-cell office:value-type="float" office:value="29.119" calcext:value-type="float">
            <text:p>29.119</text:p>
          </table:table-cell>
          <table:table-cell office:value-type="float" office:value="26.636" calcext:value-type="float">
            <text:p>26.636</text:p>
          </table:table-cell>
          <table:table-cell office:value-type="float" office:value="1.1617269" calcext:value-type="float">
            <text:p>1.16172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436.77455" calcext:value-type="float">
            <text:p>436.77455</text:p>
          </table:table-cell>
          <table:table-cell office:value-type="float" office:value="490.42" calcext:value-type="float">
            <text:p>490.42</text:p>
          </table:table-cell>
          <table:table-cell office:value-type="float" office:value="387.96" calcext:value-type="float">
            <text:p>387.96</text:p>
          </table:table-cell>
          <table:table-cell office:value-type="float" office:value="33.200488" calcext:value-type="float">
            <text:p>33.2004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472.15572" calcext:value-type="float">
            <text:p>472.15572</text:p>
          </table:table-cell>
          <table:table-cell office:value-type="float" office:value="540.036" calcext:value-type="float">
            <text:p>540.036</text:p>
          </table:table-cell>
          <table:table-cell office:value-type="float" office:value="412.358" calcext:value-type="float">
            <text:p>412.358</text:p>
          </table:table-cell>
          <table:table-cell office:value-type="float" office:value="40.988358" calcext:value-type="float">
            <text:p>40.9883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495.9745" calcext:value-type="float">
            <text:p>495.9745</text:p>
          </table:table-cell>
          <table:table-cell office:value-type="float" office:value="572.294" calcext:value-type="float">
            <text:p>572.294</text:p>
          </table:table-cell>
          <table:table-cell office:value-type="float" office:value="429.315" calcext:value-type="float">
            <text:p>429.315</text:p>
          </table:table-cell>
          <table:table-cell office:value-type="float" office:value="44.63614" calcext:value-type="float">
            <text:p>44.636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7.058418" calcext:value-type="float">
            <text:p>27.058418</text:p>
          </table:table-cell>
          <table:table-cell office:value-type="float" office:value="28.523" calcext:value-type="float">
            <text:p>28.523</text:p>
          </table:table-cell>
          <table:table-cell office:value-type="float" office:value="26.12" calcext:value-type="float">
            <text:p>26.12</text:p>
          </table:table-cell>
          <table:table-cell office:value-type="float" office:value="1.5249939" calcext:value-type="float">
            <text:p>1.52499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87.409083" calcext:value-type="float">
            <text:p>87.409083</text:p>
          </table:table-cell>
          <table:table-cell office:value-type="float" office:value="104.415" calcext:value-type="float">
            <text:p>104.415</text:p>
          </table:table-cell>
          <table:table-cell office:value-type="float" office:value="71.528" calcext:value-type="float">
            <text:p>71.528</text:p>
          </table:table-cell>
          <table:table-cell office:value-type="float" office:value="10.108583" calcext:value-type="float">
            <text:p>10.1085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106.59103" calcext:value-type="float">
            <text:p>106.59103</text:p>
          </table:table-cell>
          <table:table-cell office:value-type="float" office:value="124.779" calcext:value-type="float">
            <text:p>124.779</text:p>
          </table:table-cell>
          <table:table-cell office:value-type="float" office:value="89.962" calcext:value-type="float">
            <text:p>89.962</text:p>
          </table:table-cell>
          <table:table-cell office:value-type="float" office:value="10.772149" calcext:value-type="float">
            <text:p>10.7721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76.375477" calcext:value-type="float">
            <text:p>76.375477</text:p>
          </table:table-cell>
          <table:table-cell office:value-type="float" office:value="89.926" calcext:value-type="float">
            <text:p>89.926</text:p>
          </table:table-cell>
          <table:table-cell office:value-type="float" office:value="64.476" calcext:value-type="float">
            <text:p>64.476</text:p>
          </table:table-cell>
          <table:table-cell office:value-type="float" office:value="8.0404239" calcext:value-type="float">
            <text:p>8.04042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6.904338" calcext:value-type="float">
            <text:p>36.904338</text:p>
          </table:table-cell>
          <table:table-cell office:value-type="float" office:value="38.635" calcext:value-type="float">
            <text:p>38.635</text:p>
          </table:table-cell>
          <table:table-cell office:value-type="float" office:value="35.33" calcext:value-type="float">
            <text:p>35.33</text:p>
          </table:table-cell>
          <table:table-cell office:value-type="float" office:value="1.3130461" calcext:value-type="float">
            <text:p>1.31304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86.142919" calcext:value-type="float">
            <text:p>86.142919</text:p>
          </table:table-cell>
          <table:table-cell office:value-type="float" office:value="96.789" calcext:value-type="float">
            <text:p>96.789</text:p>
          </table:table-cell>
          <table:table-cell office:value-type="float" office:value="76.472" calcext:value-type="float">
            <text:p>76.472</text:p>
          </table:table-cell>
          <table:table-cell office:value-type="float" office:value="6.4515014" calcext:value-type="float">
            <text:p>6.45150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133.90509" calcext:value-type="float">
            <text:p>133.90509</text:p>
          </table:table-cell>
          <table:table-cell office:value-type="float" office:value="152.023" calcext:value-type="float">
            <text:p>152.023</text:p>
          </table:table-cell>
          <table:table-cell office:value-type="float" office:value="117.07" calcext:value-type="float">
            <text:p>117.07</text:p>
          </table:table-cell>
          <table:table-cell office:value-type="float" office:value="11.126247" calcext:value-type="float">
            <text:p>11.1262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181.82432" calcext:value-type="float">
            <text:p>181.82432</text:p>
          </table:table-cell>
          <table:table-cell office:value-type="float" office:value="205.511" calcext:value-type="float">
            <text:p>205.511</text:p>
          </table:table-cell>
          <table:table-cell office:value-type="float" office:value="159.202" calcext:value-type="float">
            <text:p>159.202</text:p>
          </table:table-cell>
          <table:table-cell office:value-type="float" office:value="14.664838" calcext:value-type="float">
            <text:p>14.6648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8.232335" calcext:value-type="float">
            <text:p>28.232335</text:p>
          </table:table-cell>
          <table:table-cell office:value-type="float" office:value="29.438" calcext:value-type="float">
            <text:p>29.438</text:p>
          </table:table-cell>
          <table:table-cell office:value-type="float" office:value="26.682" calcext:value-type="float">
            <text:p>26.682</text:p>
          </table:table-cell>
          <table:table-cell office:value-type="float" office:value="1.0810317" calcext:value-type="float">
            <text:p>1.08103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9.521907" calcext:value-type="float">
            <text:p>29.521907</text:p>
          </table:table-cell>
          <table:table-cell office:value-type="float" office:value="32.482" calcext:value-type="float">
            <text:p>32.482</text:p>
          </table:table-cell>
          <table:table-cell office:value-type="float" office:value="27.106" calcext:value-type="float">
            <text:p>27.106</text:p>
          </table:table-cell>
          <table:table-cell office:value-type="float" office:value="1.8022819" calcext:value-type="float">
            <text:p>1.80228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29.595391" calcext:value-type="float">
            <text:p>29.595391</text:p>
          </table:table-cell>
          <table:table-cell office:value-type="float" office:value="32.551" calcext:value-type="float">
            <text:p>32.551</text:p>
          </table:table-cell>
          <table:table-cell office:value-type="float" office:value="27.258" calcext:value-type="float">
            <text:p>27.258</text:p>
          </table:table-cell>
          <table:table-cell office:value-type="float" office:value="2.2759193" calcext:value-type="float">
            <text:p>2.27591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29.630256" calcext:value-type="float">
            <text:p>29.630256</text:p>
          </table:table-cell>
          <table:table-cell office:value-type="float" office:value="33.153" calcext:value-type="float">
            <text:p>33.153</text:p>
          </table:table-cell>
          <table:table-cell office:value-type="float" office:value="26.854" calcext:value-type="float">
            <text:p>26.854</text:p>
          </table:table-cell>
          <table:table-cell office:value-type="float" office:value="2.7947808" calcext:value-type="float">
            <text:p>2.79478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7.943962" calcext:value-type="float">
            <text:p>27.943962</text:p>
          </table:table-cell>
          <table:table-cell office:value-type="float" office:value="29.425" calcext:value-type="float">
            <text:p>29.425</text:p>
          </table:table-cell>
          <table:table-cell office:value-type="float" office:value="26.67" calcext:value-type="float">
            <text:p>26.67</text:p>
          </table:table-cell>
          <table:table-cell office:value-type="float" office:value="2.1255758" calcext:value-type="float">
            <text:p>2.12557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181.90367" calcext:value-type="float">
            <text:p>181.90367</text:p>
          </table:table-cell>
          <table:table-cell office:value-type="float" office:value="199.556" calcext:value-type="float">
            <text:p>199.556</text:p>
          </table:table-cell>
          <table:table-cell office:value-type="float" office:value="166.129" calcext:value-type="float">
            <text:p>166.129</text:p>
          </table:table-cell>
          <table:table-cell office:value-type="float" office:value="11.431308" calcext:value-type="float">
            <text:p>11.4313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307.22653" calcext:value-type="float">
            <text:p>307.22653</text:p>
          </table:table-cell>
          <table:table-cell office:value-type="float" office:value="332.147" calcext:value-type="float">
            <text:p>332.147</text:p>
          </table:table-cell>
          <table:table-cell office:value-type="float" office:value="284.206" calcext:value-type="float">
            <text:p>284.206</text:p>
          </table:table-cell>
          <table:table-cell office:value-type="float" office:value="16.060717" calcext:value-type="float">
            <text:p>16.0607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428.19954" calcext:value-type="float">
            <text:p>428.19954</text:p>
          </table:table-cell>
          <table:table-cell office:value-type="float" office:value="460.645" calcext:value-type="float">
            <text:p>460.645</text:p>
          </table:table-cell>
          <table:table-cell office:value-type="float" office:value="398.376" calcext:value-type="float">
            <text:p>398.376</text:p>
          </table:table-cell>
          <table:table-cell office:value-type="float" office:value="19.5938" calcext:value-type="float">
            <text:p>19.59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8.137384" calcext:value-type="float">
            <text:p>28.137384</text:p>
          </table:table-cell>
          <table:table-cell office:value-type="float" office:value="29.527" calcext:value-type="float">
            <text:p>29.527</text:p>
          </table:table-cell>
          <table:table-cell office:value-type="float" office:value="26.679" calcext:value-type="float">
            <text:p>26.679</text:p>
          </table:table-cell>
          <table:table-cell office:value-type="float" office:value="1.4932694" calcext:value-type="float">
            <text:p>1.49326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179.9095" calcext:value-type="float">
            <text:p>179.9095</text:p>
          </table:table-cell>
          <table:table-cell office:value-type="float" office:value="198.641" calcext:value-type="float">
            <text:p>198.641</text:p>
          </table:table-cell>
          <table:table-cell office:value-type="float" office:value="163.847" calcext:value-type="float">
            <text:p>163.847</text:p>
          </table:table-cell>
          <table:table-cell office:value-type="float" office:value="11.855984" calcext:value-type="float">
            <text:p>11.8559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294.65856" calcext:value-type="float">
            <text:p>294.65856</text:p>
          </table:table-cell>
          <table:table-cell office:value-type="float" office:value="321.215" calcext:value-type="float">
            <text:p>321.215</text:p>
          </table:table-cell>
          <table:table-cell office:value-type="float" office:value="270.856" calcext:value-type="float">
            <text:p>270.856</text:p>
          </table:table-cell>
          <table:table-cell office:value-type="float" office:value="16.812648" calcext:value-type="float">
            <text:p>16.8126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409.56955" calcext:value-type="float">
            <text:p>409.56955</text:p>
          </table:table-cell>
          <table:table-cell office:value-type="float" office:value="443.87" calcext:value-type="float">
            <text:p>443.87</text:p>
          </table:table-cell>
          <table:table-cell office:value-type="float" office:value="379.384" calcext:value-type="float">
            <text:p>379.384</text:p>
          </table:table-cell>
          <table:table-cell office:value-type="float" office:value="21.147278" calcext:value-type="float">
            <text:p>21.1472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7.762962" calcext:value-type="float">
            <text:p>27.762962</text:p>
          </table:table-cell>
          <table:table-cell office:value-type="float" office:value="29.315" calcext:value-type="float">
            <text:p>29.315</text:p>
          </table:table-cell>
          <table:table-cell office:value-type="float" office:value="26.939" calcext:value-type="float">
            <text:p>26.939</text:p>
          </table:table-cell>
          <table:table-cell office:value-type="float" office:value="1.6871104" calcext:value-type="float">
            <text:p>1.68711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201.78736" calcext:value-type="float">
            <text:p>201.78736</text:p>
          </table:table-cell>
          <table:table-cell office:value-type="float" office:value="233.12" calcext:value-type="float">
            <text:p>233.12</text:p>
          </table:table-cell>
          <table:table-cell office:value-type="float" office:value="173.201" calcext:value-type="float">
            <text:p>173.201</text:p>
          </table:table-cell>
          <table:table-cell office:value-type="float" office:value="18.42369" calcext:value-type="float">
            <text:p>18.423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363.94201" calcext:value-type="float">
            <text:p>363.94201</text:p>
          </table:table-cell>
          <table:table-cell office:value-type="float" office:value="418.133" calcext:value-type="float">
            <text:p>418.133</text:p>
          </table:table-cell>
          <table:table-cell office:value-type="float" office:value="312.931" calcext:value-type="float">
            <text:p>312.931</text:p>
          </table:table-cell>
          <table:table-cell office:value-type="float" office:value="32.509832" calcext:value-type="float">
            <text:p>32.5098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522.4275" calcext:value-type="float">
            <text:p>522.4275</text:p>
          </table:table-cell>
          <table:table-cell office:value-type="float" office:value="600.949" calcext:value-type="float">
            <text:p>600.949</text:p>
          </table:table-cell>
          <table:table-cell office:value-type="float" office:value="448.095" calcext:value-type="float">
            <text:p>448.095</text:p>
          </table:table-cell>
          <table:table-cell office:value-type="float" office:value="47.563125" calcext:value-type="float">
            <text:p>47.563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8.795551" calcext:value-type="float">
            <text:p>28.795551</text:p>
          </table:table-cell>
          <table:table-cell office:value-type="float" office:value="30.263" calcext:value-type="float">
            <text:p>30.263</text:p>
          </table:table-cell>
          <table:table-cell office:value-type="float" office:value="27.526" calcext:value-type="float">
            <text:p>27.526</text:p>
          </table:table-cell>
          <table:table-cell office:value-type="float" office:value="1.2431216" calcext:value-type="float">
            <text:p>1.24312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198.68976" calcext:value-type="float">
            <text:p>198.68976</text:p>
          </table:table-cell>
          <table:table-cell office:value-type="float" office:value="224.537" calcext:value-type="float">
            <text:p>224.537</text:p>
          </table:table-cell>
          <table:table-cell office:value-type="float" office:value="174.343" calcext:value-type="float">
            <text:p>174.343</text:p>
          </table:table-cell>
          <table:table-cell office:value-type="float" office:value="16.487054" calcext:value-type="float">
            <text:p>16.4870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333.86624" calcext:value-type="float">
            <text:p>333.86624</text:p>
          </table:table-cell>
          <table:table-cell office:value-type="float" office:value="378.042" calcext:value-type="float">
            <text:p>378.042</text:p>
          </table:table-cell>
          <table:table-cell office:value-type="float" office:value="291.787" calcext:value-type="float">
            <text:p>291.787</text:p>
          </table:table-cell>
          <table:table-cell office:value-type="float" office:value="27.716029" calcext:value-type="float">
            <text:p>27.7160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460.9007" calcext:value-type="float">
            <text:p>460.9007</text:p>
          </table:table-cell>
          <table:table-cell office:value-type="float" office:value="522.253" calcext:value-type="float">
            <text:p>522.253</text:p>
          </table:table-cell>
          <table:table-cell office:value-type="float" office:value="400.655" calcext:value-type="float">
            <text:p>400.655</text:p>
          </table:table-cell>
          <table:table-cell office:value-type="float" office:value="38.549329" calcext:value-type="float">
            <text:p>38.5493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1.665889" calcext:value-type="float">
            <text:p>31.665889</text:p>
          </table:table-cell>
          <table:table-cell office:value-type="float" office:value="33.315" calcext:value-type="float">
            <text:p>33.315</text:p>
          </table:table-cell>
          <table:table-cell office:value-type="float" office:value="30.334" calcext:value-type="float">
            <text:p>30.334</text:p>
          </table:table-cell>
          <table:table-cell office:value-type="float" office:value="2.4445411" calcext:value-type="float">
            <text:p>2.44454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43.939601" calcext:value-type="float">
            <text:p>43.939601</text:p>
          </table:table-cell>
          <table:table-cell office:value-type="float" office:value="47.929" calcext:value-type="float">
            <text:p>47.929</text:p>
          </table:table-cell>
          <table:table-cell office:value-type="float" office:value="40.4" calcext:value-type="float">
            <text:p>40.4</text:p>
          </table:table-cell>
          <table:table-cell office:value-type="float" office:value="3.0178576" calcext:value-type="float">
            <text:p>3.01785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44.874258" calcext:value-type="float">
            <text:p>44.874258</text:p>
          </table:table-cell>
          <table:table-cell office:value-type="float" office:value="49.221" calcext:value-type="float">
            <text:p>49.221</text:p>
          </table:table-cell>
          <table:table-cell office:value-type="float" office:value="41.162" calcext:value-type="float">
            <text:p>41.162</text:p>
          </table:table-cell>
          <table:table-cell office:value-type="float" office:value="2.9509962" calcext:value-type="float">
            <text:p>2.95099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4.854765" calcext:value-type="float">
            <text:p>44.854765</text:p>
          </table:table-cell>
          <table:table-cell office:value-type="float" office:value="49.533" calcext:value-type="float">
            <text:p>49.533</text:p>
          </table:table-cell>
          <table:table-cell office:value-type="float" office:value="40.918" calcext:value-type="float">
            <text:p>40.918</text:p>
          </table:table-cell>
          <table:table-cell office:value-type="float" office:value="3.0199463" calcext:value-type="float">
            <text:p>3.01994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6.358098" calcext:value-type="float">
            <text:p>36.358098</text:p>
          </table:table-cell>
          <table:table-cell office:value-type="float" office:value="38.282" calcext:value-type="float">
            <text:p>38.282</text:p>
          </table:table-cell>
          <table:table-cell office:value-type="float" office:value="34.873" calcext:value-type="float">
            <text:p>34.873</text:p>
          </table:table-cell>
          <table:table-cell office:value-type="float" office:value="2.2628251" calcext:value-type="float">
            <text:p>2.2628251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88.480523" calcext:value-type="float">
            <text:p>88.480523</text:p>
          </table:table-cell>
          <table:table-cell office:value-type="float" office:value="103.476" calcext:value-type="float">
            <text:p>103.476</text:p>
          </table:table-cell>
          <table:table-cell office:value-type="float" office:value="76.343" calcext:value-type="float">
            <text:p>76.343</text:p>
          </table:table-cell>
          <table:table-cell office:value-type="float" office:value="8.6634821" calcext:value-type="float">
            <text:p>8.6634821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128.32016" calcext:value-type="float">
            <text:p>128.32016</text:p>
          </table:table-cell>
          <table:table-cell office:value-type="float" office:value="146.865" calcext:value-type="float">
            <text:p>146.865</text:p>
          </table:table-cell>
          <table:table-cell office:value-type="float" office:value="111.14" calcext:value-type="float">
            <text:p>111.14</text:p>
          </table:table-cell>
          <table:table-cell office:value-type="float" office:value="11.708682" calcext:value-type="float">
            <text:p>11.708682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166.55402" calcext:value-type="float">
            <text:p>166.55402</text:p>
          </table:table-cell>
          <table:table-cell office:value-type="float" office:value="190.657" calcext:value-type="float">
            <text:p>190.657</text:p>
          </table:table-cell>
          <table:table-cell office:value-type="float" office:value="142.905" calcext:value-type="float">
            <text:p>142.905</text:p>
          </table:table-cell>
          <table:table-cell office:value-type="float" office:value="16.043923" calcext:value-type="float">
            <text:p>16.043923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6.635174" calcext:value-type="float">
            <text:p>26.635174</text:p>
          </table:table-cell>
          <table:table-cell office:value-type="float" office:value="27.826" calcext:value-type="float">
            <text:p>27.826</text:p>
          </table:table-cell>
          <table:table-cell office:value-type="float" office:value="25.449" calcext:value-type="float">
            <text:p>25.449</text:p>
          </table:table-cell>
          <table:table-cell office:value-type="float" office:value="1.3095158" calcext:value-type="float">
            <text:p>1.3095158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31.430968" calcext:value-type="float">
            <text:p>31.430968</text:p>
          </table:table-cell>
          <table:table-cell office:value-type="float" office:value="31.756" calcext:value-type="float">
            <text:p>31.756</text:p>
          </table:table-cell>
          <table:table-cell office:value-type="float" office:value="27.741" calcext:value-type="float">
            <text:p>27.741</text:p>
          </table:table-cell>
          <table:table-cell office:value-type="float" office:value="17.430576" calcext:value-type="float">
            <text:p>17.430576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31.380674" calcext:value-type="float">
            <text:p>31.380674</text:p>
          </table:table-cell>
          <table:table-cell office:value-type="float" office:value="30.767" calcext:value-type="float">
            <text:p>30.767</text:p>
          </table:table-cell>
          <table:table-cell office:value-type="float" office:value="27.619" calcext:value-type="float">
            <text:p>27.619</text:p>
          </table:table-cell>
          <table:table-cell office:value-type="float" office:value="26.467702" calcext:value-type="float">
            <text:p>26.467702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31.252076" calcext:value-type="float">
            <text:p>31.252076</text:p>
          </table:table-cell>
          <table:table-cell office:value-type="float" office:value="30.79" calcext:value-type="float">
            <text:p>30.79</text:p>
          </table:table-cell>
          <table:table-cell office:value-type="float" office:value="27.502" calcext:value-type="float">
            <text:p>27.502</text:p>
          </table:table-cell>
          <table:table-cell office:value-type="float" office:value="31.650226" calcext:value-type="float">
            <text:p>31.650226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6.230083" calcext:value-type="float">
            <text:p>26.230083</text:p>
          </table:table-cell>
          <table:table-cell office:value-type="float" office:value="27.392" calcext:value-type="float">
            <text:p>27.392</text:p>
          </table:table-cell>
          <table:table-cell office:value-type="float" office:value="25.122" calcext:value-type="float">
            <text:p>25.122</text:p>
          </table:table-cell>
          <table:table-cell office:value-type="float" office:value="1.0669103" calcext:value-type="float">
            <text:p>1.0669103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979.84975" calcext:value-type="float">
            <text:p>979.84975</text:p>
          </table:table-cell>
          <table:table-cell office:value-type="float" office:value="1063.849" calcext:value-type="float">
            <text:p>1063.849</text:p>
          </table:table-cell>
          <table:table-cell office:value-type="float" office:value="907.99" calcext:value-type="float">
            <text:p>907.99</text:p>
          </table:table-cell>
          <table:table-cell office:value-type="float" office:value="48.616852" calcext:value-type="float">
            <text:p>48.616852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972.92048" calcext:value-type="float">
            <text:p>972.92048</text:p>
          </table:table-cell>
          <table:table-cell office:value-type="float" office:value="1059.016" calcext:value-type="float">
            <text:p>1059.016</text:p>
          </table:table-cell>
          <table:table-cell office:value-type="float" office:value="900.976" calcext:value-type="float">
            <text:p>900.976</text:p>
          </table:table-cell>
          <table:table-cell office:value-type="float" office:value="48.9928" calcext:value-type="float">
            <text:p>48.9928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988.52022" calcext:value-type="float">
            <text:p>988.52022</text:p>
          </table:table-cell>
          <table:table-cell office:value-type="float" office:value="1082.079" calcext:value-type="float">
            <text:p>1082.079</text:p>
          </table:table-cell>
          <table:table-cell office:value-type="float" office:value="909.896" calcext:value-type="float">
            <text:p>909.896</text:p>
          </table:table-cell>
          <table:table-cell office:value-type="float" office:value="53.553855" calcext:value-type="float">
            <text:p>53.553855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5.820562" calcext:value-type="float">
            <text:p>25.820562</text:p>
          </table:table-cell>
          <table:table-cell office:value-type="float" office:value="26.861" calcext:value-type="float">
            <text:p>26.861</text:p>
          </table:table-cell>
          <table:table-cell office:value-type="float" office:value="24.793" calcext:value-type="float">
            <text:p>24.793</text:p>
          </table:table-cell>
          <table:table-cell office:value-type="float" office:value="0.68805723" calcext:value-type="float">
            <text:p>0.68805723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1144.4263" calcext:value-type="float">
            <text:p>1144.4263</text:p>
          </table:table-cell>
          <table:table-cell office:value-type="float" office:value="1247.84" calcext:value-type="float">
            <text:p>1247.84</text:p>
          </table:table-cell>
          <table:table-cell office:value-type="float" office:value="1056.41" calcext:value-type="float">
            <text:p>1056.41</text:p>
          </table:table-cell>
          <table:table-cell office:value-type="float" office:value="59.408012" calcext:value-type="float">
            <text:p>59.408012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1166.7367" calcext:value-type="float">
            <text:p>1166.7367</text:p>
          </table:table-cell>
          <table:table-cell office:value-type="float" office:value="1274.234" calcext:value-type="float">
            <text:p>1274.234</text:p>
          </table:table-cell>
          <table:table-cell office:value-type="float" office:value="1076.164" calcext:value-type="float">
            <text:p>1076.164</text:p>
          </table:table-cell>
          <table:table-cell office:value-type="float" office:value="61.365986" calcext:value-type="float">
            <text:p>61.365986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1188.2578" calcext:value-type="float">
            <text:p>1188.2578</text:p>
          </table:table-cell>
          <table:table-cell office:value-type="float" office:value="1298.972" calcext:value-type="float">
            <text:p>1298.972</text:p>
          </table:table-cell>
          <table:table-cell office:value-type="float" office:value="1094.861" calcext:value-type="float">
            <text:p>1094.861</text:p>
          </table:table-cell>
          <table:table-cell office:value-type="float" office:value="64.086025" calcext:value-type="float">
            <text:p>64.086025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5.361542" calcext:value-type="float">
            <text:p>25.361542</text:p>
          </table:table-cell>
          <table:table-cell office:value-type="float" office:value="26.3" calcext:value-type="float">
            <text:p>26.3</text:p>
          </table:table-cell>
          <table:table-cell office:value-type="float" office:value="24.699" calcext:value-type="float">
            <text:p>24.699</text:p>
          </table:table-cell>
          <table:table-cell office:value-type="float" office:value="0.84429176" calcext:value-type="float">
            <text:p>0.84429176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1945.0705" calcext:value-type="float">
            <text:p>1945.0705</text:p>
          </table:table-cell>
          <table:table-cell office:value-type="float" office:value="2374.521" calcext:value-type="float">
            <text:p>2374.521</text:p>
          </table:table-cell>
          <table:table-cell office:value-type="float" office:value="1529.241" calcext:value-type="float">
            <text:p>1529.241</text:p>
          </table:table-cell>
          <table:table-cell office:value-type="float" office:value="257.25905" calcext:value-type="float">
            <text:p>257.25905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3560.8817" calcext:value-type="float">
            <text:p>3560.8817</text:p>
          </table:table-cell>
          <table:table-cell office:value-type="float" office:value="4272.03" calcext:value-type="float">
            <text:p>4272.03</text:p>
          </table:table-cell>
          <table:table-cell office:value-type="float" office:value="2868.477" calcext:value-type="float">
            <text:p>2868.477</text:p>
          </table:table-cell>
          <table:table-cell office:value-type="float" office:value="429.96081" calcext:value-type="float">
            <text:p>429.96081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268.10757" calcext:value-type="float">
            <text:p>268.10757</text:p>
          </table:table-cell>
          <table:table-cell office:value-type="float" office:value="343.672" calcext:value-type="float">
            <text:p>343.672</text:p>
          </table:table-cell>
          <table:table-cell office:value-type="float" office:value="202.794" calcext:value-type="float">
            <text:p>202.794</text:p>
          </table:table-cell>
          <table:table-cell office:value-type="float" office:value="43.423969" calcext:value-type="float">
            <text:p>43.423969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0.905144" calcext:value-type="float">
            <text:p>30.905144</text:p>
          </table:table-cell>
          <table:table-cell office:value-type="float" office:value="32.232" calcext:value-type="float">
            <text:p>32.232</text:p>
          </table:table-cell>
          <table:table-cell office:value-type="float" office:value="29.777" calcext:value-type="float">
            <text:p>29.777</text:p>
          </table:table-cell>
          <table:table-cell office:value-type="float" office:value="0.76169671" calcext:value-type="float">
            <text:p>0.76169671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626.0358" calcext:value-type="float">
            <text:p>626.0358</text:p>
          </table:table-cell>
          <table:table-cell office:value-type="float" office:value="741.951" calcext:value-type="float">
            <text:p>741.951</text:p>
          </table:table-cell>
          <table:table-cell office:value-type="float" office:value="518.157" calcext:value-type="float">
            <text:p>518.157</text:p>
          </table:table-cell>
          <table:table-cell office:value-type="float" office:value="68.537225" calcext:value-type="float">
            <text:p>68.537225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1283.3053" calcext:value-type="float">
            <text:p>1283.3053</text:p>
          </table:table-cell>
          <table:table-cell office:value-type="float" office:value="1524.808" calcext:value-type="float">
            <text:p>1524.808</text:p>
          </table:table-cell>
          <table:table-cell office:value-type="float" office:value="1051.415" calcext:value-type="float">
            <text:p>1051.415</text:p>
          </table:table-cell>
          <table:table-cell office:value-type="float" office:value="143.64565" calcext:value-type="float">
            <text:p>143.64565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1948.852" calcext:value-type="float">
            <text:p>1948.852</text:p>
          </table:table-cell>
          <table:table-cell office:value-type="float" office:value="2304.892" calcext:value-type="float">
            <text:p>2304.892</text:p>
          </table:table-cell>
          <table:table-cell office:value-type="float" office:value="1600.099" calcext:value-type="float">
            <text:p>1600.099</text:p>
          </table:table-cell>
          <table:table-cell office:value-type="float" office:value="215.10218" calcext:value-type="float">
            <text:p>215.10218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7.989369" calcext:value-type="float">
            <text:p>27.989369</text:p>
          </table:table-cell>
          <table:table-cell office:value-type="float" office:value="28.892" calcext:value-type="float">
            <text:p>28.892</text:p>
          </table:table-cell>
          <table:table-cell office:value-type="float" office:value="27.455" calcext:value-type="float">
            <text:p>27.455</text:p>
          </table:table-cell>
          <table:table-cell office:value-type="float" office:value="0.53675886" calcext:value-type="float">
            <text:p>0.53675886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31.280272" calcext:value-type="float">
            <text:p>31.280272</text:p>
          </table:table-cell>
          <table:table-cell office:value-type="float" office:value="34.053" calcext:value-type="float">
            <text:p>34.053</text:p>
          </table:table-cell>
          <table:table-cell office:value-type="float" office:value="28.99" calcext:value-type="float">
            <text:p>28.99</text:p>
          </table:table-cell>
          <table:table-cell office:value-type="float" office:value="2.0647729" calcext:value-type="float">
            <text:p>2.0647729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33.57689" calcext:value-type="float">
            <text:p>33.57689</text:p>
          </table:table-cell>
          <table:table-cell office:value-type="float" office:value="36.392" calcext:value-type="float">
            <text:p>36.392</text:p>
          </table:table-cell>
          <table:table-cell office:value-type="float" office:value="31.081" calcext:value-type="float">
            <text:p>31.081</text:p>
          </table:table-cell>
          <table:table-cell office:value-type="float" office:value="2.6066102" calcext:value-type="float">
            <text:p>2.6066102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34.712943" calcext:value-type="float">
            <text:p>34.712943</text:p>
          </table:table-cell>
          <table:table-cell office:value-type="float" office:value="37.604" calcext:value-type="float">
            <text:p>37.604</text:p>
          </table:table-cell>
          <table:table-cell office:value-type="float" office:value="32.176" calcext:value-type="float">
            <text:p>32.176</text:p>
          </table:table-cell>
          <table:table-cell office:value-type="float" office:value="2.8101043" calcext:value-type="float">
            <text:p>2.8101043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8.410756" calcext:value-type="float">
            <text:p>28.410756</text:p>
          </table:table-cell>
          <table:table-cell office:value-type="float" office:value="29.37" calcext:value-type="float">
            <text:p>29.37</text:p>
          </table:table-cell>
          <table:table-cell office:value-type="float" office:value="27.861" calcext:value-type="float">
            <text:p>27.861</text:p>
          </table:table-cell>
          <table:table-cell office:value-type="float" office:value="0.55424473" calcext:value-type="float">
            <text:p>0.55424473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1714.4774" calcext:value-type="float">
            <text:p>1714.4774</text:p>
          </table:table-cell>
          <table:table-cell office:value-type="float" office:value="1800.345" calcext:value-type="float">
            <text:p>1800.345</text:p>
          </table:table-cell>
          <table:table-cell office:value-type="float" office:value="1632.667" calcext:value-type="float">
            <text:p>1632.667</text:p>
          </table:table-cell>
          <table:table-cell office:value-type="float" office:value="51.195698" calcext:value-type="float">
            <text:p>51.195698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3418.3392" calcext:value-type="float">
            <text:p>3418.3392</text:p>
          </table:table-cell>
          <table:table-cell office:value-type="float" office:value="3544.227" calcext:value-type="float">
            <text:p>3544.227</text:p>
          </table:table-cell>
          <table:table-cell office:value-type="float" office:value="3297.247" calcext:value-type="float">
            <text:p>3297.247</text:p>
          </table:table-cell>
          <table:table-cell office:value-type="float" office:value="75.460573" calcext:value-type="float">
            <text:p>75.460573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5056.9442" calcext:value-type="float">
            <text:p>5056.9442</text:p>
          </table:table-cell>
          <table:table-cell office:value-type="float" office:value="5234.71" calcext:value-type="float">
            <text:p>5234.71</text:p>
          </table:table-cell>
          <table:table-cell office:value-type="float" office:value="4870.914" calcext:value-type="float">
            <text:p>4870.914</text:p>
          </table:table-cell>
          <table:table-cell office:value-type="float" office:value="112.60666" calcext:value-type="float">
            <text:p>112.60666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7.797904" calcext:value-type="float">
            <text:p>27.797904</text:p>
          </table:table-cell>
          <table:table-cell office:value-type="float" office:value="28.761" calcext:value-type="float">
            <text:p>28.761</text:p>
          </table:table-cell>
          <table:table-cell office:value-type="float" office:value="27.095" calcext:value-type="float">
            <text:p>27.095</text:p>
          </table:table-cell>
          <table:table-cell office:value-type="float" office:value="0.60621779" calcext:value-type="float">
            <text:p>0.60621779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1686.9454" calcext:value-type="float">
            <text:p>1686.9454</text:p>
          </table:table-cell>
          <table:table-cell office:value-type="float" office:value="1772.748" calcext:value-type="float">
            <text:p>1772.748</text:p>
          </table:table-cell>
          <table:table-cell office:value-type="float" office:value="1606.967" calcext:value-type="float">
            <text:p>1606.967</text:p>
          </table:table-cell>
          <table:table-cell office:value-type="float" office:value="50.389678" calcext:value-type="float">
            <text:p>50.389678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3405.3328" calcext:value-type="float">
            <text:p>3405.3328</text:p>
          </table:table-cell>
          <table:table-cell office:value-type="float" office:value="3530.226" calcext:value-type="float">
            <text:p>3530.226</text:p>
          </table:table-cell>
          <table:table-cell office:value-type="float" office:value="3284.512" calcext:value-type="float">
            <text:p>3284.512</text:p>
          </table:table-cell>
          <table:table-cell office:value-type="float" office:value="76.534386" calcext:value-type="float">
            <text:p>76.534386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5018.6947" calcext:value-type="float">
            <text:p>5018.6947</text:p>
          </table:table-cell>
          <table:table-cell office:value-type="float" office:value="5224.315" calcext:value-type="float">
            <text:p>5224.315</text:p>
          </table:table-cell>
          <table:table-cell office:value-type="float" office:value="4750.517" calcext:value-type="float">
            <text:p>4750.517</text:p>
          </table:table-cell>
          <table:table-cell office:value-type="float" office:value="139.86309" calcext:value-type="float">
            <text:p>139.86309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7.990698" calcext:value-type="float">
            <text:p>27.990698</text:p>
          </table:table-cell>
          <table:table-cell office:value-type="float" office:value="28.9" calcext:value-type="float">
            <text:p>28.9</text:p>
          </table:table-cell>
          <table:table-cell office:value-type="float" office:value="27.378" calcext:value-type="float">
            <text:p>27.378</text:p>
          </table:table-cell>
          <table:table-cell office:value-type="float" office:value="0.54988838" calcext:value-type="float">
            <text:p>0.54988838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1902.6332" calcext:value-type="float">
            <text:p>1902.6332</text:p>
          </table:table-cell>
          <table:table-cell office:value-type="float" office:value="2262.97" calcext:value-type="float">
            <text:p>2262.97</text:p>
          </table:table-cell>
          <table:table-cell office:value-type="float" office:value="1565.132" calcext:value-type="float">
            <text:p>1565.132</text:p>
          </table:table-cell>
          <table:table-cell office:value-type="float" office:value="213.14206" calcext:value-type="float">
            <text:p>213.14206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3915.4878" calcext:value-type="float">
            <text:p>3915.4878</text:p>
          </table:table-cell>
          <table:table-cell office:value-type="float" office:value="4690.041" calcext:value-type="float">
            <text:p>4690.041</text:p>
          </table:table-cell>
          <table:table-cell office:value-type="float" office:value="3190.048" calcext:value-type="float">
            <text:p>3190.048</text:p>
          </table:table-cell>
          <table:table-cell office:value-type="float" office:value="456.3878" calcext:value-type="float">
            <text:p>456.3878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5864.1864" calcext:value-type="float">
            <text:p>5864.1864</text:p>
          </table:table-cell>
          <table:table-cell office:value-type="float" office:value="6975.111" calcext:value-type="float">
            <text:p>6975.111</text:p>
          </table:table-cell>
          <table:table-cell office:value-type="float" office:value="4791.652" calcext:value-type="float">
            <text:p>4791.652</text:p>
          </table:table-cell>
          <table:table-cell office:value-type="float" office:value="663.70131" calcext:value-type="float">
            <text:p>663.70131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8.398367" calcext:value-type="float">
            <text:p>28.398367</text:p>
          </table:table-cell>
          <table:table-cell office:value-type="float" office:value="28.95" calcext:value-type="float">
            <text:p>28.95</text:p>
          </table:table-cell>
          <table:table-cell office:value-type="float" office:value="27.914" calcext:value-type="float">
            <text:p>27.914</text:p>
          </table:table-cell>
          <table:table-cell office:value-type="float" office:value="0.42220481" calcext:value-type="float">
            <text:p>0.42220481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1766.9138" calcext:value-type="float">
            <text:p>1766.9138</text:p>
          </table:table-cell>
          <table:table-cell office:value-type="float" office:value="2122.286" calcext:value-type="float">
            <text:p>2122.286</text:p>
          </table:table-cell>
          <table:table-cell office:value-type="float" office:value="1439.591" calcext:value-type="float">
            <text:p>1439.591</text:p>
          </table:table-cell>
          <table:table-cell office:value-type="float" office:value="209.92747" calcext:value-type="float">
            <text:p>209.92747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3736.9652" calcext:value-type="float">
            <text:p>3736.9652</text:p>
          </table:table-cell>
          <table:table-cell office:value-type="float" office:value="4502.738" calcext:value-type="float">
            <text:p>4502.738</text:p>
          </table:table-cell>
          <table:table-cell office:value-type="float" office:value="3009.688" calcext:value-type="float">
            <text:p>3009.688</text:p>
          </table:table-cell>
          <table:table-cell office:value-type="float" office:value="453.45594" calcext:value-type="float">
            <text:p>453.45594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5686.8312" calcext:value-type="float">
            <text:p>5686.8312</text:p>
          </table:table-cell>
          <table:table-cell office:value-type="float" office:value="6815.417" calcext:value-type="float">
            <text:p>6815.417</text:p>
          </table:table-cell>
          <table:table-cell office:value-type="float" office:value="4606.946" calcext:value-type="float">
            <text:p>4606.946</text:p>
          </table:table-cell>
          <table:table-cell office:value-type="float" office:value="673.12444" calcext:value-type="float">
            <text:p>673.12444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1.830882" calcext:value-type="float">
            <text:p>31.830882</text:p>
          </table:table-cell>
          <table:table-cell office:value-type="float" office:value="32.685" calcext:value-type="float">
            <text:p>32.685</text:p>
          </table:table-cell>
          <table:table-cell office:value-type="float" office:value="31.174" calcext:value-type="float">
            <text:p>31.174</text:p>
          </table:table-cell>
          <table:table-cell office:value-type="float" office:value="0.57455862" calcext:value-type="float">
            <text:p>0.57455862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41.836905" calcext:value-type="float">
            <text:p>41.836905</text:p>
          </table:table-cell>
          <table:table-cell office:value-type="float" office:value="46.068" calcext:value-type="float">
            <text:p>46.068</text:p>
          </table:table-cell>
          <table:table-cell office:value-type="float" office:value="38.538" calcext:value-type="float">
            <text:p>38.538</text:p>
          </table:table-cell>
          <table:table-cell office:value-type="float" office:value="2.3493976" calcext:value-type="float">
            <text:p>2.3493976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42.700126" calcext:value-type="float">
            <text:p>42.700126</text:p>
          </table:table-cell>
          <table:table-cell office:value-type="float" office:value="47.147" calcext:value-type="float">
            <text:p>47.147</text:p>
          </table:table-cell>
          <table:table-cell office:value-type="float" office:value="39.205" calcext:value-type="float">
            <text:p>39.205</text:p>
          </table:table-cell>
          <table:table-cell office:value-type="float" office:value="2.4523717" calcext:value-type="float">
            <text:p>2.4523717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3.20892" calcext:value-type="float">
            <text:p>43.20892</text:p>
          </table:table-cell>
          <table:table-cell office:value-type="float" office:value="47.83" calcext:value-type="float">
            <text:p>47.83</text:p>
          </table:table-cell>
          <table:table-cell office:value-type="float" office:value="39.61" calcext:value-type="float">
            <text:p>39.61</text:p>
          </table:table-cell>
          <table:table-cell office:value-type="float" office:value="2.5296566" calcext:value-type="float">
            <text:p>2.5296566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6.475266" calcext:value-type="float">
            <text:p>36.475266</text:p>
          </table:table-cell>
          <table:table-cell office:value-type="float" office:value="37.479" calcext:value-type="float">
            <text:p>37.479</text:p>
          </table:table-cell>
          <table:table-cell office:value-type="float" office:value="35.579" calcext:value-type="float">
            <text:p>35.579</text:p>
          </table:table-cell>
          <table:table-cell office:value-type="float" office:value="0.66016848" calcext:value-type="float">
            <text:p>0.66016848</text:p>
          </table:table-cell>
        </table:table-row>
      </table:table>
      <table:table table:name="Sheet4" table:style-name="ta1">
        <table:table-column table:style-name="co13" table:default-cell-style-name="Default"/>
        <table:table-column table:style-name="co14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Mem Size (MB)</text:p>
          </table:table-cell>
          <table:table-cell office:value-type="string" calcext:value-type="string">
            <text:p>Fragmentation benchmark;Average (us);Low 95th (us);High 95th (us);Std dev (us)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3BitmapAllocatorFirstFit</text:p>
          </table:table-cell>
          <table:table-cell office:value-type="float" office:value="0.021022931" calcext:value-type="float">
            <text:p>0.021022931</text:p>
          </table:table-cell>
          <table:table-cell office:value-type="float" office:value="0.030819931" calcext:value-type="float">
            <text:p>0.030819931</text:p>
          </table:table-cell>
          <table:table-cell office:value-type="float" office:value="0.015496538" calcext:value-type="float">
            <text:p>0.015496538</text:p>
          </table:table-cell>
          <table:table-cell office:value-type="float" office:value="0.0048407003" calcext:value-type="float">
            <text:p>0.00484070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2BitmapAllocatorNextFit</text:p>
          </table:table-cell>
          <table:table-cell office:value-type="float" office:value="0.074954239" calcext:value-type="float">
            <text:p>0.074954239</text:p>
          </table:table-cell>
          <table:table-cell office:value-type="float" office:value="0.15413403" calcext:value-type="float">
            <text:p>0.15413403</text:p>
          </table:table-cell>
          <table:table-cell office:value-type="float" office:value="0.029055505" calcext:value-type="float">
            <text:p>0.029055505</text:p>
          </table:table-cell>
          <table:table-cell office:value-type="float" office:value="0.040328927" calcext:value-type="float">
            <text:p>0.0403289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2BitmapAllocatorBestFit</text:p>
          </table:table-cell>
          <table:table-cell office:value-type="float" office:value="0.021022931" calcext:value-type="float">
            <text:p>0.021022931</text:p>
          </table:table-cell>
          <table:table-cell office:value-type="float" office:value="0.030819931" calcext:value-type="float">
            <text:p>0.030819931</text:p>
          </table:table-cell>
          <table:table-cell office:value-type="float" office:value="0.015496538" calcext:value-type="float">
            <text:p>0.015496538</text:p>
          </table:table-cell>
          <table:table-cell office:value-type="float" office:value="0.0048407003" calcext:value-type="float">
            <text:p>0.00484070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3BitmapAllocatorWorstFit</text:p>
          </table:table-cell>
          <table:table-cell office:value-type="float" office:value="0.28266395" calcext:value-type="float">
            <text:p>0.28266395</text:p>
          </table:table-cell>
          <table:table-cell office:value-type="float" office:value="0.44675602" calcext:value-type="float">
            <text:p>0.44675602</text:p>
          </table:table-cell>
          <table:table-cell office:value-type="float" office:value="0.094051868" calcext:value-type="float">
            <text:p>0.094051868</text:p>
          </table:table-cell>
          <table:table-cell office:value-type="float" office:value="0.11654075" calcext:value-type="float">
            <text:p>0.116540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4BuddyAllocator</text:p>
          </table:table-cell>
          <table:table-cell office:value-type="float" office:value="0.028746002" calcext:value-type="float">
            <text:p>0.028746002</text:p>
          </table:table-cell>
          <table:table-cell office:value-type="float" office:value="0.046120105" calcext:value-type="float">
            <text:p>0.046120105</text:p>
          </table:table-cell>
          <table:table-cell office:value-type="float" office:value="0.019475689" calcext:value-type="float">
            <text:p>0.019475689</text:p>
          </table:table-cell>
          <table:table-cell office:value-type="float" office:value="0.0089093361" calcext:value-type="float">
            <text:p>0.00890933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7LinkedListAllocatorFirstFit</text:p>
          </table:table-cell>
          <table:table-cell office:value-type="float" office:value="0.021001321" calcext:value-type="float">
            <text:p>0.021001321</text:p>
          </table:table-cell>
          <table:table-cell office:value-type="float" office:value="0.030807028" calcext:value-type="float">
            <text:p>0.030807028</text:p>
          </table:table-cell>
          <table:table-cell office:value-type="float" office:value="0.015471192" calcext:value-type="float">
            <text:p>0.015471192</text:p>
          </table:table-cell>
          <table:table-cell office:value-type="float" office:value="0.0048452638" calcext:value-type="float">
            <text:p>0.00484526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6LinkedListAllocatorNextFit</text:p>
          </table:table-cell>
          <table:table-cell office:value-type="float" office:value="0.075061484" calcext:value-type="float">
            <text:p>0.075061484</text:p>
          </table:table-cell>
          <table:table-cell office:value-type="float" office:value="0.15412282" calcext:value-type="float">
            <text:p>0.15412282</text:p>
          </table:table-cell>
          <table:table-cell office:value-type="float" office:value="0.029141727" calcext:value-type="float">
            <text:p>0.029141727</text:p>
          </table:table-cell>
          <table:table-cell office:value-type="float" office:value="0.040377794" calcext:value-type="float">
            <text:p>0.0403777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6LinkedListAllocatorBestFit</text:p>
          </table:table-cell>
          <table:table-cell office:value-type="float" office:value="0.024498175" calcext:value-type="float">
            <text:p>0.024498175</text:p>
          </table:table-cell>
          <table:table-cell office:value-type="float" office:value="0.038426127" calcext:value-type="float">
            <text:p>0.038426127</text:p>
          </table:table-cell>
          <table:table-cell office:value-type="float" office:value="0.017063086" calcext:value-type="float">
            <text:p>0.017063086</text:p>
          </table:table-cell>
          <table:table-cell office:value-type="float" office:value="0.0069031725" calcext:value-type="float">
            <text:p>0.00690317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7LinkedListAllocatorWorstFit</text:p>
          </table:table-cell>
          <table:table-cell office:value-type="float" office:value="0.28118877" calcext:value-type="float">
            <text:p>0.28118877</text:p>
          </table:table-cell>
          <table:table-cell office:value-type="float" office:value="0.44871628" calcext:value-type="float">
            <text:p>0.44871628</text:p>
          </table:table-cell>
          <table:table-cell office:value-type="float" office:value="0.09403139" calcext:value-type="float">
            <text:p>0.09403139</text:p>
          </table:table-cell>
          <table:table-cell office:value-type="float" office:value="0.11595904" calcext:value-type="float">
            <text:p>0.115959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2BSTAllocator</text:p>
          </table:table-cell>
          <table:table-cell office:value-type="float" office:value="0.021001321" calcext:value-type="float">
            <text:p>0.021001321</text:p>
          </table:table-cell>
          <table:table-cell office:value-type="float" office:value="0.030807028" calcext:value-type="float">
            <text:p>0.030807028</text:p>
          </table:table-cell>
          <table:table-cell office:value-type="float" office:value="0.015471192" calcext:value-type="float">
            <text:p>0.015471192</text:p>
          </table:table-cell>
          <table:table-cell office:value-type="float" office:value="0.0048452638" calcext:value-type="float">
            <text:p>0.00484526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3BBSTAllocator</text:p>
          </table:table-cell>
          <table:table-cell office:value-type="float" office:value="0.021001328" calcext:value-type="float">
            <text:p>0.021001328</text:p>
          </table:table-cell>
          <table:table-cell office:value-type="float" office:value="0.030807028" calcext:value-type="float">
            <text:p>0.030807028</text:p>
          </table:table-cell>
          <table:table-cell office:value-type="float" office:value="0.015471192" calcext:value-type="float">
            <text:p>0.015471192</text:p>
          </table:table-cell>
          <table:table-cell office:value-type="float" office:value="0.0048452835" calcext:value-type="float">
            <text:p>0.00484528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7DualBBSTAllocator</text:p>
          </table:table-cell>
          <table:table-cell office:value-type="float" office:value="0.021001328" calcext:value-type="float">
            <text:p>0.021001328</text:p>
          </table:table-cell>
          <table:table-cell office:value-type="float" office:value="0.030807028" calcext:value-type="float">
            <text:p>0.030807028</text:p>
          </table:table-cell>
          <table:table-cell office:value-type="float" office:value="0.015471192" calcext:value-type="float">
            <text:p>0.015471192</text:p>
          </table:table-cell>
          <table:table-cell office:value-type="float" office:value="0.0048452835" calcext:value-type="float">
            <text:p>0.00484528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3BitmapAllocatorFirstFit</text:p>
          </table:table-cell>
          <table:table-cell office:value-type="float" office:value="0.0051135992" calcext:value-type="float">
            <text:p>0.0051135992</text:p>
          </table:table-cell>
          <table:table-cell office:value-type="float" office:value="0.0073583982" calcext:value-type="float">
            <text:p>0.0073583982</text:p>
          </table:table-cell>
          <table:table-cell office:value-type="float" office:value="0.0037990542" calcext:value-type="float">
            <text:p>0.0037990542</text:p>
          </table:table-cell>
          <table:table-cell office:value-type="float" office:value="0.0011276998" calcext:value-type="float">
            <text:p>0.00112769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2BitmapAllocatorNextFit</text:p>
          </table:table-cell>
          <table:table-cell office:value-type="float" office:value="0.018211148" calcext:value-type="float">
            <text:p>0.018211148</text:p>
          </table:table-cell>
          <table:table-cell office:value-type="float" office:value="0.03698395" calcext:value-type="float">
            <text:p>0.03698395</text:p>
          </table:table-cell>
          <table:table-cell office:value-type="float" office:value="0.0071608465" calcext:value-type="float">
            <text:p>0.0071608465</text:p>
          </table:table-cell>
          <table:table-cell office:value-type="float" office:value="0.0096696043" calcext:value-type="float">
            <text:p>0.00966960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2BitmapAllocatorBestFit</text:p>
          </table:table-cell>
          <table:table-cell office:value-type="float" office:value="0.0051135992" calcext:value-type="float">
            <text:p>0.0051135992</text:p>
          </table:table-cell>
          <table:table-cell office:value-type="float" office:value="0.0073583982" calcext:value-type="float">
            <text:p>0.0073583982</text:p>
          </table:table-cell>
          <table:table-cell office:value-type="float" office:value="0.0037990542" calcext:value-type="float">
            <text:p>0.0037990542</text:p>
          </table:table-cell>
          <table:table-cell office:value-type="float" office:value="0.0011276998" calcext:value-type="float">
            <text:p>0.00112769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3BitmapAllocatorWorstFit</text:p>
          </table:table-cell>
          <table:table-cell office:value-type="float" office:value="0.080000657" calcext:value-type="float">
            <text:p>0.080000657</text:p>
          </table:table-cell>
          <table:table-cell office:value-type="float" office:value="0.13509737" calcext:value-type="float">
            <text:p>0.13509737</text:p>
          </table:table-cell>
          <table:table-cell office:value-type="float" office:value="0.023584357" calcext:value-type="float">
            <text:p>0.023584357</text:p>
          </table:table-cell>
          <table:table-cell office:value-type="float" office:value="0.037234852" calcext:value-type="float">
            <text:p>0.0372348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4BuddyAllocator</text:p>
          </table:table-cell>
          <table:table-cell office:value-type="float" office:value="0.0069238659" calcext:value-type="float">
            <text:p>0.0069238659</text:p>
          </table:table-cell>
          <table:table-cell office:value-type="float" office:value="0.01087585" calcext:value-type="float">
            <text:p>0.01087585</text:p>
          </table:table-cell>
          <table:table-cell office:value-type="float" office:value="0.0047753382" calcext:value-type="float">
            <text:p>0.0047753382</text:p>
          </table:table-cell>
          <table:table-cell office:value-type="float" office:value="0.0020507678" calcext:value-type="float">
            <text:p>0.00205076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7LinkedListAllocatorFirstFit</text:p>
          </table:table-cell>
          <table:table-cell office:value-type="float" office:value="0.0051090817" calcext:value-type="float">
            <text:p>0.0051090817</text:p>
          </table:table-cell>
          <table:table-cell office:value-type="float" office:value="0.0073613204" calcext:value-type="float">
            <text:p>0.0073613204</text:p>
          </table:table-cell>
          <table:table-cell office:value-type="float" office:value="0.0037922875" calcext:value-type="float">
            <text:p>0.0037922875</text:p>
          </table:table-cell>
          <table:table-cell office:value-type="float" office:value="0.0011287595" calcext:value-type="float">
            <text:p>0.00112875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6LinkedListAllocatorNextFit</text:p>
          </table:table-cell>
          <table:table-cell office:value-type="float" office:value="0.018239064" calcext:value-type="float">
            <text:p>0.018239064</text:p>
          </table:table-cell>
          <table:table-cell office:value-type="float" office:value="0.037015713" calcext:value-type="float">
            <text:p>0.037015713</text:p>
          </table:table-cell>
          <table:table-cell office:value-type="float" office:value="0.0071740422" calcext:value-type="float">
            <text:p>0.0071740422</text:p>
          </table:table-cell>
          <table:table-cell office:value-type="float" office:value="0.0096821933" calcext:value-type="float">
            <text:p>0.00968219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6LinkedListAllocatorBestFit</text:p>
          </table:table-cell>
          <table:table-cell office:value-type="float" office:value="0.0059514167" calcext:value-type="float">
            <text:p>0.0059514167</text:p>
          </table:table-cell>
          <table:table-cell office:value-type="float" office:value="0.0091747595" calcext:value-type="float">
            <text:p>0.0091747595</text:p>
          </table:table-cell>
          <table:table-cell office:value-type="float" office:value="0.0041924496" calcext:value-type="float">
            <text:p>0.0041924496</text:p>
          </table:table-cell>
          <table:table-cell office:value-type="float" office:value="0.0016140665" calcext:value-type="float">
            <text:p>0.00161406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7LinkedListAllocatorWorstFit</text:p>
          </table:table-cell>
          <table:table-cell office:value-type="float" office:value="0.079999122" calcext:value-type="float">
            <text:p>0.079999122</text:p>
          </table:table-cell>
          <table:table-cell office:value-type="float" office:value="0.13508911" calcext:value-type="float">
            <text:p>0.13508911</text:p>
          </table:table-cell>
          <table:table-cell office:value-type="float" office:value="0.023582547" calcext:value-type="float">
            <text:p>0.023582547</text:p>
          </table:table-cell>
          <table:table-cell office:value-type="float" office:value="0.037233433" calcext:value-type="float">
            <text:p>0.0372334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2BSTAllocator</text:p>
          </table:table-cell>
          <table:table-cell office:value-type="float" office:value="0.0051090817" calcext:value-type="float">
            <text:p>0.0051090817</text:p>
          </table:table-cell>
          <table:table-cell office:value-type="float" office:value="0.0073613204" calcext:value-type="float">
            <text:p>0.0073613204</text:p>
          </table:table-cell>
          <table:table-cell office:value-type="float" office:value="0.0037922875" calcext:value-type="float">
            <text:p>0.0037922875</text:p>
          </table:table-cell>
          <table:table-cell office:value-type="float" office:value="0.0011287595" calcext:value-type="float">
            <text:p>0.00112875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3BBSTAllocator</text:p>
          </table:table-cell>
          <table:table-cell office:value-type="float" office:value="0.0051090833" calcext:value-type="float">
            <text:p>0.0051090833</text:p>
          </table:table-cell>
          <table:table-cell office:value-type="float" office:value="0.0073613204" calcext:value-type="float">
            <text:p>0.0073613204</text:p>
          </table:table-cell>
          <table:table-cell office:value-type="float" office:value="0.0037922875" calcext:value-type="float">
            <text:p>0.0037922875</text:p>
          </table:table-cell>
          <table:table-cell office:value-type="float" office:value="0.0011287637" calcext:value-type="float">
            <text:p>0.00112876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7DualBBSTAllocator</text:p>
          </table:table-cell>
          <table:table-cell office:value-type="float" office:value="0.0051090833" calcext:value-type="float">
            <text:p>0.0051090833</text:p>
          </table:table-cell>
          <table:table-cell office:value-type="float" office:value="0.0073613204" calcext:value-type="float">
            <text:p>0.0073613204</text:p>
          </table:table-cell>
          <table:table-cell office:value-type="float" office:value="0.0037922875" calcext:value-type="float">
            <text:p>0.0037922875</text:p>
          </table:table-cell>
          <table:table-cell office:value-type="float" office:value="0.0011287637" calcext:value-type="float">
            <text:p>0.0011287637</text:p>
          </table:table-cell>
        </table:table-row>
      </table:table>
      <table:named-expressions/>
      <table:database-ranges>
        <table:database-range table:name="__Anonymous_Sheet_DB__0" table:target-range-address="Sheet1.B15:Sheet1.F55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Final data'.A1:'Final data'.G433" table:display-filter-buttons="true">
          <table:filter>
            <table:filter-and>
              <table:filter-condition table:data-type="number" table:value="128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23:16:52.441254749</meta:creation-date>
    <meta:editing-duration>P5DT22H5M39S</meta:editing-duration>
    <meta:editing-cycles>17</meta:editing-cycles>
    <meta:generator>LibreOffice/7.4.5.1$Linux_X86_64 LibreOffice_project/40$Build-1</meta:generator>
    <dc:date>2023-02-27T00:54:48.557297164</dc:date>
    <meta:document-statistic meta:table-count="4" meta:cell-count="3775" meta:object-count="0"/>
  </office:meta>
</office:document-meta>
</file>